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e0e0ff" draw:shadow="hidden"/>
    </style:style>
    <style:style style:name="gr2" style:family="graphic" style:parent-style-name="standard">
      <style:graphic-properties draw:stroke="none" draw:fill="none" draw:textarea-vertical-align="top" fo:min-height="4.418cm" fo:min-width="2.54cm" fo:padding-top="0.141cm" fo:padding-bottom="0.141cm" fo:padding-left="0.141cm" fo:padding-right="0.141cm"/>
      <style:paragraph-properties style:writing-mode="lr-tb"/>
    </style:style>
    <style:style style:name="gr3" style:family="graphic" style:parent-style-name="standard">
      <style:graphic-properties draw:stroke="none" draw:fill="solid" draw:fill-color="#e0ffe0" draw:shadow="hidden"/>
    </style:style>
    <style:style style:name="gr4" style:family="graphic" style:parent-style-name="standard">
      <style:graphic-properties draw:stroke="none" draw:fill="none" draw:textarea-vertical-align="top" fo:min-height="7.368cm" fo:min-width="2.54cm" fo:padding-top="0.141cm" fo:padding-bottom="0.141cm" fo:padding-left="0.141cm" fo:padding-right="0.141cm"/>
      <style:paragraph-properties style:writing-mode="lr-tb"/>
    </style:style>
    <style:style style:name="gr5" style:family="graphic" style:parent-style-name="standard">
      <style:graphic-properties draw:stroke="solid" svg:stroke-width="0.009cm" svg:stroke-color="#000000" svg:stroke-opacity="100%" draw:stroke-linejoin="round" svg:stroke-linecap="round" draw:fill="none" fo:padding-top="0.129cm" fo:padding-bottom="0.129cm" fo:padding-left="0.254cm" fo:padding-right="0.254cm"/>
    </style:style>
    <style:style style:name="gr6" style:family="graphic" style:parent-style-name="standard">
      <style:graphic-properties draw:stroke="none" draw:fill="none" draw:textarea-vertical-align="middle" fo:min-height="0.466cm" fo:min-width="2.54cm" fo:padding-top="0.141cm" fo:padding-bottom="0.141cm" fo:padding-left="0.141cm" fo:padding-right="0.141cm"/>
      <style:paragraph-properties style:writing-mode="lr-tb"/>
    </style:style>
    <style:style style:name="gr7" style:family="graphic" style:parent-style-name="standard">
      <style:graphic-properties draw:stroke="none" draw:fill="solid" draw:fill-color="#ffe0a6" draw:shadow="hidden"/>
    </style:style>
    <style:style style:name="gr8" style:family="graphic" style:parent-style-name="standard">
      <style:graphic-properties draw:stroke="none" draw:fill="none" draw:textarea-vertical-align="top" fo:min-height="4.868cm" fo:min-width="2.54cm" fo:padding-top="0.141cm" fo:padding-bottom="0.141cm" fo:padding-left="0.141cm" fo:padding-right="0.141cm"/>
      <style:paragraph-properties style:writing-mode="lr-tb"/>
    </style:style>
    <style:style style:name="gr9" style:family="graphic" style:parent-style-name="standard">
      <style:graphic-properties draw:stroke="none" draw:fill="solid" draw:fill-color="#ffe0e0" draw:shadow="hidden"/>
    </style:style>
    <style:style style:name="gr10" style:family="graphic" style:parent-style-name="standard">
      <style:graphic-properties draw:stroke="none" draw:fill="none" draw:textarea-vertical-align="top" fo:min-height="9.568cm" fo:min-width="2.54cm" fo:padding-top="0.141cm" fo:padding-bottom="0.141cm" fo:padding-left="0.141cm" fo:padding-right="0.141cm"/>
      <style:paragraph-properties style:writing-mode="lr-tb"/>
    </style:style>
    <style:style style:name="gr11" style:family="graphic" style:parent-style-name="standard">
      <style:graphic-properties draw:stroke="dash" draw:stroke-dash="Dash_5f_0" svg:stroke-width="0.009cm" svg:stroke-color="#000000" svg:stroke-opacity="100%" draw:stroke-linejoin="round" svg:stroke-linecap="round" draw:fill="none" fo:padding-top="0.129cm" fo:padding-bottom="0.129cm" fo:padding-left="0.254cm" fo:padding-right="0.254cm"/>
    </style:style>
    <style:style style:name="gr12" style:family="graphic" style:parent-style-name="standard">
      <style:graphic-properties draw:stroke="none" draw:fill="gradient" draw:fill-gradient-name="Gradient_5f_0" draw:opacity-name="Transparency_5f_0" draw:shadow="hidden"/>
    </style:style>
    <style:style style:name="gr13" style:family="graphic" style:parent-style-name="standard">
      <style:graphic-properties draw:stroke="solid" svg:stroke-width="0.025cm" svg:stroke-color="#000000" svg:stroke-opacity="0%" draw:stroke-linejoin="round" svg:stroke-linecap="round" draw:fill="none" fo:padding-top="0.137cm" fo:padding-bottom="0.137cm" fo:padding-left="0.262cm" fo:padding-right="0.262cm"/>
    </style:style>
    <style:style style:name="gr14" style:family="graphic" style:parent-style-name="standard">
      <style:graphic-properties draw:stroke="none" draw:fill="gradient" draw:fill-gradient-name="Gradient_5f_1" draw:shadow="hidden"/>
    </style:style>
    <style:style style:name="gr15" style:family="graphic" style:parent-style-name="standard">
      <style:graphic-properties draw:stroke="none" draw:fill="gradient" draw:fill-gradient-name="Gradient_5f_2" draw:shadow="hidden"/>
    </style:style>
    <style:style style:name="gr16" style:family="graphic" style:parent-style-name="standard">
      <style:graphic-properties draw:stroke="none" draw:fill="gradient" draw:fill-gradient-name="Gradient_5f_3" draw:shadow="hidden"/>
    </style:style>
    <style:style style:name="gr17" style:family="graphic" style:parent-style-name="standard">
      <style:graphic-properties draw:stroke="solid" svg:stroke-width="0.025cm" svg:stroke-color="#e7e4cd" svg:stroke-opacity="100%" draw:stroke-linejoin="round" svg:stroke-linecap="round" draw:fill="none" fo:padding-top="0.137cm" fo:padding-bottom="0.137cm" fo:padding-left="0.262cm" fo:padding-right="0.262cm"/>
    </style:style>
    <style:style style:name="gr18" style:family="graphic" style:parent-style-name="standard">
      <style:graphic-properties draw:stroke="solid" svg:stroke-width="0.053cm" svg:stroke-color="#000000" svg:stroke-opacity="100%" draw:stroke-linejoin="round" svg:stroke-linecap="round" draw:fill="none" fo:padding-top="0.151cm" fo:padding-bottom="0.151cm" fo:padding-left="0.276cm" fo:padding-right="0.276cm"/>
    </style:style>
    <style:style style:name="gr19" style:family="graphic" style:parent-style-name="standard">
      <style:graphic-properties draw:stroke="none" draw:fill="none" draw:textarea-vertical-align="middle" fo:min-height="1.397cm" fo:min-width="2.54cm" fo:padding-top="0.141cm" fo:padding-bottom="0.141cm" fo:padding-left="0.141cm" fo:padding-right="0.141cm"/>
      <style:paragraph-properties style:writing-mode="lr-tb"/>
    </style:style>
    <style:style style:name="gr20" style:family="graphic" style:parent-style-name="standard">
      <style:graphic-properties draw:stroke="none" draw:fill="solid" draw:fill-color="#ff00ff" draw:opacity="0%" draw:shadow="hidden"/>
    </style:style>
    <style:style style:name="gr21" style:family="graphic" style:parent-style-name="standard">
      <style:graphic-properties draw:stroke="none" draw:fill="gradient" draw:fill-gradient-name="Gradient_5f_4" draw:shadow="hidden"/>
    </style:style>
    <style:style style:name="gr22" style:family="graphic" style:parent-style-name="standard">
      <style:graphic-properties draw:stroke="solid" svg:stroke-width="0.025cm" svg:stroke-color="#ffffff" svg:stroke-opacity="100%" draw:stroke-linejoin="round" svg:stroke-linecap="round" draw:fill="none" fo:padding-top="0.137cm" fo:padding-bottom="0.137cm" fo:padding-left="0.262cm" fo:padding-right="0.262cm"/>
    </style:style>
    <style:style style:name="gr23" style:family="graphic" style:parent-style-name="standard">
      <style:graphic-properties draw:stroke="none" draw:fill="gradient" draw:fill-gradient-name="Gradient_5f_5" draw:shadow="hidden"/>
    </style:style>
    <style:style style:name="gr24" style:family="graphic" style:parent-style-name="standard">
      <style:graphic-properties draw:stroke="none" draw:fill="gradient" draw:fill-gradient-name="Gradient_5f_6" draw:shadow="hidden"/>
    </style:style>
    <style:style style:name="gr25" style:family="graphic" style:parent-style-name="standard">
      <style:graphic-properties draw:stroke="solid" svg:stroke-width="0.025cm" svg:stroke-color="#000000" svg:stroke-opacity="100%" draw:stroke-linejoin="round" svg:stroke-linecap="round" draw:fill="none" fo:padding-top="0.137cm" fo:padding-bottom="0.137cm" fo:padding-left="0.262cm" fo:padding-right="0.262cm"/>
    </style:style>
    <style:style style:name="gr26" style:family="graphic" style:parent-style-name="standard">
      <style:graphic-properties draw:stroke="none" draw:fill="gradient" draw:fill-gradient-name="Gradient_5f_7" draw:shadow="hidden"/>
    </style:style>
    <style:style style:name="gr27" style:family="graphic" style:parent-style-name="standard">
      <style:graphic-properties draw:stroke="solid" svg:stroke-width="0.004cm" svg:stroke-color="#000000" svg:stroke-opacity="100%" draw:stroke-linejoin="round" svg:stroke-linecap="round" draw:fill="none" fo:padding-top="0.127cm" fo:padding-bottom="0.127cm" fo:padding-left="0.252cm" fo:padding-right="0.252cm"/>
    </style:style>
    <style:style style:name="gr28" style:family="graphic" style:parent-style-name="standard">
      <style:graphic-properties draw:stroke="none" draw:fill="gradient" draw:fill-gradient-name="Gradient_5f_8" draw:shadow="hidden"/>
    </style:style>
    <style:style style:name="gr29" style:family="graphic" style:parent-style-name="standard">
      <style:graphic-properties draw:stroke="none" draw:fill="gradient" draw:fill-gradient-name="Gradient_5f_9" draw:shadow="hidden"/>
    </style:style>
    <style:style style:name="gr30" style:family="graphic" style:parent-style-name="standard">
      <style:graphic-properties draw:stroke="solid" svg:stroke-width="0.013cm" svg:stroke-color="#ffffff" svg:stroke-opacity="100%" draw:stroke-linejoin="round" svg:stroke-linecap="round" draw:fill="none" fo:padding-top="0.131cm" fo:padding-bottom="0.131cm" fo:padding-left="0.256cm" fo:padding-right="0.256cm"/>
    </style:style>
    <style:style style:name="gr31" style:family="graphic" style:parent-style-name="standard">
      <style:graphic-properties draw:stroke="none" draw:fill="gradient" draw:fill-gradient-name="Gradient_5f_10" draw:shadow="hidden"/>
    </style:style>
    <style:style style:name="gr32" style:family="graphic" style:parent-style-name="standard">
      <style:graphic-properties draw:stroke="solid" svg:stroke-width="0.013cm" svg:stroke-color="#a78450" svg:stroke-opacity="100%" draw:stroke-linejoin="round" svg:stroke-linecap="round" draw:fill="none" fo:padding-top="0.131cm" fo:padding-bottom="0.131cm" fo:padding-left="0.256cm" fo:padding-right="0.256cm"/>
    </style:style>
    <style:style style:name="gr33" style:family="graphic" style:parent-style-name="standard">
      <style:graphic-properties draw:stroke="none" draw:fill="gradient" draw:fill-gradient-name="Gradient_5f_11" draw:shadow="hidden"/>
    </style:style>
    <style:style style:name="gr34" style:family="graphic" style:parent-style-name="standard">
      <style:graphic-properties draw:stroke="none" draw:fill="gradient" draw:fill-gradient-name="Gradient_5f_12" draw:shadow="hidden"/>
    </style:style>
    <style:style style:name="gr35" style:family="graphic" style:parent-style-name="standard">
      <style:graphic-properties draw:stroke="solid" svg:stroke-width="0.013cm" svg:stroke-color="#000000" svg:stroke-opacity="100%" draw:stroke-linejoin="round" svg:stroke-linecap="round" draw:fill="none" fo:padding-top="0.131cm" fo:padding-bottom="0.131cm" fo:padding-left="0.256cm" fo:padding-right="0.256cm"/>
    </style:style>
    <style:style style:name="gr36" style:family="graphic" style:parent-style-name="standard">
      <style:graphic-properties draw:stroke="solid" svg:stroke-width="0.021cm" svg:stroke-color="#000000" svg:stroke-opacity="100%" draw:stroke-linejoin="round" svg:stroke-linecap="round" draw:fill="none" fo:padding-top="0.135cm" fo:padding-bottom="0.135cm" fo:padding-left="0.26cm" fo:padding-right="0.26cm"/>
    </style:style>
    <style:style style:name="gr37" style:family="graphic" style:parent-style-name="standard">
      <style:graphic-properties draw:stroke="none" draw:fill="solid" draw:fill-color="#000000" draw:shadow="hidden"/>
    </style:style>
    <style:style style:name="gr38" style:family="graphic" style:parent-style-name="standard">
      <style:graphic-properties draw:stroke="none" draw:fill="gradient" draw:fill-gradient-name="Gradient_5f_13" draw:shadow="hidden"/>
    </style:style>
    <style:style style:name="gr39" style:family="graphic" style:parent-style-name="standard">
      <style:graphic-properties draw:stroke="solid" svg:stroke-width="0.004cm" svg:stroke-color="#ffffff" svg:stroke-opacity="100%" draw:stroke-linejoin="round" svg:stroke-linecap="round" draw:fill="none" fo:padding-top="0.127cm" fo:padding-bottom="0.127cm" fo:padding-left="0.252cm" fo:padding-right="0.252cm"/>
    </style:style>
    <style:style style:name="gr40" style:family="graphic" style:parent-style-name="standard">
      <style:graphic-properties draw:stroke="none" draw:fill="gradient" draw:fill-gradient-name="Gradient_5f_14" draw:opacity-name="Transparency_5f_1" draw:shadow="hidden"/>
    </style:style>
    <style:style style:name="gr41" style:family="graphic" style:parent-style-name="standard">
      <style:graphic-properties draw:stroke="none" draw:fill="none" draw:textarea-vertical-align="middle" fo:min-height="0.932cm" fo:min-width="2.54cm" fo:padding-top="0.141cm" fo:padding-bottom="0.141cm" fo:padding-left="0.141cm" fo:padding-right="0.141cm"/>
      <style:paragraph-properties style:writing-mode="lr-tb"/>
    </style:style>
    <style:style style:name="gr42" style:family="graphic" style:parent-style-name="standard">
      <style:graphic-properties draw:stroke="none" draw:fill="gradient" draw:fill-gradient-name="Gradient_5f_14" draw:shadow="hidden"/>
    </style:style>
    <style:style style:name="gr43" style:family="graphic" style:parent-style-name="standard">
      <style:graphic-properties draw:stroke="none" draw:fill="none" draw:textarea-vertical-align="middle" fo:min-height="0.23cm" fo:min-width="2.54cm" fo:padding-top="0.141cm" fo:padding-bottom="0.141cm" fo:padding-left="0.141cm" fo:padding-right="0.141cm"/>
      <style:paragraph-properties style:writing-mode="lr-tb"/>
    </style:style>
    <style:style style:name="gr44" style:family="graphic" style:parent-style-name="standard">
      <style:graphic-properties draw:stroke="solid" svg:stroke-width="0.035cm" svg:stroke-color="#404040" svg:stroke-opacity="100%" draw:stroke-linejoin="round" svg:stroke-linecap="round" draw:fill="none" fo:padding-top="0.142cm" fo:padding-bottom="0.142cm" fo:padding-left="0.267cm" fo:padding-right="0.267cm"/>
    </style:style>
    <style:style style:name="gr45" style:family="graphic" style:parent-style-name="standard">
      <style:graphic-properties draw:stroke="none" draw:fill="none" draw:textarea-vertical-align="middle" fo:min-height="0.84cm" fo:min-width="2.54cm" fo:padding-top="0cm" fo:padding-bottom="0cm" fo:padding-left="0cm" fo:padding-right="0cm"/>
      <style:paragraph-properties style:writing-mode="lr-tb"/>
    </style:style>
    <style:style style:name="gr46" style:family="graphic" style:parent-style-name="standard">
      <style:graphic-properties draw:stroke="none" draw:fill="gradient" draw:fill-gradient-name="Gradient_5f_0" draw:shadow="hidden"/>
    </style:style>
    <style:style style:name="gr47" style:family="graphic" style:parent-style-name="standard">
      <style:graphic-properties draw:stroke="none" draw:fill="solid" draw:fill-color="#ffc0c0" draw:shadow="hidden"/>
    </style:style>
    <style:style style:name="gr48" style:family="graphic" style:parent-style-name="standard">
      <style:graphic-properties draw:stroke="none" draw:fill="none" draw:textarea-vertical-align="middle" fo:min-height="1.64cm" fo:min-width="2.54cm" fo:padding-top="0cm" fo:padding-bottom="0cm" fo:padding-left="0cm" fo:padding-right="0cm"/>
      <style:paragraph-properties style:writing-mode="lr-tb"/>
    </style:style>
    <style:style style:name="gr49" style:family="graphic" style:parent-style-name="standard">
      <style:graphic-properties draw:stroke="none" draw:fill="gradient" draw:fill-gradient-name="Gradient_5f_15" draw:shadow="hidden"/>
    </style:style>
    <style:style style:name="gr50" style:family="graphic" style:parent-style-name="standard">
      <style:graphic-properties draw:stroke="none" draw:fill="gradient" draw:fill-gradient-name="Gradient_5f_16" draw:shadow="hidden"/>
    </style:style>
    <style:style style:name="gr51" style:family="graphic" style:parent-style-name="standard">
      <style:graphic-properties draw:stroke="none" draw:fill="solid" draw:fill-color="#ffffff" draw:shadow="hidden"/>
    </style:style>
    <style:style style:name="gr52" style:family="graphic" style:parent-style-name="standard">
      <style:graphic-properties draw:stroke="none" draw:fill="solid" draw:fill-color="#969696" draw:shadow="hidden"/>
    </style:style>
    <style:style style:name="gr53" style:family="graphic" style:parent-style-name="standard">
      <style:graphic-properties draw:stroke="none" draw:fill="solid" draw:fill-color="#808080" draw:shadow="hidden"/>
    </style:style>
    <style:style style:name="gr54" style:family="graphic" style:parent-style-name="standard">
      <style:graphic-properties draw:stroke="solid" svg:stroke-width="0.013cm" svg:stroke-color="#808080" svg:stroke-opacity="100%" draw:stroke-linejoin="round" svg:stroke-linecap="round" draw:fill="none" fo:padding-top="0.131cm" fo:padding-bottom="0.131cm" fo:padding-left="0.256cm" fo:padding-right="0.256cm"/>
    </style:style>
    <style:style style:name="gr55" style:family="graphic" style:parent-style-name="standard">
      <style:graphic-properties draw:stroke="none" draw:fill="solid" draw:fill-color="#b3b3b3" draw:opacity="60%" draw:shadow="hidden"/>
    </style:style>
    <style:style style:name="gr56" style:family="graphic" style:parent-style-name="standard">
      <style:graphic-properties draw:stroke="solid" svg:stroke-width="0.008cm" svg:stroke-color="#000000" svg:stroke-opacity="100%" draw:stroke-linejoin="round" svg:stroke-linecap="round" draw:fill="none" fo:padding-top="0.129cm" fo:padding-bottom="0.129cm" fo:padding-left="0.254cm" fo:padding-right="0.254cm"/>
    </style:style>
    <style:style style:name="gr57" style:family="graphic" style:parent-style-name="standard">
      <style:graphic-properties draw:stroke="none" draw:fill="gradient" draw:fill-gradient-name="Gradient_5f_17" draw:shadow="hidden"/>
    </style:style>
    <style:style style:name="gr58" style:family="graphic" style:parent-style-name="standard">
      <style:graphic-properties draw:stroke="none" draw:fill="gradient" draw:fill-gradient-name="Gradient_5f_18" draw:shadow="hidden"/>
    </style:style>
    <style:style style:name="gr59" style:family="graphic" style:parent-style-name="standard">
      <style:graphic-properties draw:stroke="none" draw:fill="none" draw:textarea-vertical-align="middle" fo:min-height="1.399cm" fo:min-width="2.54cm" fo:padding-top="0.141cm" fo:padding-bottom="0.141cm" fo:padding-left="0.141cm" fo:padding-right="0.141cm"/>
      <style:paragraph-properties style:writing-mode="lr-tb"/>
    </style:style>
    <style:style style:name="P1" style:family="paragraph">
      <loext:graphic-properties draw:fill="solid" draw:fill-color="#e0e0ff"/>
    </style:style>
    <style:style style:name="P2" style:family="paragraph">
      <style:paragraph-properties fo:margin-left="0cm" fo:margin-right="0cm" fo:margin-top="0cm" fo:margin-bottom="0cm" fo:line-height="120%" fo:text-align="start" fo:text-indent="0cm"/>
    </style:style>
    <style:style style:name="P3" style:family="paragraph">
      <loext:graphic-properties draw:fill="none"/>
    </style:style>
    <style:style style:name="P4" style:family="paragraph">
      <loext:graphic-properties draw:fill="solid" draw:fill-color="#e0ffe0"/>
    </style:style>
    <style:style style:name="P5" style:family="paragraph">
      <style:paragraph-properties fo:margin-left="0cm" fo:margin-right="0cm" fo:margin-top="0cm" fo:margin-bottom="0cm" fo:line-height="120%" fo:text-align="center" fo:text-indent="0cm"/>
    </style:style>
    <style:style style:name="P6" style:family="paragraph">
      <loext:graphic-properties draw:fill="solid" draw:fill-color="#ffe0a6"/>
    </style:style>
    <style:style style:name="P7" style:family="paragraph">
      <loext:graphic-properties draw:fill="solid" draw:fill-color="#ffe0e0"/>
    </style:style>
    <style:style style:name="P8" style:family="paragraph">
      <loext:graphic-properties draw:fill="gradient" draw:fill-gradient-name="Gradient_5f_0" draw:opacity-name="Transparency_5f_0"/>
    </style:style>
    <style:style style:name="P9" style:family="paragraph">
      <loext:graphic-properties draw:fill="gradient" draw:fill-gradient-name="Gradient_5f_1"/>
    </style:style>
    <style:style style:name="P10" style:family="paragraph">
      <loext:graphic-properties draw:fill="gradient" draw:fill-gradient-name="Gradient_5f_2"/>
    </style:style>
    <style:style style:name="P11" style:family="paragraph">
      <loext:graphic-properties draw:fill="gradient" draw:fill-gradient-name="Gradient_5f_3"/>
    </style:style>
    <style:style style:name="P12" style:family="paragraph">
      <loext:graphic-properties draw:fill="solid" draw:fill-color="#ff00ff" draw:opacity="0%"/>
    </style:style>
    <style:style style:name="P13" style:family="paragraph">
      <loext:graphic-properties draw:fill="gradient" draw:fill-gradient-name="Gradient_5f_4"/>
    </style:style>
    <style:style style:name="P14" style:family="paragraph">
      <loext:graphic-properties draw:fill="gradient" draw:fill-gradient-name="Gradient_5f_5"/>
    </style:style>
    <style:style style:name="P15" style:family="paragraph">
      <loext:graphic-properties draw:fill="gradient" draw:fill-gradient-name="Gradient_5f_6"/>
    </style:style>
    <style:style style:name="P16" style:family="paragraph">
      <loext:graphic-properties draw:fill="gradient" draw:fill-gradient-name="Gradient_5f_7"/>
    </style:style>
    <style:style style:name="P17" style:family="paragraph">
      <loext:graphic-properties draw:fill="gradient" draw:fill-gradient-name="Gradient_5f_8"/>
    </style:style>
    <style:style style:name="P18" style:family="paragraph">
      <loext:graphic-properties draw:fill="gradient" draw:fill-gradient-name="Gradient_5f_9"/>
    </style:style>
    <style:style style:name="P19" style:family="paragraph">
      <loext:graphic-properties draw:fill="gradient" draw:fill-gradient-name="Gradient_5f_10"/>
    </style:style>
    <style:style style:name="P20" style:family="paragraph">
      <loext:graphic-properties draw:fill="gradient" draw:fill-gradient-name="Gradient_5f_11"/>
    </style:style>
    <style:style style:name="P21" style:family="paragraph">
      <loext:graphic-properties draw:fill="gradient" draw:fill-gradient-name="Gradient_5f_12"/>
    </style:style>
    <style:style style:name="P22" style:family="paragraph">
      <loext:graphic-properties draw:fill="solid" draw:fill-color="#000000"/>
    </style:style>
    <style:style style:name="P23" style:family="paragraph">
      <loext:graphic-properties draw:fill="gradient" draw:fill-gradient-name="Gradient_5f_13"/>
    </style:style>
    <style:style style:name="P24" style:family="paragraph">
      <loext:graphic-properties draw:fill="gradient" draw:fill-gradient-name="Gradient_5f_14" draw:opacity-name="Transparency_5f_1"/>
    </style:style>
    <style:style style:name="P25" style:family="paragraph">
      <loext:graphic-properties draw:fill="gradient" draw:fill-gradient-name="Gradient_5f_14"/>
    </style:style>
    <style:style style:name="P26" style:family="paragraph">
      <style:paragraph-properties fo:margin-left="0cm" fo:margin-right="0cm" fo:margin-top="0cm" fo:margin-bottom="0cm" fo:line-height="120%" fo:text-align="end" fo:text-indent="0cm"/>
    </style:style>
    <style:style style:name="P27" style:family="paragraph">
      <loext:graphic-properties draw:fill="gradient" draw:fill-gradient-name="Gradient_5f_0"/>
    </style:style>
    <style:style style:name="P28" style:family="paragraph">
      <loext:graphic-properties draw:fill="solid" draw:fill-color="#ffc0c0"/>
    </style:style>
    <style:style style:name="P29" style:family="paragraph">
      <loext:graphic-properties draw:fill="gradient" draw:fill-gradient-name="Gradient_5f_15"/>
    </style:style>
    <style:style style:name="P30" style:family="paragraph">
      <loext:graphic-properties draw:fill="gradient" draw:fill-gradient-name="Gradient_5f_16"/>
    </style:style>
    <style:style style:name="P31" style:family="paragraph">
      <loext:graphic-properties draw:fill="solid" draw:fill-color="#ffffff"/>
    </style:style>
    <style:style style:name="P32" style:family="paragraph">
      <loext:graphic-properties draw:fill="solid" draw:fill-color="#969696"/>
    </style:style>
    <style:style style:name="P33" style:family="paragraph">
      <loext:graphic-properties draw:fill="solid" draw:fill-color="#808080"/>
    </style:style>
    <style:style style:name="P34" style:family="paragraph">
      <loext:graphic-properties draw:fill="solid" draw:fill-color="#b3b3b3" draw:opacity="60%"/>
    </style:style>
    <style:style style:name="P35" style:family="paragraph">
      <loext:graphic-properties draw:fill="gradient" draw:fill-gradient-name="Gradient_5f_17"/>
    </style:style>
    <style:style style:name="P36" style:family="paragraph">
      <loext:graphic-properties draw:fill="gradient" draw:fill-gradient-name="Gradient_5f_18"/>
    </style:style>
    <style:style style:name="P37" style:family="paragraph">
      <loext:graphic-properties draw:fill="none"/>
      <style:paragraph-properties fo:margin-left="0cm" fo:margin-right="0cm" fo:margin-top="0cm" fo:margin-bottom="0cm" fo:line-height="120%" fo:text-align="center" fo:text-indent="0cm"/>
    </style:style>
    <style:style style:name="T1" style:family="text">
      <style:text-properties fo:color="#000000" loext:opacity="100%" style:font-name="Calibri" fo:font-size="11pt" style:font-name-asian="Calibri" style:font-size-asian="11pt" style:font-name-complex="Calibri" style:font-size-complex="11pt"/>
    </style:style>
    <style:style style:name="T2" style:family="text">
      <style:text-properties fo:color="#0070c0" loext:opacity="100%" style:font-name="Calibri" fo:font-size="11pt" style:font-name-asian="Calibri" style:font-size-asian="11pt" style:font-name-complex="Calibri" style:font-size-complex="11pt"/>
    </style:style>
    <style:style style:name="T3" style:family="text">
      <style:text-properties fo:color="#00b050" loext:opacity="100%" style:font-name="Calibri" fo:font-size="11pt" style:font-name-asian="Calibri" style:font-size-asian="11pt" style:font-name-complex="Calibri"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6.8cm" svg:height="4.7cm" svg:x="10.7cm" svg:y="2.2cm" svg:viewBox="0 0 6801 4701" draw:points="0,4701 6801,4701 6801,0 0,0">
            <text:p/>
          </draw:polygon>
          <draw:frame draw:style-name="gr2" draw:text-style-name="P3" draw:layer="layout" svg:width="6.8cm" svg:height="4.7cm" svg:x="10.7cm" svg:y="2.2cm">
            <draw:text-box>
              <text:p text:style-name="P2"><text:span text:style-name="T1">Management</text:span></text:p>
              <text:p text:style-name="P2"><text:span text:style-name="T2">192.168.56.0/24</text:span></text:p>
            </draw:text-box>
          </draw:frame>
        </draw:g>
        <draw:g>
          <draw:polygon draw:style-name="gr3" draw:text-style-name="P4" draw:layer="layout" svg:width="14.5cm" svg:height="7.65cm" svg:x="3cm" svg:y="12.05cm" svg:viewBox="0 0 14501 7651" draw:points="0,7651 14501,7651 14501,0 0,0">
            <text:p/>
          </draw:polygon>
          <draw:frame draw:style-name="gr4" draw:text-style-name="P3" draw:layer="layout" svg:width="14.5cm" svg:height="7.65cm" svg:x="3cm" svg:y="12.05cm">
            <draw:text-box>
              <text:p text:style-name="P2"><text:span text:style-name="T1">Internal</text:span></text:p>
              <text:p text:style-name="P2"><text:span text:style-name="T2">172.16.0.0/16</text:span></text:p>
            </draw:text-box>
          </draw:frame>
        </draw:g>
        <draw:g>
          <draw:line draw:style-name="gr5" draw:text-style-name="P3" draw:layer="layout" svg:x1="10.794cm" svg:y1="14.794cm" svg:x2="15.852cm" svg:y2="14.794cm">
            <text:p/>
          </draw:line>
          <draw:frame draw:style-name="gr6" draw:text-style-name="P3" draw:layer="layout" svg:width="1.94cm" svg:height="0.749cm" svg:x="13.88cm" svg:y="14.226cm">
            <draw:text-box>
              <text:p text:style-name="P5"><text:span text:style-name="T2">.0.2</text:span></text:p>
            </draw:text-box>
          </draw:frame>
        </draw:g>
        <draw:g>
          <draw:line draw:style-name="gr5" draw:text-style-name="P3" draw:layer="layout" svg:x1="10.794cm" svg:y1="12.05cm" svg:x2="10.794cm" svg:y2="14.793cm">
            <text:p/>
          </draw:line>
          <draw:frame draw:style-name="gr6" draw:text-style-name="P3" draw:layer="layout" svg:width="1.94cm" svg:height="0.749cm" svg:x="10.18cm" svg:y="12.826cm">
            <draw:text-box>
              <text:p text:style-name="P5"><text:span text:style-name="T2">.0.1</text:span></text:p>
            </draw:text-box>
          </draw:frame>
        </draw:g>
        <draw:g>
          <draw:polygon draw:style-name="gr7" draw:text-style-name="P6" draw:layer="layout" svg:width="6.742cm" svg:height="5.15cm" svg:x="10.757cm" svg:y="6.9cm" svg:viewBox="0 0 6743 5151" draw:points="0,5151 6743,5151 6743,0 0,0">
            <text:p/>
          </draw:polygon>
          <draw:frame draw:style-name="gr8" draw:text-style-name="P3" draw:layer="layout" svg:width="6.742cm" svg:height="5.15cm" svg:x="10.757cm" svg:y="6.9cm">
            <draw:text-box>
              <text:p text:style-name="P2"><text:span text:style-name="T1">DMZ</text:span></text:p>
              <text:p text:style-name="P2"><text:span text:style-name="T2">172.17.0.0/16</text:span></text:p>
            </draw:text-box>
          </draw:frame>
        </draw:g>
        <draw:g>
          <draw:polygon draw:style-name="gr9" draw:text-style-name="P7" draw:layer="layout" svg:width="7.757cm" svg:height="9.85cm" svg:x="3cm" svg:y="2.2cm" svg:viewBox="0 0 7758 9851" draw:points="0,9851 7758,9851 7758,0 0,0">
            <text:p/>
          </draw:polygon>
          <draw:frame draw:style-name="gr10" draw:text-style-name="P3" draw:layer="layout" svg:width="7.757cm" svg:height="9.85cm" svg:x="3cm" svg:y="2.2cm">
            <draw:text-box>
              <text:p text:style-name="P2"><text:span text:style-name="T1">Internet</text:span></text:p>
              <text:p text:style-name="P2"><text:span text:style-name="T2">172.18.0.0/16</text:span></text:p>
            </draw:text-box>
          </draw:frame>
        </draw:g>
        <draw:g>
          <draw:line draw:style-name="gr5" draw:text-style-name="P3" draw:layer="layout" svg:x1="7.906cm" svg:y1="14.794cm" svg:x2="10.793cm" svg:y2="14.794cm">
            <text:p/>
          </draw:line>
          <draw:frame draw:style-name="gr6" draw:text-style-name="P3" draw:layer="layout" svg:width="1.94cm" svg:height="0.749cm" svg:x="8.38cm" svg:y="14.226cm">
            <draw:text-box>
              <text:p text:style-name="P5"><text:span text:style-name="T2">DHCP</text:span></text:p>
            </draw:text-box>
          </draw:frame>
        </draw:g>
        <draw:g>
          <draw:line draw:style-name="gr11" draw:text-style-name="P3" draw:layer="layout" svg:x1="15.9cm" svg:y1="9.796cm" svg:x2="15.9cm" svg:y2="8.091cm">
            <text:p/>
          </draw:line>
          <draw:frame draw:style-name="gr6" draw:text-style-name="P3" draw:layer="layout" svg:width="1.94cm" svg:height="0.749cm" svg:x="15.28cm" svg:y="8.309cm">
            <draw:text-box>
              <text:p text:style-name="P5"><text:span text:style-name="T2">.20</text:span></text:p>
            </draw:text-box>
          </draw:frame>
        </draw:g>
        <draw:g>
          <draw:line draw:style-name="gr5" draw:text-style-name="P3" draw:layer="layout" svg:x1="15.899cm" svg:y1="9.796cm" svg:x2="13.025cm" svg:y2="9.796cm">
            <text:p/>
          </draw:line>
          <draw:frame draw:style-name="gr6" draw:text-style-name="P3" draw:layer="layout" svg:width="1.94cm" svg:height="0.749cm" svg:x="13.88cm" svg:y="9.226cm">
            <draw:text-box>
              <text:p text:style-name="P5"><text:span text:style-name="T2">.0.2</text:span></text:p>
            </draw:text-box>
          </draw:frame>
        </draw:g>
        <draw:g>
          <draw:line draw:style-name="gr5" draw:text-style-name="P3" draw:layer="layout" svg:x1="13.026cm" svg:y1="9.796cm" svg:x2="10.794cm" svg:y2="12.051cm">
            <text:p/>
          </draw:line>
          <draw:frame draw:style-name="gr6" draw:text-style-name="P3" draw:layer="layout" svg:width="1.94cm" svg:height="0.749cm" svg:x="10.43cm" svg:y="10.576cm">
            <draw:text-box>
              <text:p text:style-name="P5"><text:span text:style-name="T2">.0.1</text:span></text:p>
            </draw:text-box>
          </draw:frame>
        </draw:g>
        <draw:g>
          <draw:line draw:style-name="gr5" draw:text-style-name="P3" draw:layer="layout" svg:x1="10.795cm" svg:y1="12.051cm" svg:x2="8.475cm" svg:y2="9.796cm">
            <text:p/>
          </draw:line>
          <draw:frame draw:style-name="gr6" draw:text-style-name="P3" draw:layer="layout" svg:width="1.94cm" svg:height="0.749cm" svg:x="9.18cm" svg:y="10.576cm">
            <draw:text-box>
              <text:p text:style-name="P5"><text:span text:style-name="T2">.0.2</text:span></text:p>
            </draw:text-box>
          </draw:frame>
        </draw:g>
        <draw:g>
          <draw:polyline draw:style-name="gr5" draw:text-style-name="P3" draw:layer="layout" svg:width="3.735cm" svg:height="0.096cm" svg:x="4.74cm" svg:y="9.7cm" svg:viewBox="0 0 3736 97" draw:points="0,0 1028,0 1028,97 3736,97">
            <text:p/>
          </draw:polyline>
          <draw:frame draw:style-name="gr6" draw:text-style-name="P3" draw:layer="layout" svg:width="1.94cm" svg:height="0.749cm" svg:x="5.28cm" svg:y="9.226cm">
            <draw:text-box>
              <text:p text:style-name="P5"><text:span text:style-name="T2">.0.3</text:span></text:p>
            </draw:text-box>
          </draw:frame>
        </draw:g>
        <draw:g>
          <draw:line draw:style-name="gr11" draw:text-style-name="P3" draw:layer="layout" svg:x1="10.795cm" svg:y1="12.051cm" svg:x2="10.756cm" svg:y2="9.337cm">
            <text:p/>
          </draw:line>
          <draw:frame draw:style-name="gr6" draw:text-style-name="P3" draw:layer="layout" svg:width="1.94cm" svg:height="0.749cm" svg:x="9.43cm" svg:y="9.826cm">
            <draw:text-box>
              <text:p text:style-name="P5"><text:span text:style-name="T2">.10</text:span></text:p>
            </draw:text-box>
          </draw:frame>
        </draw:g>
        <draw:g>
          <draw:polygon draw:style-name="gr12" draw:text-style-name="P8" draw:layer="layout" svg:width="1.087cm" svg:height="1.813cm" svg:x="10.25cm" svg:y="11.144cm" svg:viewBox="0 0 1088 1814" draw:points="798,1814 1088,1647 1088,461 290,0 0,166 0,1349">
            <text:p/>
          </draw:polygon>
          <draw:polygon draw:style-name="gr13" draw:text-style-name="P3" draw:layer="layout" svg:width="1.087cm" svg:height="1.813cm" svg:x="10.25cm" svg:y="11.144cm" svg:viewBox="0 0 1088 1814" draw:points="798,1814 1088,1647 1088,461 290,0 0,166 0,1349">
            <text:p/>
          </draw:polygon>
        </draw:g>
        <draw:polygon draw:style-name="gr14" draw:text-style-name="P9" draw:layer="layout" svg:width="0.29cm" svg:height="1.352cm" svg:x="11.047cm" svg:y="11.604cm" svg:viewBox="0 0 291 1353" draw:points="0,170 0,1353 291,1186 291,0">
          <text:p/>
        </draw:polygon>
        <draw:polygon draw:style-name="gr15" draw:text-style-name="P10" draw:layer="layout" svg:width="1.087cm" svg:height="0.631cm" svg:x="10.25cm" svg:y="11.144cm" svg:viewBox="0 0 1088 632" draw:points="0,167 798,632 1088,461 290,0">
          <text:p/>
        </draw:polygon>
        <draw:polygon draw:style-name="gr16" draw:text-style-name="P11" draw:layer="layout" svg:width="0.798cm" svg:height="1.646cm" svg:x="10.25cm" svg:y="11.311cm" svg:viewBox="0 0 799 1647" draw:points="0,1182 799,1647 799,465 0,0">
          <text:p/>
        </draw:polygon>
        <draw:path draw:style-name="gr17" draw:text-style-name="P3" draw:layer="layout" svg:width="0.943cm" svg:height="1.515cm" svg:x="10.323cm" svg:y="11.354cm" svg:viewBox="0 0 944 1516" svg:d="M0 0l727 420 217-123M727 420v1096M0 195l727 421M0 391l727 421M0 587l727 421M0 791l727 420M0 986l727 421M530 1095v196M130 871v195M327 776v203M530 703v189M130 471v188M327 384v195M130 79v189">
          <text:p/>
        </draw:path>
        <draw:polygon draw:style-name="gr18" draw:text-style-name="P3" draw:layer="layout" svg:width="1.087cm" svg:height="1.813cm" svg:x="10.25cm" svg:y="11.144cm" svg:viewBox="0 0 1088 1814" draw:points="0,1349 798,1814 1088,1647 1088,461 290,0 0,166">
          <text:p/>
        </draw:polygon>
        <draw:frame draw:style-name="gr19" draw:text-style-name="P3" draw:layer="layout" svg:width="1.861cm" svg:height="1.681cm" svg:x="11.47cm" svg:y="12.059cm">
          <draw:text-box>
            <text:p text:style-name="P2"><text:span text:style-name="T1">Company</text:span></text:p>
            <text:p text:style-name="P2"><text:span text:style-name="T1">Router</text:span></text:p>
            <text:p text:style-name="P2"><text:span text:style-name="T3">IPFire 64</text:span></text:p>
          </draw:text-box>
        </draw:frame>
        <draw:g>
          <draw:polygon draw:style-name="gr20" draw:text-style-name="P12" draw:layer="layout" svg:width="1.45cm" svg:height="1.087cm" svg:x="12.3cm" svg:y="9.252cm" svg:viewBox="0 0 1451 1088" draw:points="1176,1088 1430,943 1430,914 1451,900 1451,678 275,0 0,159 0,378 21,391 21,420">
            <text:p/>
          </draw:polygon>
          <draw:polygon draw:style-name="gr13" draw:text-style-name="P3" draw:layer="layout" svg:width="1.45cm" svg:height="1.087cm" svg:x="12.3cm" svg:y="9.252cm" svg:viewBox="0 0 1451 1088" draw:points="1176,1088 1430,943 1430,914 1451,900 1451,678 275,0 0,159 0,378 21,391 21,420">
            <text:p/>
          </draw:polygon>
        </draw:g>
        <draw:g>
          <draw:polygon draw:style-name="gr21" draw:text-style-name="P13" draw:layer="layout" svg:width="0.276cm" svg:height="0.41cm" svg:x="13.474cm" svg:y="9.93cm" svg:viewBox="0 0 277 411" draw:points="0,411 255,265 255,236 277,222 277,0 0,160">
            <text:p/>
          </draw:polygon>
          <draw:polygon draw:style-name="gr22" draw:text-style-name="P3" draw:layer="layout" svg:width="0.276cm" svg:height="0.41cm" svg:x="13.474cm" svg:y="9.93cm" svg:viewBox="0 0 277 411" draw:points="0,411 255,265 255,236 277,222 277,0 0,160">
            <text:p/>
          </draw:polygon>
        </draw:g>
        <draw:g>
          <draw:polygon draw:style-name="gr23" draw:text-style-name="P14" draw:layer="layout" svg:width="1.45cm" svg:height="0.837cm" svg:x="12.3cm" svg:y="9.252cm" svg:viewBox="0 0 1451 838" draw:points="0,159 1176,838 1451,678 275,0">
            <text:p/>
          </draw:polygon>
          <draw:polygon draw:style-name="gr22" draw:text-style-name="P3" draw:layer="layout" svg:width="1.45cm" svg:height="0.837cm" svg:x="12.3cm" svg:y="9.252cm" svg:viewBox="0 0 1451 838" draw:points="0,159 1176,838 1451,678 275,0">
            <text:p/>
          </draw:polygon>
        </draw:g>
        <draw:g>
          <draw:polygon draw:style-name="gr24" draw:text-style-name="P15" draw:layer="layout" svg:width="1.174cm" svg:height="0.928cm" svg:x="12.3cm" svg:y="9.412cm" svg:viewBox="0 0 1175 929" draw:points="21,261 1175,929 1175,678 0,0 0,218 21,231">
            <text:p/>
          </draw:polygon>
          <draw:polygon draw:style-name="gr25" draw:text-style-name="P3" draw:layer="layout" svg:width="1.174cm" svg:height="0.928cm" svg:x="12.3cm" svg:y="9.412cm" svg:viewBox="0 0 1175 929" draw:points="21,261 1175,929 1175,678 0,0 0,218 21,231">
            <text:p/>
          </draw:polygon>
        </draw:g>
        <draw:polygon draw:style-name="gr18" draw:text-style-name="P3" draw:layer="layout" svg:width="1.45cm" svg:height="1.087cm" svg:x="12.3cm" svg:y="9.252cm" svg:viewBox="0 0 1451 1088" draw:points="0,159 0,378 21,391 21,420 1176,1088 1430,943 1430,914 1451,900 1451,678 275,0">
          <text:p/>
        </draw:polygon>
        <draw:g>
          <draw:path draw:style-name="gr26" draw:text-style-name="P16" draw:layer="layout" svg:width="0.019cm" svg:height="0.024cm" svg:x="12.798cm" svg:y="9.784cm" svg:viewBox="0 0 20 25" svg:d="M18 9c1 2 1 4 2 6 0 2 0 4 0 6-1 1-2 2-3 3s-3 1-4 1c-2-1-4-1-6-3-1-1-3-3-4-5s-2-4-3-6c0-3 0-5 0-6 1-2 2-3 3-4 1-1 3-1 5-1 1 1 3 2 5 3 2 2 3 3 4 5 0 1 1 1 1 1z">
            <text:p/>
          </draw:path>
          <draw:path draw:style-name="gr27" draw:text-style-name="P3" draw:layer="layout" svg:width="0.019cm" svg:height="0.024cm" svg:x="12.798cm" svg:y="9.784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711cm" svg:y="9.733cm" svg:viewBox="0 0 20 25" svg:d="M18 9c1 2 1 4 2 6 0 2 0 4 0 6-1 1-2 2-3 3s-3 1-4 1c-2-1-4-1-6-3-1-1-3-3-4-5s-2-4-3-6c0-3 0-5 0-6 1-2 2-3 3-4 1-1 3-1 5-1 1 1 3 2 5 3 2 2 3 3 4 5 0 1 1 1 1 1z">
            <text:p/>
          </draw:path>
          <draw:path draw:style-name="gr27" draw:text-style-name="P3" draw:layer="layout" svg:width="0.019cm" svg:height="0.024cm" svg:x="12.711cm" svg:y="9.733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624cm" svg:y="9.683cm" svg:viewBox="0 0 20 25" svg:d="M18 9c1 2 1 4 2 6 0 2 0 4 0 6-1 1-2 2-3 3s-3 1-4 1c-2-1-4-1-6-3-1-1-3-3-4-5s-2-4-3-6c0-3 0-5 0-6 1-2 2-3 3-4 1-1 3-1 5-1 1 1 3 2 5 3 2 2 3 3 4 5 0 1 1 1 1 1z">
            <text:p/>
          </draw:path>
          <draw:path draw:style-name="gr27" draw:text-style-name="P3" draw:layer="layout" svg:width="0.019cm" svg:height="0.024cm" svg:x="12.624cm" svg:y="9.683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536cm" svg:y="9.632cm" svg:viewBox="0 0 20 25" svg:d="M18 9c1 2 1 4 2 6 0 2 0 4 0 6-1 1-2 2-3 3s-3 1-4 1c-2-1-4-1-6-3-1-1-3-3-4-5s-2-4-3-6c0-3 0-5 0-6 1-2 2-3 3-4 1-1 3-1 5-1 1 1 3 2 5 3 2 2 3 3 4 5 0 1 1 1 1 1z">
            <text:p/>
          </draw:path>
          <draw:path draw:style-name="gr27" draw:text-style-name="P3" draw:layer="layout" svg:width="0.019cm" svg:height="0.024cm" svg:x="12.536cm" svg:y="9.632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449cm" svg:y="9.582cm" svg:viewBox="0 0 20 25" svg:d="M18 9c1 2 1 4 2 6 0 2 0 4 0 6-1 1-2 2-3 3s-3 1-4 1c-2-1-4-1-6-3-1-1-3-3-4-5s-2-4-3-6c0-3 0-5 0-6 1-2 2-3 3-4 1-1 3-1 5-1 1 1 3 2 5 3 2 2 3 3 4 5 0 1 1 1 1 1z">
            <text:p/>
          </draw:path>
          <draw:path draw:style-name="gr27" draw:text-style-name="P3" draw:layer="layout" svg:width="0.019cm" svg:height="0.024cm" svg:x="12.449cm" svg:y="9.582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362cm" svg:y="9.532cm" svg:viewBox="0 0 20 25" svg:d="M18 9c1 2 1 4 2 6 0 2 0 4 0 6-1 1-2 2-3 3s-3 1-4 1c-2-1-4-1-6-3-1-1-3-3-4-5s-2-4-3-6c0-3 0-5 0-6 1-2 2-3 3-4 1-1 3-1 5-1 1 1 3 2 5 3 2 2 3 3 4 5 0 1 1 1 1 1z">
            <text:p/>
          </draw:path>
          <draw:path draw:style-name="gr27" draw:text-style-name="P3" draw:layer="layout" svg:width="0.019cm" svg:height="0.024cm" svg:x="12.362cm" svg:y="9.532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798cm" svg:y="9.746cm" svg:viewBox="0 0 20 25" svg:d="M18 9c1 2 1 4 2 6 0 2 0 4 0 6-1 1-2 2-3 3s-3 1-4 1c-2-1-4-1-6-3-1-1-3-3-4-5s-2-4-3-6c0-3 0-5 0-6 1-2 2-3 3-4 1-1 3-1 5-1 1 1 3 2 5 3 2 2 3 3 4 5 0 1 1 1 1 1z">
            <text:p/>
          </draw:path>
          <draw:path draw:style-name="gr27" draw:text-style-name="P3" draw:layer="layout" svg:width="0.019cm" svg:height="0.024cm" svg:x="12.798cm" svg:y="9.746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711cm" svg:y="9.695cm" svg:viewBox="0 0 20 25" svg:d="M18 9c1 2 1 4 2 6 0 2 0 4 0 6-1 1-2 2-3 3s-3 1-4 1c-2-1-4-1-6-3-1-1-3-3-4-5s-2-4-3-6c0-3 0-5 0-6 1-2 2-3 3-4 1-1 3-1 5-1 1 1 3 2 5 3 2 2 3 3 4 5 0 1 1 1 1 1z">
            <text:p/>
          </draw:path>
          <draw:path draw:style-name="gr27" draw:text-style-name="P3" draw:layer="layout" svg:width="0.019cm" svg:height="0.024cm" svg:x="12.711cm" svg:y="9.695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624cm" svg:y="9.645cm" svg:viewBox="0 0 20 25" svg:d="M18 9c1 2 1 4 2 6 0 2 0 4 0 6-1 1-2 2-3 3s-3 1-4 1c-2-1-4-1-6-3-1-1-3-3-4-5s-2-4-3-6c0-3 0-5 0-6 1-2 2-3 3-4 1-1 3-1 5-1 1 1 3 2 5 3 2 2 3 3 4 5 0 1 1 1 1 1z">
            <text:p/>
          </draw:path>
          <draw:path draw:style-name="gr27" draw:text-style-name="P3" draw:layer="layout" svg:width="0.019cm" svg:height="0.024cm" svg:x="12.624cm" svg:y="9.645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536cm" svg:y="9.595cm" svg:viewBox="0 0 20 25" svg:d="M18 9c1 2 1 4 2 6 0 2 0 4 0 6-1 1-2 2-3 3s-3 1-4 1c-2-1-4-1-6-3-1-1-3-3-4-5s-2-4-3-6c0-3 0-5 0-6 1-2 2-3 3-4 1-1 3-1 5-1 1 1 3 2 5 3 2 2 3 3 4 5 0 1 1 1 1 1z">
            <text:p/>
          </draw:path>
          <draw:path draw:style-name="gr27" draw:text-style-name="P3" draw:layer="layout" svg:width="0.019cm" svg:height="0.024cm" svg:x="12.536cm" svg:y="9.595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449cm" svg:y="9.544cm" svg:viewBox="0 0 20 25" svg:d="M18 9c1 2 1 4 2 6 0 2 0 4 0 6-1 1-2 2-3 3s-3 1-4 1c-2-1-4-1-6-3-1-1-3-3-4-5s-2-4-3-6c0-3 0-5 0-6 1-2 2-3 3-4 1-1 3-1 5-1 1 1 3 2 5 3 2 2 3 3 4 5 0 1 1 1 1 1z">
            <text:p/>
          </draw:path>
          <draw:path draw:style-name="gr27" draw:text-style-name="P3" draw:layer="layout" svg:width="0.019cm" svg:height="0.024cm" svg:x="12.449cm" svg:y="9.544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362cm" svg:y="9.494cm" svg:viewBox="0 0 20 25" svg:d="M18 9c1 2 1 4 2 6 0 2 0 4 0 6-1 1-2 2-3 3s-3 1-4 1c-2-1-4-1-6-3-1-1-3-3-4-5s-2-4-3-6c0-3 0-5 0-6 1-2 2-3 3-4 1-1 3-1 5-1 1 1 3 2 5 3 2 2 3 3 4 5 0 1 1 1 1 1z">
            <text:p/>
          </draw:path>
          <draw:path draw:style-name="gr27" draw:text-style-name="P3" draw:layer="layout" svg:width="0.019cm" svg:height="0.024cm" svg:x="12.362cm" svg:y="9.494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798cm" svg:y="9.821cm" svg:viewBox="0 0 20 25" svg:d="M18 9c1 2 1 4 2 6 0 2 0 4 0 6-1 1-2 2-3 3s-3 1-4 1c-2-1-4-1-6-3-1-1-3-3-4-5s-2-4-3-6c0-3 0-5 0-6 1-2 2-3 3-4 1-1 3-1 5-1 1 1 3 2 5 3 2 2 3 3 4 5 0 1 1 1 1 1z">
            <text:p/>
          </draw:path>
          <draw:path draw:style-name="gr27" draw:text-style-name="P3" draw:layer="layout" svg:width="0.019cm" svg:height="0.024cm" svg:x="12.798cm" svg:y="9.821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711cm" svg:y="9.77cm" svg:viewBox="0 0 20 25" svg:d="M18 9c1 2 1 4 2 6 0 2 0 4 0 6-1 1-2 2-3 3s-3 1-4 1c-2-1-4-1-6-3-1-1-3-3-4-5s-2-4-3-6c0-3 0-5 0-6 1-2 2-3 3-4 1-1 3-1 5-1 1 1 3 2 5 3 2 2 3 3 4 5 0 1 1 1 1 1z">
            <text:p/>
          </draw:path>
          <draw:path draw:style-name="gr27" draw:text-style-name="P3" draw:layer="layout" svg:width="0.019cm" svg:height="0.024cm" svg:x="12.711cm" svg:y="9.77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624cm" svg:y="9.72cm" svg:viewBox="0 0 20 25" svg:d="M18 9c1 2 1 4 2 6 0 2 0 4 0 6-1 1-2 2-3 3s-3 1-4 1c-2-1-4-1-6-3-1-1-3-3-4-5s-2-4-3-6c0-3 0-5 0-6 1-2 2-3 3-4 1-1 3-1 5-1 1 1 3 2 5 3 2 2 3 3 4 5 0 1 1 1 1 1z">
            <text:p/>
          </draw:path>
          <draw:path draw:style-name="gr27" draw:text-style-name="P3" draw:layer="layout" svg:width="0.019cm" svg:height="0.024cm" svg:x="12.624cm" svg:y="9.72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2.536cm" svg:y="9.67cm" svg:viewBox="0 0 20 25" svg:d="M18 9c1 2 1 4 2 6 0 2 0 4 0 6-1 1-2 2-3 3s-3 1-4 1c-2-1-4-1-6-3-1-1-3-3-4-5s-2-4-3-6c0-3 0-5 0-6 1-2 2-3 3-4 1-1 3-1 5-1 1 1 3 2 5 3 2 2 3 3 4 5 0 1 1 1 1 1z">
            <text:p/>
          </draw:path>
          <draw:path draw:style-name="gr27" draw:text-style-name="P3" draw:layer="layout" svg:width="0.019cm" svg:height="0.024cm" svg:x="12.536cm" svg:y="9.67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449cm" svg:y="9.619cm" svg:viewBox="0 0 20 25" svg:d="M18 9c1 2 1 4 2 6 0 2 0 4 0 6-1 1-2 2-3 3s-3 1-4 1c-2-1-4-1-6-3-1-1-3-3-4-5s-2-4-3-6c0-3 0-5 0-6 1-2 2-3 3-4 1-1 3-1 5-1 1 1 3 2 5 3 2 2 3 3 4 5 0 1 1 1 1 1z">
            <text:p/>
          </draw:path>
          <draw:path draw:style-name="gr27" draw:text-style-name="P3" draw:layer="layout" svg:width="0.019cm" svg:height="0.024cm" svg:x="12.449cm" svg:y="9.619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2.362cm" svg:y="9.569cm" svg:viewBox="0 0 20 25" svg:d="M18 9c1 2 1 4 2 6 0 2 0 4 0 6-1 1-2 2-3 3s-3 1-4 1c-2-1-4-1-6-3-1-1-3-3-4-5s-2-4-3-6c0-3 0-5 0-6 1-2 2-3 3-4 1-1 3-1 5-1 1 1 3 2 5 3 2 2 3 3 4 5 0 1 1 1 1 1z">
            <text:p/>
          </draw:path>
          <draw:path draw:style-name="gr27" draw:text-style-name="P3" draw:layer="layout" svg:width="0.019cm" svg:height="0.024cm" svg:x="12.362cm" svg:y="9.569cm" svg:viewBox="0 0 20 25" svg:d="M18 9c1 2 1 4 2 6 0 2 0 4 0 6-1 1-2 2-3 3s-3 1-4 1c-2-1-4-1-6-3-1-1-3-3-4-5s-2-4-3-6c0-3 0-5 0-6 1-2 2-3 3-4 1-1 3-1 5-1 1 1 3 2 5 3 2 2 3 3 4 5 0 1 1 1 1 1z">
            <text:p/>
          </draw:path>
        </draw:g>
        <draw:frame draw:style-name="gr19" draw:text-style-name="P3" draw:layer="layout" svg:width="1.737cm" svg:height="1.681cm" svg:x="12.281cm" svg:y="10.359cm">
          <draw:text-box>
            <text:p text:style-name="P5"><text:span text:style-name="T1">Internal</text:span></text:p>
            <text:p text:style-name="P5"><text:span text:style-name="T1">Network</text:span></text:p>
            <text:p text:style-name="P5"><text:span text:style-name="T1">“</text:span><text:span text:style-name="T1">DMZ”</text:span></text:p>
          </draw:text-box>
        </draw:frame>
        <draw:g>
          <draw:path draw:style-name="gr20" draw:text-style-name="P12" draw:layer="layout" svg:width="1.305cm" svg:height="1.813cm" svg:x="15.248cm" svg:y="8.89cm" svg:viewBox="0 0 1306 1814" svg:d="M1306 268l-502-268-804 437v1126c59 61 128 114 205 155 90 48 188 81 290 96l811-438zM222 613c2 1 4 2 6 3 83 45 174 76 267 94-93-17-183-49-265-93-3-2-5-3-8-4z">
            <text:p/>
          </draw:path>
          <draw:path draw:style-name="gr13" draw:text-style-name="P3" draw:layer="layout" svg:width="1.305cm" svg:height="1.813cm" svg:x="15.248cm" svg:y="8.89cm" svg:viewBox="0 0 1306 1814" svg:d="M1306 268l-502-268-804 437v1126c59 61 128 114 205 155 90 48 188 81 290 96l811-438zM222 613c2 1 4 2 6 3 83 45 174 76 267 94-93-17-183-49-265-93-3-2-5-3-8-4z">
            <text:p/>
          </draw:path>
        </draw:g>
        <draw:g>
          <draw:path draw:style-name="gr29" draw:text-style-name="P18" draw:layer="layout" svg:width="1.305cm" svg:height="0.709cm" svg:x="15.248cm" svg:y="8.89cm" svg:viewBox="0 0 1306 710" svg:d="M495 710l811-442-502-268-804 438c65 71 142 132 229 178 83 45 173 77 266 94z">
            <text:p/>
          </draw:path>
          <draw:path draw:style-name="gr30" draw:text-style-name="P3" draw:layer="layout" svg:width="1.305cm" svg:height="0.709cm" svg:x="15.248cm" svg:y="8.89cm" svg:viewBox="0 0 1306 710" svg:d="M495 710l811-442-502-268-804 438c65 71 142 132 229 178 83 45 173 77 266 94z">
            <text:p/>
          </draw:path>
        </draw:g>
        <draw:g>
          <draw:path draw:style-name="gr31" draw:text-style-name="P19" draw:layer="layout" svg:width="0.495cm" svg:height="1.376cm" svg:x="15.248cm" svg:y="9.326cm" svg:viewBox="0 0 496 1377" svg:d="M496 273c-93-17-183-48-266-93-87-47-165-108-230-180v1125c60 62 129 114 206 156 90 48 188 81 290 96l-1-1104z">
            <text:p/>
          </draw:path>
          <draw:path draw:style-name="gr32" draw:text-style-name="P3" draw:layer="layout" svg:width="0.495cm" svg:height="1.376cm" svg:x="15.248cm" svg:y="9.326cm" svg:viewBox="0 0 496 1377" svg:d="M496 273c-93-17-183-48-266-93-87-47-165-108-230-180v1125c60 62 129 114 206 156 90 48 188 81 290 96l-1-1104">
            <text:p/>
          </draw:path>
        </draw:g>
        <draw:g>
          <draw:polygon draw:style-name="gr33" draw:text-style-name="P20" draw:layer="layout" svg:width="0.81cm" svg:height="1.543cm" svg:x="15.743cm" svg:y="9.159cm" svg:viewBox="0 0 811 1544" draw:points="0,441 0,1544 811,1107 811,0">
            <text:p/>
          </draw:polygon>
          <draw:polygon draw:style-name="gr30" draw:text-style-name="P3" draw:layer="layout" svg:width="0.81cm" svg:height="1.543cm" svg:x="15.743cm" svg:y="9.159cm" svg:viewBox="0 0 811 1544" draw:points="0,441 0,1544 811,1107 811,0">
            <text:p/>
          </draw:polygon>
        </draw:g>
        <draw:path draw:style-name="gr18" draw:text-style-name="P3" draw:layer="layout" svg:width="1.305cm" svg:height="1.813cm" svg:x="15.248cm" svg:y="8.89cm" svg:viewBox="0 0 1306 1814" svg:d="M1306 268l-502-268-804 437v1126c59 61 128 114 205 155 90 48 188 81 290 96l811-438z">
          <text:p/>
        </draw:path>
        <draw:g>
          <draw:path draw:style-name="gr34" draw:text-style-name="P21" draw:layer="layout" svg:width="0.079cm" svg:height="0.099cm" svg:x="15.436cm" svg:y="10.008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15.436cm" svg:y="10.008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15.328cm" svg:y="10.237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15.314cm" svg:y="9.539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15.314cm" svg:y="9.539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15.421cm" svg:y="9.637cm" svg:viewBox="0 0 105 65" svg:d="M105 64c0-1 0-1-1-2-7-19-17-35-29-45-12-11-25-17-39-17-11 0-23 5-33 13-2 4-3 7-3 11 0 7 4 14 12 20 7 7 17 12 30 16 13 3 27 5 42 5 7 0 14 0 21-1z">
            <text:p/>
          </draw:path>
          <draw:path draw:style-name="gr39" draw:text-style-name="P3" draw:layer="layout" svg:width="0.104cm" svg:height="0.064cm" svg:x="15.421cm" svg:y="9.637cm" svg:viewBox="0 0 105 65" svg:d="M105 64c0-1 0-1-1-2-7-19-17-35-29-45-12-11-25-17-39-17-11 0-23 5-33 13-2 4-3 7-3 11 0 7 4 14 12 20 7 7 17 12 30 16 13 3 27 5 42 5 7 0 14 0 21-1z">
            <text:p/>
          </draw:path>
        </draw:g>
        <draw:path draw:style-name="gr40" draw:text-style-name="P24" draw:layer="layout" svg:width="0.335cm" svg:height="0.259cm" svg:x="15.328cm" svg:y="9.66cm" svg:viewBox="0 0 336 260" svg:d="M0 0v87c44 36 92 68 143 95 61 33 126 59 193 78v-88c-68-20-134-46-196-80-49-26-96-57-140-92z">
          <text:p/>
        </draw:path>
        <draw:path draw:style-name="gr37" draw:text-style-name="P22" draw:layer="layout" svg:width="0.335cm" svg:height="0.194cm" svg:x="15.328cm" svg:y="9.677cm" svg:viewBox="0 0 336 195" svg:d="M0 21c44 38 92 70 143 98 61 33 125 58 193 76v-22c-68-19-134-46-195-79-50-27-97-59-141-94z">
          <text:p/>
        </draw:path>
        <draw:path draw:style-name="gr30" draw:text-style-name="P3" draw:layer="layout" svg:width="0.335cm" svg:height="0.259cm" svg:x="15.328cm" svg:y="9.659cm" svg:viewBox="0 0 336 260" svg:d="M0 0v87c44 36 92 68 143 95 61 33 126 59 193 78">
          <text:p/>
        </draw:path>
        <draw:path draw:style-name="gr35" draw:text-style-name="P3" draw:layer="layout" svg:width="0.335cm" svg:height="0.259cm" svg:x="15.328cm" svg:y="9.662cm" svg:viewBox="0 0 336 260" svg:d="M336 260v-88c-68-20-134-46-196-80-49-26-96-57-140-92">
          <text:p/>
        </draw:path>
        <draw:frame draw:style-name="gr41" draw:text-style-name="P3" draw:layer="layout" svg:width="3.144cm" svg:height="1.215cm" svg:x="14.288cm" svg:y="10.793cm">
          <draw:text-box>
            <text:p text:style-name="P5"><text:span text:style-name="T1">DMZ Server</text:span></text:p>
            <text:p text:style-name="P5"><text:span text:style-name="T3">Ubuntu Server 64</text:span></text:p>
          </draw:text-box>
        </draw:frame>
        <draw:g>
          <draw:line draw:style-name="gr11" draw:text-style-name="P3" draw:layer="layout" svg:x1="15.852cm" svg:y1="14.793cm" svg:x2="15.852cm" svg:y2="13.183cm">
            <text:p/>
          </draw:line>
          <draw:frame draw:style-name="gr6" draw:text-style-name="P3" draw:layer="layout" svg:width="1.94cm" svg:height="0.749cm" svg:x="15.18cm" svg:y="13.321cm">
            <draw:text-box>
              <text:p text:style-name="P5"><text:span text:style-name="T2">.11</text:span></text:p>
            </draw:text-box>
          </draw:frame>
        </draw:g>
        <draw:g>
          <draw:path draw:style-name="gr20" draw:text-style-name="P12" draw:layer="layout" svg:width="1.305cm" svg:height="1.813cm" svg:x="15.2cm" svg:y="13.887cm" svg:viewBox="0 0 1306 1814" svg:d="M1306 268l-502-268-804 437v1126c59 61 128 114 205 155 90 48 188 81 290 96l811-438zM222 613c2 1 4 2 6 3 83 45 174 76 267 94-93-17-183-49-265-93-3-2-5-3-8-4z">
            <text:p/>
          </draw:path>
          <draw:path draw:style-name="gr13" draw:text-style-name="P3" draw:layer="layout" svg:width="1.305cm" svg:height="1.813cm" svg:x="15.2cm" svg:y="13.887cm" svg:viewBox="0 0 1306 1814" svg:d="M1306 268l-502-268-804 437v1126c59 61 128 114 205 155 90 48 188 81 290 96l811-438zM222 613c2 1 4 2 6 3 83 45 174 76 267 94-93-17-183-49-265-93-3-2-5-3-8-4z">
            <text:p/>
          </draw:path>
        </draw:g>
        <draw:g>
          <draw:path draw:style-name="gr29" draw:text-style-name="P18" draw:layer="layout" svg:width="1.305cm" svg:height="0.709cm" svg:x="15.2cm" svg:y="13.887cm" svg:viewBox="0 0 1306 710" svg:d="M495 710l811-442-502-268-804 438c65 71 142 132 229 178 83 45 173 77 266 94z">
            <text:p/>
          </draw:path>
          <draw:path draw:style-name="gr30" draw:text-style-name="P3" draw:layer="layout" svg:width="1.305cm" svg:height="0.709cm" svg:x="15.2cm" svg:y="13.887cm" svg:viewBox="0 0 1306 710" svg:d="M495 710l811-442-502-268-804 438c65 71 142 132 229 178 83 45 173 77 266 94z">
            <text:p/>
          </draw:path>
        </draw:g>
        <draw:g>
          <draw:path draw:style-name="gr31" draw:text-style-name="P19" draw:layer="layout" svg:width="0.495cm" svg:height="1.376cm" svg:x="15.2cm" svg:y="14.324cm" svg:viewBox="0 0 496 1377" svg:d="M496 273c-93-17-183-48-266-93-87-47-165-108-230-180v1125c60 62 129 114 206 156 90 48 188 81 290 96l-1-1104z">
            <text:p/>
          </draw:path>
          <draw:path draw:style-name="gr32" draw:text-style-name="P3" draw:layer="layout" svg:width="0.495cm" svg:height="1.376cm" svg:x="15.2cm" svg:y="14.324cm" svg:viewBox="0 0 496 1377" svg:d="M496 273c-93-17-183-48-266-93-87-47-165-108-230-180v1125c60 62 129 114 206 156 90 48 188 81 290 96l-1-1104">
            <text:p/>
          </draw:path>
        </draw:g>
        <draw:g>
          <draw:polygon draw:style-name="gr33" draw:text-style-name="P20" draw:layer="layout" svg:width="0.81cm" svg:height="1.543cm" svg:x="15.695cm" svg:y="14.156cm" svg:viewBox="0 0 811 1544" draw:points="0,441 0,1544 811,1107 811,0">
            <text:p/>
          </draw:polygon>
          <draw:polygon draw:style-name="gr30" draw:text-style-name="P3" draw:layer="layout" svg:width="0.81cm" svg:height="1.543cm" svg:x="15.695cm" svg:y="14.156cm" svg:viewBox="0 0 811 1544" draw:points="0,441 0,1544 811,1107 811,0">
            <text:p/>
          </draw:polygon>
        </draw:g>
        <draw:path draw:style-name="gr18" draw:text-style-name="P3" draw:layer="layout" svg:width="1.305cm" svg:height="1.813cm" svg:x="15.2cm" svg:y="13.887cm" svg:viewBox="0 0 1306 1814" svg:d="M1306 268l-502-268-804 437v1126c59 61 128 114 205 155 90 48 188 81 290 96l811-438z">
          <text:p/>
        </draw:path>
        <draw:g>
          <draw:path draw:style-name="gr34" draw:text-style-name="P21" draw:layer="layout" svg:width="0.079cm" svg:height="0.099cm" svg:x="15.388cm" svg:y="15.006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15.388cm" svg:y="15.006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15.28cm" svg:y="15.234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15.267cm" svg:y="14.537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15.267cm" svg:y="14.537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15.373cm" svg:y="14.634cm" svg:viewBox="0 0 105 65" svg:d="M105 64c0-1 0-1-1-2-7-19-17-35-29-45-12-11-25-17-39-17-11 0-23 5-33 13-2 4-3 7-3 11 0 7 4 14 12 20 7 7 17 12 30 16 13 3 27 5 42 5 7 0 14 0 21-1z">
            <text:p/>
          </draw:path>
          <draw:path draw:style-name="gr39" draw:text-style-name="P3" draw:layer="layout" svg:width="0.104cm" svg:height="0.064cm" svg:x="15.373cm" svg:y="14.634cm" svg:viewBox="0 0 105 65" svg:d="M105 64c0-1 0-1-1-2-7-19-17-35-29-45-12-11-25-17-39-17-11 0-23 5-33 13-2 4-3 7-3 11 0 7 4 14 12 20 7 7 17 12 30 16 13 3 27 5 42 5 7 0 14 0 21-1z">
            <text:p/>
          </draw:path>
        </draw:g>
        <draw:path draw:style-name="gr42" draw:text-style-name="P25" draw:layer="layout" svg:width="0.335cm" svg:height="0.259cm" svg:x="15.28cm" svg:y="14.658cm" svg:viewBox="0 0 336 260" svg:d="M0 0v87c44 36 92 68 143 95 61 33 126 59 193 78v-88c-68-20-134-46-196-80-49-26-96-57-140-92z">
          <text:p/>
        </draw:path>
        <draw:path draw:style-name="gr37" draw:text-style-name="P22" draw:layer="layout" svg:width="0.335cm" svg:height="0.194cm" svg:x="15.28cm" svg:y="14.675cm" svg:viewBox="0 0 336 195" svg:d="M0 21c44 38 92 70 143 98 61 33 125 58 193 76v-22c-68-19-134-46-195-79-50-27-97-59-141-94z">
          <text:p/>
        </draw:path>
        <draw:path draw:style-name="gr30" draw:text-style-name="P3" draw:layer="layout" svg:width="0.335cm" svg:height="0.259cm" svg:x="15.28cm" svg:y="14.656cm" svg:viewBox="0 0 336 260" svg:d="M0 0v87c44 36 92 68 143 95 61 33 126 59 193 78">
          <text:p/>
        </draw:path>
        <draw:path draw:style-name="gr35" draw:text-style-name="P3" draw:layer="layout" svg:width="0.335cm" svg:height="0.259cm" svg:x="15.28cm" svg:y="14.659cm" svg:viewBox="0 0 336 260" svg:d="M336 260v-88c-68-20-134-46-196-80-49-26-96-57-140-92">
          <text:p/>
        </draw:path>
        <draw:frame draw:style-name="gr41" draw:text-style-name="P3" draw:layer="layout" svg:width="3.144cm" svg:height="1.215cm" svg:x="14.281cm" svg:y="15.7cm">
          <draw:text-box>
            <text:p text:style-name="P5"><text:span text:style-name="T1">Internal Server</text:span></text:p>
            <text:p text:style-name="P5"><text:span text:style-name="T3">Ubuntu Server 64</text:span></text:p>
          </draw:text-box>
        </draw:frame>
        <draw:frame draw:style-name="gr43" draw:text-style-name="P3" draw:layer="layout" svg:width="0.748cm" svg:height="0.749cm" svg:x="6.75cm" svg:y="14.42cm">
          <draw:text-box>
            <text:p text:style-name="P5"><text:span text:style-name="T1">...</text:span></text:p>
          </draw:text-box>
        </draw:frame>
        <draw:g>
          <draw:line draw:style-name="gr5" draw:text-style-name="P3" draw:layer="layout" svg:x1="8.475cm" svg:y1="6.636cm" svg:x2="8.475cm" svg:y2="9.796cm">
            <text:p/>
          </draw:line>
          <draw:frame draw:style-name="gr41" draw:text-style-name="P3" draw:layer="layout" svg:width="1.94cm" svg:height="1.215cm" draw:transform="rotate (1.5707963267949) translate (7.893cm 9.42cm)">
            <draw:text-box>
              <text:p text:style-name="P26"><text:span text:style-name="T2">.0.1</text:span></text:p>
              <text:p text:style-name="P26"><text:span text:style-name="T2">(lan-1)</text:span></text:p>
            </draw:text-box>
          </draw:frame>
        </draw:g>
        <draw:g>
          <draw:polygon draw:style-name="gr20" draw:text-style-name="P12" draw:layer="layout" svg:width="1.45cm" svg:height="1.087cm" svg:x="7.75cm" svg:y="9.252cm" svg:viewBox="0 0 1451 1088" draw:points="1176,1088 1430,943 1430,914 1451,900 1451,678 275,0 0,159 0,378 21,391 21,420">
            <text:p/>
          </draw:polygon>
          <draw:polygon draw:style-name="gr13" draw:text-style-name="P3" draw:layer="layout" svg:width="1.45cm" svg:height="1.087cm" svg:x="7.75cm" svg:y="9.252cm" svg:viewBox="0 0 1451 1088" draw:points="1176,1088 1430,943 1430,914 1451,900 1451,678 275,0 0,159 0,378 21,391 21,420">
            <text:p/>
          </draw:polygon>
        </draw:g>
        <draw:g>
          <draw:polygon draw:style-name="gr21" draw:text-style-name="P13" draw:layer="layout" svg:width="0.276cm" svg:height="0.41cm" svg:x="8.925cm" svg:y="9.93cm" svg:viewBox="0 0 277 411" draw:points="0,411 255,265 255,236 277,222 277,0 0,160">
            <text:p/>
          </draw:polygon>
          <draw:polygon draw:style-name="gr22" draw:text-style-name="P3" draw:layer="layout" svg:width="0.276cm" svg:height="0.41cm" svg:x="8.925cm" svg:y="9.93cm" svg:viewBox="0 0 277 411" draw:points="0,411 255,265 255,236 277,222 277,0 0,160">
            <text:p/>
          </draw:polygon>
        </draw:g>
        <draw:g>
          <draw:polygon draw:style-name="gr23" draw:text-style-name="P14" draw:layer="layout" svg:width="1.45cm" svg:height="0.837cm" svg:x="7.75cm" svg:y="9.252cm" svg:viewBox="0 0 1451 838" draw:points="0,159 1176,838 1451,678 275,0">
            <text:p/>
          </draw:polygon>
          <draw:polygon draw:style-name="gr22" draw:text-style-name="P3" draw:layer="layout" svg:width="1.45cm" svg:height="0.837cm" svg:x="7.75cm" svg:y="9.252cm" svg:viewBox="0 0 1451 838" draw:points="0,159 1176,838 1451,678 275,0">
            <text:p/>
          </draw:polygon>
        </draw:g>
        <draw:g>
          <draw:polygon draw:style-name="gr24" draw:text-style-name="P15" draw:layer="layout" svg:width="1.174cm" svg:height="0.928cm" svg:x="7.75cm" svg:y="9.412cm" svg:viewBox="0 0 1175 929" draw:points="21,261 1175,929 1175,678 0,0 0,218 21,231">
            <text:p/>
          </draw:polygon>
          <draw:polygon draw:style-name="gr25" draw:text-style-name="P3" draw:layer="layout" svg:width="1.174cm" svg:height="0.928cm" svg:x="7.75cm" svg:y="9.412cm" svg:viewBox="0 0 1175 929" draw:points="21,261 1175,929 1175,678 0,0 0,218 21,231">
            <text:p/>
          </draw:polygon>
        </draw:g>
        <draw:polygon draw:style-name="gr18" draw:text-style-name="P3" draw:layer="layout" svg:width="1.45cm" svg:height="1.087cm" svg:x="7.75cm" svg:y="9.252cm" svg:viewBox="0 0 1451 1088" draw:points="0,159 0,378 21,391 21,420 1176,1088 1430,943 1430,914 1451,900 1451,678 275,0">
          <text:p/>
        </draw:polygon>
        <draw:g>
          <draw:path draw:style-name="gr26" draw:text-style-name="P16" draw:layer="layout" svg:width="0.019cm" svg:height="0.024cm" svg:x="8.248cm" svg:y="9.784cm" svg:viewBox="0 0 20 25" svg:d="M18 9c1 2 1 4 2 6 0 2 0 4 0 6-1 1-2 2-3 3s-3 1-4 1c-2-1-4-1-6-3-1-1-3-3-4-5s-2-4-3-6c0-3 0-5 0-6 1-2 2-3 3-4 1-1 3-1 5-1 1 1 3 2 5 3 2 2 3 3 4 5 0 1 1 1 1 1z">
            <text:p/>
          </draw:path>
          <draw:path draw:style-name="gr27" draw:text-style-name="P3" draw:layer="layout" svg:width="0.019cm" svg:height="0.024cm" svg:x="8.248cm" svg:y="9.784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8.161cm" svg:y="9.733cm" svg:viewBox="0 0 20 25" svg:d="M18 9c1 2 1 4 2 6 0 2 0 4 0 6-1 1-2 2-3 3s-3 1-4 1c-2-1-4-1-6-3-1-1-3-3-4-5s-2-4-3-6c0-3 0-5 0-6 1-2 2-3 3-4 1-1 3-1 5-1 1 1 3 2 5 3 2 2 3 3 4 5 0 1 1 1 1 1z">
            <text:p/>
          </draw:path>
          <draw:path draw:style-name="gr27" draw:text-style-name="P3" draw:layer="layout" svg:width="0.019cm" svg:height="0.024cm" svg:x="8.161cm" svg:y="9.733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8.074cm" svg:y="9.683cm" svg:viewBox="0 0 20 25" svg:d="M18 9c1 2 1 4 2 6 0 2 0 4 0 6-1 1-2 2-3 3s-3 1-4 1c-2-1-4-1-6-3-1-1-3-3-4-5s-2-4-3-6c0-3 0-5 0-6 1-2 2-3 3-4 1-1 3-1 5-1 1 1 3 2 5 3 2 2 3 3 4 5 0 1 1 1 1 1z">
            <text:p/>
          </draw:path>
          <draw:path draw:style-name="gr27" draw:text-style-name="P3" draw:layer="layout" svg:width="0.019cm" svg:height="0.024cm" svg:x="8.074cm" svg:y="9.683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7.986cm" svg:y="9.632cm" svg:viewBox="0 0 20 25" svg:d="M18 9c1 2 1 4 2 6 0 2 0 4 0 6-1 1-2 2-3 3s-3 1-4 1c-2-1-4-1-6-3-1-1-3-3-4-5s-2-4-3-6c0-3 0-5 0-6 1-2 2-3 3-4 1-1 3-1 5-1 1 1 3 2 5 3 2 2 3 3 4 5 0 1 1 1 1 1z">
            <text:p/>
          </draw:path>
          <draw:path draw:style-name="gr27" draw:text-style-name="P3" draw:layer="layout" svg:width="0.019cm" svg:height="0.024cm" svg:x="7.986cm" svg:y="9.632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7.899cm" svg:y="9.582cm" svg:viewBox="0 0 20 25" svg:d="M18 9c1 2 1 4 2 6 0 2 0 4 0 6-1 1-2 2-3 3s-3 1-4 1c-2-1-4-1-6-3-1-1-3-3-4-5s-2-4-3-6c0-3 0-5 0-6 1-2 2-3 3-4 1-1 3-1 5-1 1 1 3 2 5 3 2 2 3 3 4 5 0 1 1 1 1 1z">
            <text:p/>
          </draw:path>
          <draw:path draw:style-name="gr27" draw:text-style-name="P3" draw:layer="layout" svg:width="0.019cm" svg:height="0.024cm" svg:x="7.899cm" svg:y="9.582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7.812cm" svg:y="9.532cm" svg:viewBox="0 0 20 25" svg:d="M18 9c1 2 1 4 2 6 0 2 0 4 0 6-1 1-2 2-3 3s-3 1-4 1c-2-1-4-1-6-3-1-1-3-3-4-5s-2-4-3-6c0-3 0-5 0-6 1-2 2-3 3-4 1-1 3-1 5-1 1 1 3 2 5 3 2 2 3 3 4 5 0 1 1 1 1 1z">
            <text:p/>
          </draw:path>
          <draw:path draw:style-name="gr27" draw:text-style-name="P3" draw:layer="layout" svg:width="0.019cm" svg:height="0.024cm" svg:x="7.812cm" svg:y="9.532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8.248cm" svg:y="9.746cm" svg:viewBox="0 0 20 25" svg:d="M18 9c1 2 1 4 2 6 0 2 0 4 0 6-1 1-2 2-3 3s-3 1-4 1c-2-1-4-1-6-3-1-1-3-3-4-5s-2-4-3-6c0-3 0-5 0-6 1-2 2-3 3-4 1-1 3-1 5-1 1 1 3 2 5 3 2 2 3 3 4 5 0 1 1 1 1 1z">
            <text:p/>
          </draw:path>
          <draw:path draw:style-name="gr27" draw:text-style-name="P3" draw:layer="layout" svg:width="0.019cm" svg:height="0.024cm" svg:x="8.248cm" svg:y="9.746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8.161cm" svg:y="9.695cm" svg:viewBox="0 0 20 25" svg:d="M18 9c1 2 1 4 2 6 0 2 0 4 0 6-1 1-2 2-3 3s-3 1-4 1c-2-1-4-1-6-3-1-1-3-3-4-5s-2-4-3-6c0-3 0-5 0-6 1-2 2-3 3-4 1-1 3-1 5-1 1 1 3 2 5 3 2 2 3 3 4 5 0 1 1 1 1 1z">
            <text:p/>
          </draw:path>
          <draw:path draw:style-name="gr27" draw:text-style-name="P3" draw:layer="layout" svg:width="0.019cm" svg:height="0.024cm" svg:x="8.161cm" svg:y="9.695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8.074cm" svg:y="9.645cm" svg:viewBox="0 0 20 25" svg:d="M18 9c1 2 1 4 2 6 0 2 0 4 0 6-1 1-2 2-3 3s-3 1-4 1c-2-1-4-1-6-3-1-1-3-3-4-5s-2-4-3-6c0-3 0-5 0-6 1-2 2-3 3-4 1-1 3-1 5-1 1 1 3 2 5 3 2 2 3 3 4 5 0 1 1 1 1 1z">
            <text:p/>
          </draw:path>
          <draw:path draw:style-name="gr27" draw:text-style-name="P3" draw:layer="layout" svg:width="0.019cm" svg:height="0.024cm" svg:x="8.074cm" svg:y="9.645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7.986cm" svg:y="9.595cm" svg:viewBox="0 0 20 25" svg:d="M18 9c1 2 1 4 2 6 0 2 0 4 0 6-1 1-2 2-3 3s-3 1-4 1c-2-1-4-1-6-3-1-1-3-3-4-5s-2-4-3-6c0-3 0-5 0-6 1-2 2-3 3-4 1-1 3-1 5-1 1 1 3 2 5 3 2 2 3 3 4 5 0 1 1 1 1 1z">
            <text:p/>
          </draw:path>
          <draw:path draw:style-name="gr27" draw:text-style-name="P3" draw:layer="layout" svg:width="0.019cm" svg:height="0.024cm" svg:x="7.986cm" svg:y="9.595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7.899cm" svg:y="9.544cm" svg:viewBox="0 0 20 25" svg:d="M18 9c1 2 1 4 2 6 0 2 0 4 0 6-1 1-2 2-3 3s-3 1-4 1c-2-1-4-1-6-3-1-1-3-3-4-5s-2-4-3-6c0-3 0-5 0-6 1-2 2-3 3-4 1-1 3-1 5-1 1 1 3 2 5 3 2 2 3 3 4 5 0 1 1 1 1 1z">
            <text:p/>
          </draw:path>
          <draw:path draw:style-name="gr27" draw:text-style-name="P3" draw:layer="layout" svg:width="0.019cm" svg:height="0.024cm" svg:x="7.899cm" svg:y="9.544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7.812cm" svg:y="9.494cm" svg:viewBox="0 0 20 25" svg:d="M18 9c1 2 1 4 2 6 0 2 0 4 0 6-1 1-2 2-3 3s-3 1-4 1c-2-1-4-1-6-3-1-1-3-3-4-5s-2-4-3-6c0-3 0-5 0-6 1-2 2-3 3-4 1-1 3-1 5-1 1 1 3 2 5 3 2 2 3 3 4 5 0 1 1 1 1 1z">
            <text:p/>
          </draw:path>
          <draw:path draw:style-name="gr27" draw:text-style-name="P3" draw:layer="layout" svg:width="0.019cm" svg:height="0.024cm" svg:x="7.812cm" svg:y="9.494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8.248cm" svg:y="9.821cm" svg:viewBox="0 0 20 25" svg:d="M18 9c1 2 1 4 2 6 0 2 0 4 0 6-1 1-2 2-3 3s-3 1-4 1c-2-1-4-1-6-3-1-1-3-3-4-5s-2-4-3-6c0-3 0-5 0-6 1-2 2-3 3-4 1-1 3-1 5-1 1 1 3 2 5 3 2 2 3 3 4 5 0 1 1 1 1 1z">
            <text:p/>
          </draw:path>
          <draw:path draw:style-name="gr27" draw:text-style-name="P3" draw:layer="layout" svg:width="0.019cm" svg:height="0.024cm" svg:x="8.248cm" svg:y="9.821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8.161cm" svg:y="9.77cm" svg:viewBox="0 0 20 25" svg:d="M18 9c1 2 1 4 2 6 0 2 0 4 0 6-1 1-2 2-3 3s-3 1-4 1c-2-1-4-1-6-3-1-1-3-3-4-5s-2-4-3-6c0-3 0-5 0-6 1-2 2-3 3-4 1-1 3-1 5-1 1 1 3 2 5 3 2 2 3 3 4 5 0 1 1 1 1 1z">
            <text:p/>
          </draw:path>
          <draw:path draw:style-name="gr27" draw:text-style-name="P3" draw:layer="layout" svg:width="0.019cm" svg:height="0.024cm" svg:x="8.161cm" svg:y="9.77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8.074cm" svg:y="9.72cm" svg:viewBox="0 0 20 25" svg:d="M18 9c1 2 1 4 2 6 0 2 0 4 0 6-1 1-2 2-3 3s-3 1-4 1c-2-1-4-1-6-3-1-1-3-3-4-5s-2-4-3-6c0-3 0-5 0-6 1-2 2-3 3-4 1-1 3-1 5-1 1 1 3 2 5 3 2 2 3 3 4 5 0 1 1 1 1 1z">
            <text:p/>
          </draw:path>
          <draw:path draw:style-name="gr27" draw:text-style-name="P3" draw:layer="layout" svg:width="0.019cm" svg:height="0.024cm" svg:x="8.074cm" svg:y="9.72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7.986cm" svg:y="9.67cm" svg:viewBox="0 0 20 25" svg:d="M18 9c1 2 1 4 2 6 0 2 0 4 0 6-1 1-2 2-3 3s-3 1-4 1c-2-1-4-1-6-3-1-1-3-3-4-5s-2-4-3-6c0-3 0-5 0-6 1-2 2-3 3-4 1-1 3-1 5-1 1 1 3 2 5 3 2 2 3 3 4 5 0 1 1 1 1 1z">
            <text:p/>
          </draw:path>
          <draw:path draw:style-name="gr27" draw:text-style-name="P3" draw:layer="layout" svg:width="0.019cm" svg:height="0.024cm" svg:x="7.986cm" svg:y="9.67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7.899cm" svg:y="9.619cm" svg:viewBox="0 0 20 25" svg:d="M18 9c1 2 1 4 2 6 0 2 0 4 0 6-1 1-2 2-3 3s-3 1-4 1c-2-1-4-1-6-3-1-1-3-3-4-5s-2-4-3-6c0-3 0-5 0-6 1-2 2-3 3-4 1-1 3-1 5-1 1 1 3 2 5 3 2 2 3 3 4 5 0 1 1 1 1 1z">
            <text:p/>
          </draw:path>
          <draw:path draw:style-name="gr27" draw:text-style-name="P3" draw:layer="layout" svg:width="0.019cm" svg:height="0.024cm" svg:x="7.899cm" svg:y="9.619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7.812cm" svg:y="9.569cm" svg:viewBox="0 0 20 25" svg:d="M18 9c1 2 1 4 2 6 0 2 0 4 0 6-1 1-2 2-3 3s-3 1-4 1c-2-1-4-1-6-3-1-1-3-3-4-5s-2-4-3-6c0-3 0-5 0-6 1-2 2-3 3-4 1-1 3-1 5-1 1 1 3 2 5 3 2 2 3 3 4 5 0 1 1 1 1 1z">
            <text:p/>
          </draw:path>
          <draw:path draw:style-name="gr27" draw:text-style-name="P3" draw:layer="layout" svg:width="0.019cm" svg:height="0.024cm" svg:x="7.812cm" svg:y="9.569cm" svg:viewBox="0 0 20 25" svg:d="M18 9c1 2 1 4 2 6 0 2 0 4 0 6-1 1-2 2-3 3s-3 1-4 1c-2-1-4-1-6-3-1-1-3-3-4-5s-2-4-3-6c0-3 0-5 0-6 1-2 2-3 3-4 1-1 3-1 5-1 1 1 3 2 5 3 2 2 3 3 4 5 0 1 1 1 1 1z">
            <text:p/>
          </draw:path>
        </draw:g>
        <draw:frame draw:style-name="gr19" draw:text-style-name="P3" draw:layer="layout" svg:width="1.982cm" svg:height="1.681cm" svg:x="7.409cm" svg:y="10.359cm">
          <draw:text-box>
            <text:p text:style-name="P5"><text:span text:style-name="T1">Internal</text:span></text:p>
            <text:p text:style-name="P5"><text:span text:style-name="T1">Network</text:span></text:p>
            <text:p text:style-name="P5"><text:span text:style-name="T1">“</text:span><text:span text:style-name="T1">Internet”</text:span></text:p>
          </draw:text-box>
        </draw:frame>
        <draw:g>
          <draw:g>
            <draw:path draw:style-name="gr1" draw:text-style-name="P1" draw:layer="layout" svg:width="2.503cm" svg:height="0.842cm" svg:x="3.5cm" svg:y="6.216cm" svg:viewBox="0 0 2504 843" svg:d="M97 387c-22 9-40 18-55 29-27 20-42 43-42 66s15 46 42 66c28 20 67 36 114 48 29 7 60 12 92 14 0 2 0 3 0 4 0 29 18 56 51 81 34 24 82 44 140 58s123 22 190 22 133-8 191-22c4-1 9-2 13-3 5 4 10 8 15 12 34 24 83 45 141 59 59 14 125 22 193 22 67 0 134-8 192-22s106-34 140-58c8 2 17 4 26 7 69 17 148 25 229 25 80 0 159-8 229-25 69-17 127-42 168-71 40-29 61-62 61-96 0-1 0-1 0-2 35-3 69-8 100-16 54-13 99-32 130-54 31-23 47-48 47-74s-16-52-47-75c-18-12-40-24-66-34 6-4 12-7 17-11 25-18 37-38 37-58 0-21-12-41-37-58-24-18-59-33-101-43-41-10-88-15-135-16-11-14-25-29-44-42-41-30-101-55-174-73-72-17-154-27-237-27-84 0-166 10-238 27-49 12-93 28-129 46-41-27-97-50-164-66-71-18-152-27-234-27s-162 9-233 27c-71 17-130 42-171 71-8 6-15 12-22 18-15 0-30-1-46-1-76 0-152 9-218 25-67 16-122 39-160 67-39 28-59 59-59 92 0 31 19 61 54 88z">
              <text:p/>
            </draw:path>
            <draw:path draw:style-name="gr44" draw:text-style-name="P3" draw:layer="layout" svg:width="2.503cm" svg:height="0.842cm" svg:x="3.5cm" svg:y="6.216cm" svg:viewBox="0 0 2504 843" svg:d="M97 387c-22 9-40 18-55 29-27 20-42 43-42 66s15 46 42 66c28 20 67 36 114 48 29 7 60 12 92 14 0 2 0 3 0 4 0 29 18 56 51 81 34 24 82 44 140 58s123 22 190 22 133-8 191-22c4-1 9-2 13-3 5 4 10 8 15 12 34 24 83 45 141 59 59 14 125 22 193 22 67 0 134-8 192-22s106-34 140-58c8 2 17 4 26 7 69 17 148 25 229 25 80 0 159-8 229-25 69-17 127-42 168-71 40-29 61-62 61-96 0-1 0-1 0-2 35-3 69-8 100-16 54-13 99-32 130-54 31-23 47-48 47-74s-16-52-47-75c-18-12-40-24-66-34 6-4 12-7 17-11 25-18 37-38 37-58 0-21-12-41-37-58-24-18-59-33-101-43-41-10-88-15-135-16-11-14-25-29-44-42-41-30-101-55-174-73-72-17-154-27-237-27-84 0-166 10-238 27-49 12-93 28-129 46-41-27-97-50-164-66-71-18-152-27-234-27s-162 9-233 27c-71 17-130 42-171 71-8 6-15 12-22 18-15 0-30-1-46-1-76 0-152 9-218 25-67 16-122 39-160 67-39 28-59 59-59 92 0 31 19 61 54 88z">
              <text:p/>
            </draw:path>
          </draw:g>
          <draw:frame draw:style-name="gr45" draw:text-style-name="P3" draw:layer="layout" svg:width="2.5cm" svg:height="0.84cm" svg:x="3.5cm" svg:y="6.216cm">
            <draw:text-box>
              <text:p text:style-name="P5"><text:span text:style-name="T1">Management</text:span></text:p>
            </draw:text-box>
          </draw:frame>
        </draw:g>
        <draw:g>
          <draw:line draw:style-name="gr11" draw:text-style-name="P3" draw:layer="layout" svg:x1="8.474cm" svg:y1="6.636cm" svg:x2="5.99cm" svg:y2="6.636cm">
            <text:p/>
          </draw:line>
          <draw:frame draw:style-name="gr6" draw:text-style-name="P3" draw:layer="layout" svg:width="2.256cm" svg:height="0.749cm" svg:x="5.872cm" svg:y="6.026cm">
            <draw:text-box>
              <text:p text:style-name="P5"><text:span text:style-name="T2">.30 (wlan-1)</text:span></text:p>
            </draw:text-box>
          </draw:frame>
        </draw:g>
        <draw:g>
          <draw:g>
            <draw:path draw:style-name="gr1" draw:text-style-name="P1" draw:layer="layout" svg:width="2.504cm" svg:height="0.842cm" svg:x="3.5cm" svg:y="7.26cm" svg:viewBox="0 0 2505 843" svg:d="M97 387c-21 9-40 18-55 29-27 20-42 43-42 66s15 46 42 66c28 20 67 36 114 48 29 7 60 12 92 14 0 2 0 3 0 4 0 29 18 56 51 81 34 24 82 44 140 58s123 22 190 22 133-8 191-22c5-1 9-2 14-3 4 4 9 8 14 12 34 24 83 45 141 59 59 14 125 22 193 22s134-8 193-22c57-14 105-34 139-58 9 2 17 4 26 7 70 17 149 25 229 25 81 0 160-8 230-25 69-17 127-42 167-71 41-29 62-62 62-96 0-1 0-1 0-2 35-3 69-8 100-16 54-13 99-32 130-54 31-23 47-48 47-74s-16-52-47-75c-18-12-40-24-66-34 6-4 12-7 17-11 24-18 37-38 37-58 0-21-13-41-37-58-24-18-59-33-101-43-41-10-88-15-135-16-11-14-25-29-44-42-42-30-102-55-174-73-72-17-154-27-238-27-83 0-165 10-237 27-50 12-94 28-130 46-41-27-97-50-163-66-72-18-152-27-234-27s-163 9-234 27c-71 17-130 42-171 71-8 6-15 12-22 18-15 0-30-1-45-1-77 0-153 9-219 25-67 16-122 39-160 67-39 28-59 59-59 92 0 31 19 61 54 88z">
              <text:p/>
            </draw:path>
            <draw:path draw:style-name="gr44" draw:text-style-name="P3" draw:layer="layout" svg:width="2.504cm" svg:height="0.842cm" svg:x="3.5cm" svg:y="7.26cm" svg:viewBox="0 0 2505 843" svg:d="M97 387c-21 9-40 18-55 29-27 20-42 43-42 66s15 46 42 66c28 20 67 36 114 48 29 7 60 12 92 14 0 2 0 3 0 4 0 29 18 56 51 81 34 24 82 44 140 58s123 22 190 22 133-8 191-22c5-1 9-2 14-3 4 4 9 8 14 12 34 24 83 45 141 59 59 14 125 22 193 22s134-8 193-22c57-14 105-34 139-58 9 2 17 4 26 7 70 17 149 25 229 25 81 0 160-8 230-25 69-17 127-42 167-71 41-29 62-62 62-96 0-1 0-1 0-2 35-3 69-8 100-16 54-13 99-32 130-54 31-23 47-48 47-74s-16-52-47-75c-18-12-40-24-66-34 6-4 12-7 17-11 24-18 37-38 37-58 0-21-13-41-37-58-24-18-59-33-101-43-41-10-88-15-135-16-11-14-25-29-44-42-42-30-102-55-174-73-72-17-154-27-238-27-83 0-165 10-237 27-50 12-94 28-130 46-41-27-97-50-163-66-72-18-152-27-234-27s-163 9-234 27c-71 17-130 42-171 71-8 6-15 12-22 18-15 0-30-1-45-1-77 0-153 9-219 25-67 16-122 39-160 67-39 28-59 59-59 92 0 31 19 61 54 88z">
              <text:p/>
            </draw:path>
          </draw:g>
          <draw:frame draw:style-name="gr45" draw:text-style-name="P3" draw:layer="layout" svg:width="2.5cm" svg:height="0.84cm" svg:x="3.5cm" svg:y="7.26cm">
            <draw:text-box>
              <text:p text:style-name="P5"><text:span text:style-name="T1">Management</text:span></text:p>
            </draw:text-box>
          </draw:frame>
        </draw:g>
        <draw:g>
          <draw:line draw:style-name="gr11" draw:text-style-name="P3" draw:layer="layout" svg:x1="4.74cm" svg:y1="9.699cm" svg:x2="4.74cm" svg:y2="8.098cm">
            <text:p/>
          </draw:line>
          <draw:frame draw:style-name="gr6" draw:text-style-name="P3" draw:layer="layout" svg:width="1.94cm" svg:height="0.749cm" svg:x="4.13cm" svg:y="8.18cm">
            <draw:text-box>
              <text:p text:style-name="P5"><text:span text:style-name="T2">.31</text:span></text:p>
            </draw:text-box>
          </draw:frame>
        </draw:g>
        <draw:g>
          <draw:path draw:style-name="gr20" draw:text-style-name="P12" draw:layer="layout" svg:width="1.305cm" svg:height="1.813cm" svg:x="3.58cm" svg:y="8.504cm" svg:viewBox="0 0 1306 1814" svg:d="M1306 268l-502-268-804 437v1126c59 61 129 114 205 155 90 48 188 81 291 96l810-438zM222 613c2 1 5 2 7 3 83 45 173 76 267 94-94-17-184-49-266-93-3-2-5-3-8-4z">
            <text:p/>
          </draw:path>
          <draw:path draw:style-name="gr13" draw:text-style-name="P3" draw:layer="layout" svg:width="1.305cm" svg:height="1.813cm" svg:x="3.58cm" svg:y="8.504cm" svg:viewBox="0 0 1306 1814" svg:d="M1306 268l-502-268-804 437v1126c59 61 129 114 205 155 90 48 188 81 291 96l810-438zM222 613c2 1 5 2 7 3 83 45 173 76 267 94-94-17-184-49-266-93-3-2-5-3-8-4z">
            <text:p/>
          </draw:path>
        </draw:g>
        <draw:g>
          <draw:path draw:style-name="gr29" draw:text-style-name="P18" draw:layer="layout" svg:width="1.305cm" svg:height="0.709cm" svg:x="3.58cm" svg:y="8.504cm" svg:viewBox="0 0 1306 710" svg:d="M496 710l810-442-502-268-804 438c65 71 143 132 230 178 82 45 172 77 266 94z">
            <text:p/>
          </draw:path>
          <draw:path draw:style-name="gr30" draw:text-style-name="P3" draw:layer="layout" svg:width="1.305cm" svg:height="0.709cm" svg:x="3.58cm" svg:y="8.504cm" svg:viewBox="0 0 1306 710" svg:d="M496 710l810-442-502-268-804 438c65 71 143 132 230 178 82 45 172 77 266 94z">
            <text:p/>
          </draw:path>
        </draw:g>
        <draw:g>
          <draw:path draw:style-name="gr31" draw:text-style-name="P19" draw:layer="layout" svg:width="0.495cm" svg:height="1.376cm" svg:x="3.58cm" svg:y="8.94cm" svg:viewBox="0 0 496 1377" svg:d="M496 273c-93-17-183-48-266-93-87-47-165-108-230-180v1125c60 62 129 114 206 156 90 48 188 81 290 96l-1-1104z">
            <text:p/>
          </draw:path>
          <draw:path draw:style-name="gr32" draw:text-style-name="P3" draw:layer="layout" svg:width="0.495cm" svg:height="1.376cm" svg:x="3.58cm" svg:y="8.94cm" svg:viewBox="0 0 496 1377" svg:d="M496 273c-93-17-183-48-266-93-87-47-165-108-230-180v1125c60 62 129 114 206 156 90 48 188 81 290 96l-1-1104">
            <text:p/>
          </draw:path>
        </draw:g>
        <draw:g>
          <draw:polygon draw:style-name="gr33" draw:text-style-name="P20" draw:layer="layout" svg:width="0.81cm" svg:height="1.543cm" svg:x="4.075cm" svg:y="8.773cm" svg:viewBox="0 0 811 1544" draw:points="0,441 0,1544 811,1107 811,0">
            <text:p/>
          </draw:polygon>
          <draw:polygon draw:style-name="gr30" draw:text-style-name="P3" draw:layer="layout" svg:width="0.81cm" svg:height="1.543cm" svg:x="4.075cm" svg:y="8.773cm" svg:viewBox="0 0 811 1544" draw:points="0,441 0,1544 811,1107 811,0">
            <text:p/>
          </draw:polygon>
        </draw:g>
        <draw:path draw:style-name="gr18" draw:text-style-name="P3" draw:layer="layout" svg:width="1.305cm" svg:height="1.813cm" svg:x="3.58cm" svg:y="8.504cm" svg:viewBox="0 0 1306 1814" svg:d="M1306 268l-502-268-804 437v1126c59 61 129 114 205 155 90 48 188 81 291 96l810-438z">
          <text:p/>
        </draw:path>
        <draw:g>
          <draw:path draw:style-name="gr34" draw:text-style-name="P21" draw:layer="layout" svg:width="0.079cm" svg:height="0.099cm" svg:x="3.768cm" svg:y="9.622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3.768cm" svg:y="9.622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3.66cm" svg:y="9.851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3.647cm" svg:y="9.153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3.647cm" svg:y="9.153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3.753cm" svg:y="9.251cm" svg:viewBox="0 0 105 65" svg:d="M105 64c0-1 0-1-1-2-7-19-17-35-29-45-12-11-25-17-39-17-11 0-23 5-33 13-2 4-3 7-3 11 0 7 4 14 12 20 7 7 17 12 30 16 13 3 27 5 42 5 7 0 14 0 21-1z">
            <text:p/>
          </draw:path>
          <draw:path draw:style-name="gr39" draw:text-style-name="P3" draw:layer="layout" svg:width="0.104cm" svg:height="0.064cm" svg:x="3.753cm" svg:y="9.251cm" svg:viewBox="0 0 105 65" svg:d="M105 64c0-1 0-1-1-2-7-19-17-35-29-45-12-11-25-17-39-17-11 0-23 5-33 13-2 4-3 7-3 11 0 7 4 14 12 20 7 7 17 12 30 16 13 3 27 5 42 5 7 0 14 0 21-1z">
            <text:p/>
          </draw:path>
        </draw:g>
        <draw:path draw:style-name="gr42" draw:text-style-name="P25" draw:layer="layout" svg:width="0.335cm" svg:height="0.259cm" svg:x="3.66cm" svg:y="9.274cm" svg:viewBox="0 0 336 260" svg:d="M0 0v87c44 36 92 68 143 95 61 33 126 59 193 78v-88c-68-20-134-46-196-80-49-26-96-57-140-92z">
          <text:p/>
        </draw:path>
        <draw:path draw:style-name="gr37" draw:text-style-name="P22" draw:layer="layout" svg:width="0.335cm" svg:height="0.194cm" svg:x="3.66cm" svg:y="9.291cm" svg:viewBox="0 0 336 195" svg:d="M0 21c44 38 92 70 143 98 61 33 125 58 193 76v-22c-68-19-134-46-195-79-50-27-97-59-141-94z">
          <text:p/>
        </draw:path>
        <draw:path draw:style-name="gr30" draw:text-style-name="P3" draw:layer="layout" svg:width="0.335cm" svg:height="0.259cm" svg:x="3.66cm" svg:y="9.273cm" svg:viewBox="0 0 336 260" svg:d="M0 0v87c44 36 92 68 143 95 61 33 126 59 193 78">
          <text:p/>
        </draw:path>
        <draw:path draw:style-name="gr35" draw:text-style-name="P3" draw:layer="layout" svg:width="0.335cm" svg:height="0.259cm" svg:x="3.66cm" svg:y="9.276cm" svg:viewBox="0 0 336 260" svg:d="M336 260v-88c-68-20-134-46-196-80-49-26-96-57-140-92">
          <text:p/>
        </draw:path>
        <draw:g>
          <draw:line draw:style-name="gr5" draw:text-style-name="P3" draw:layer="layout" svg:x1="8.475cm" svg:y1="6.636cm" svg:x2="8.475cm" svg:y2="4.197cm">
            <text:p/>
          </draw:line>
          <draw:frame draw:style-name="gr41" draw:text-style-name="P3" draw:layer="layout" svg:width="1.94cm" svg:height="1.215cm" draw:transform="rotate (1.5707963267949) translate (7.893cm 6.17cm)">
            <draw:text-box>
              <text:p text:style-name="P5"><text:span text:style-name="T2">DHCP</text:span></text:p>
              <text:p text:style-name="P5"><text:span text:style-name="T2">(wan-1)</text:span></text:p>
            </draw:text-box>
          </draw:frame>
        </draw:g>
        <draw:g>
          <draw:polygon draw:style-name="gr46" draw:text-style-name="P27" draw:layer="layout" svg:width="1.087cm" svg:height="1.813cm" svg:x="7.931cm" svg:y="5.73cm" svg:viewBox="0 0 1088 1814" draw:points="798,1814 1088,1647 1088,461 290,0 0,166 0,1349">
            <text:p/>
          </draw:polygon>
          <draw:polygon draw:style-name="gr13" draw:text-style-name="P3" draw:layer="layout" svg:width="1.087cm" svg:height="1.813cm" svg:x="7.931cm" svg:y="5.73cm" svg:viewBox="0 0 1088 1814" draw:points="798,1814 1088,1647 1088,461 290,0 0,166 0,1349">
            <text:p/>
          </draw:polygon>
        </draw:g>
        <draw:polygon draw:style-name="gr14" draw:text-style-name="P9" draw:layer="layout" svg:width="0.29cm" svg:height="1.352cm" svg:x="8.729cm" svg:y="6.19cm" svg:viewBox="0 0 291 1353" draw:points="0,170 0,1353 291,1186 291,0">
          <text:p/>
        </draw:polygon>
        <draw:polygon draw:style-name="gr15" draw:text-style-name="P10" draw:layer="layout" svg:width="1.087cm" svg:height="0.631cm" svg:x="7.931cm" svg:y="5.73cm" svg:viewBox="0 0 1088 632" draw:points="0,167 798,632 1088,461 290,0">
          <text:p/>
        </draw:polygon>
        <draw:polygon draw:style-name="gr16" draw:text-style-name="P11" draw:layer="layout" svg:width="0.798cm" svg:height="1.646cm" svg:x="7.931cm" svg:y="5.897cm" svg:viewBox="0 0 799 1647" draw:points="0,1182 799,1647 799,465 0,0">
          <text:p/>
        </draw:polygon>
        <draw:path draw:style-name="gr17" draw:text-style-name="P3" draw:layer="layout" svg:width="0.943cm" svg:height="1.515cm" svg:x="8.004cm" svg:y="5.94cm" svg:viewBox="0 0 944 1516" svg:d="M0 0l727 420 217-123M727 420v1096M0 195l727 421M0 391l727 421M0 587l727 421M0 791l727 420M0 986l727 421M530 1095v196M130 871v195M327 776v203M530 703v189M130 471v188M327 384v195M130 79v189">
          <text:p/>
        </draw:path>
        <draw:polygon draw:style-name="gr18" draw:text-style-name="P3" draw:layer="layout" svg:width="1.087cm" svg:height="1.813cm" svg:x="7.931cm" svg:y="5.73cm" svg:viewBox="0 0 1088 1814" draw:points="0,1349 798,1814 1088,1647 1088,461 290,0 0,166">
          <text:p/>
        </draw:polygon>
        <draw:frame draw:style-name="gr19" draw:text-style-name="P3" draw:layer="layout" svg:width="1.765cm" svg:height="1.681cm" svg:x="9.118cm" svg:y="6.059cm">
          <draw:text-box>
            <text:p text:style-name="P2"><text:span text:style-name="T1">Internet</text:span></text:p>
            <text:p text:style-name="P2"><text:span text:style-name="T1">Router</text:span></text:p>
            <text:p text:style-name="P2"><text:span text:style-name="T3">IPFire 64</text:span></text:p>
          </draw:text-box>
        </draw:frame>
        <draw:g>
          <draw:path draw:style-name="gr20" draw:text-style-name="P12" draw:layer="layout" svg:width="1.305cm" svg:height="1.813cm" svg:x="4.088cm" svg:y="8.794cm" svg:viewBox="0 0 1306 1814" svg:d="M1306 268l-502-268-804 437v1126c59 61 129 114 205 155 90 48 188 81 291 96l810-438zM222 613c2 1 5 2 7 3 83 45 173 76 267 94-94-17-184-49-266-93-3-2-5-3-8-4z">
            <text:p/>
          </draw:path>
          <draw:path draw:style-name="gr13" draw:text-style-name="P3" draw:layer="layout" svg:width="1.305cm" svg:height="1.813cm" svg:x="4.088cm" svg:y="8.794cm" svg:viewBox="0 0 1306 1814" svg:d="M1306 268l-502-268-804 437v1126c59 61 129 114 205 155 90 48 188 81 291 96l810-438zM222 613c2 1 5 2 7 3 83 45 173 76 267 94-94-17-184-49-266-93-3-2-5-3-8-4z">
            <text:p/>
          </draw:path>
        </draw:g>
        <draw:g>
          <draw:path draw:style-name="gr29" draw:text-style-name="P18" draw:layer="layout" svg:width="1.305cm" svg:height="0.709cm" svg:x="4.088cm" svg:y="8.794cm" svg:viewBox="0 0 1306 710" svg:d="M496 710l810-442-502-268-804 438c65 71 143 132 230 178 82 45 172 77 266 94z">
            <text:p/>
          </draw:path>
          <draw:path draw:style-name="gr30" draw:text-style-name="P3" draw:layer="layout" svg:width="1.305cm" svg:height="0.709cm" svg:x="4.088cm" svg:y="8.794cm" svg:viewBox="0 0 1306 710" svg:d="M496 710l810-442-502-268-804 438c65 71 143 132 230 178 82 45 172 77 266 94z">
            <text:p/>
          </draw:path>
        </draw:g>
        <draw:g>
          <draw:path draw:style-name="gr31" draw:text-style-name="P19" draw:layer="layout" svg:width="0.495cm" svg:height="1.376cm" svg:x="4.088cm" svg:y="9.23cm" svg:viewBox="0 0 496 1377" svg:d="M496 273c-93-17-183-48-266-93-87-47-165-108-230-180v1125c60 62 129 114 206 156 90 48 188 81 290 96l-1-1104z">
            <text:p/>
          </draw:path>
          <draw:path draw:style-name="gr32" draw:text-style-name="P3" draw:layer="layout" svg:width="0.495cm" svg:height="1.376cm" svg:x="4.088cm" svg:y="9.23cm" svg:viewBox="0 0 496 1377" svg:d="M496 273c-93-17-183-48-266-93-87-47-165-108-230-180v1125c60 62 129 114 206 156 90 48 188 81 290 96l-1-1104">
            <text:p/>
          </draw:path>
        </draw:g>
        <draw:g>
          <draw:polygon draw:style-name="gr33" draw:text-style-name="P20" draw:layer="layout" svg:width="0.81cm" svg:height="1.543cm" svg:x="4.583cm" svg:y="9.062cm" svg:viewBox="0 0 811 1544" draw:points="0,441 0,1544 811,1107 811,0">
            <text:p/>
          </draw:polygon>
          <draw:polygon draw:style-name="gr30" draw:text-style-name="P3" draw:layer="layout" svg:width="0.81cm" svg:height="1.543cm" svg:x="4.583cm" svg:y="9.062cm" svg:viewBox="0 0 811 1544" draw:points="0,441 0,1544 811,1107 811,0">
            <text:p/>
          </draw:polygon>
        </draw:g>
        <draw:path draw:style-name="gr18" draw:text-style-name="P3" draw:layer="layout" svg:width="1.305cm" svg:height="1.813cm" svg:x="4.088cm" svg:y="8.794cm" svg:viewBox="0 0 1306 1814" svg:d="M1306 268l-502-268-804 437v1126c59 61 129 114 205 155 90 48 188 81 291 96l810-438z">
          <text:p/>
        </draw:path>
        <draw:g>
          <draw:path draw:style-name="gr34" draw:text-style-name="P21" draw:layer="layout" svg:width="0.079cm" svg:height="0.099cm" svg:x="4.276cm" svg:y="9.912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4.276cm" svg:y="9.912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4.168cm" svg:y="10.141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4.154cm" svg:y="9.443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4.154cm" svg:y="9.443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4.261cm" svg:y="9.541cm" svg:viewBox="0 0 105 65" svg:d="M105 64c0-1 0-1-1-2-7-19-17-35-29-45-12-11-25-17-39-17-11 0-23 5-33 13-2 4-3 7-3 11 0 7 4 14 12 20 7 7 17 12 30 16 13 3 27 5 42 5 7 0 14 0 21-1z">
            <text:p/>
          </draw:path>
          <draw:path draw:style-name="gr39" draw:text-style-name="P3" draw:layer="layout" svg:width="0.104cm" svg:height="0.064cm" svg:x="4.261cm" svg:y="9.541cm" svg:viewBox="0 0 105 65" svg:d="M105 64c0-1 0-1-1-2-7-19-17-35-29-45-12-11-25-17-39-17-11 0-23 5-33 13-2 4-3 7-3 11 0 7 4 14 12 20 7 7 17 12 30 16 13 3 27 5 42 5 7 0 14 0 21-1z">
            <text:p/>
          </draw:path>
        </draw:g>
        <draw:path draw:style-name="gr42" draw:text-style-name="P25" draw:layer="layout" svg:width="0.335cm" svg:height="0.259cm" svg:x="4.168cm" svg:y="9.564cm" svg:viewBox="0 0 336 260" svg:d="M0 0v87c44 36 92 68 143 95 61 33 126 59 193 78v-88c-68-20-134-46-196-80-49-26-96-57-140-92z">
          <text:p/>
        </draw:path>
        <draw:path draw:style-name="gr37" draw:text-style-name="P22" draw:layer="layout" svg:width="0.335cm" svg:height="0.194cm" svg:x="4.168cm" svg:y="9.581cm" svg:viewBox="0 0 336 195" svg:d="M0 21c44 38 92 70 143 98 61 33 125 58 193 76v-22c-68-19-134-46-195-79-50-27-97-59-141-94z">
          <text:p/>
        </draw:path>
        <draw:path draw:style-name="gr30" draw:text-style-name="P3" draw:layer="layout" svg:width="0.335cm" svg:height="0.259cm" svg:x="4.168cm" svg:y="9.563cm" svg:viewBox="0 0 336 260" svg:d="M0 0v87c44 36 92 68 143 95 61 33 126 59 193 78">
          <text:p/>
        </draw:path>
        <draw:path draw:style-name="gr35" draw:text-style-name="P3" draw:layer="layout" svg:width="0.335cm" svg:height="0.259cm" svg:x="4.168cm" svg:y="9.566cm" svg:viewBox="0 0 336 260" svg:d="M336 260v-88c-68-20-134-46-196-80-49-26-96-57-140-92">
          <text:p/>
        </draw:path>
        <draw:frame draw:style-name="gr41" draw:text-style-name="P3" draw:layer="layout" svg:width="1.709cm" svg:height="1.215cm" svg:x="3.945cm" svg:y="10.793cm">
          <draw:text-box>
            <text:p text:style-name="P5"><text:span text:style-name="T1">Attacker</text:span></text:p>
            <text:p text:style-name="P5"><text:span text:style-name="T3">Kali 64</text:span></text:p>
          </draw:text-box>
        </draw:frame>
        <draw:g>
          <draw:path draw:style-name="gr20" draw:text-style-name="P12" draw:layer="layout" svg:width="1.305cm" svg:height="1.813cm" svg:x="4.595cm" svg:y="9.084cm" svg:viewBox="0 0 1306 1814" svg:d="M1306 268l-502-268-804 437v1126c59 61 129 114 205 155 90 48 188 81 291 96l810-438zM222 613c2 1 5 2 7 3 83 45 173 76 267 94-94-17-184-49-266-93-3-2-5-3-8-4z">
            <text:p/>
          </draw:path>
          <draw:path draw:style-name="gr13" draw:text-style-name="P3" draw:layer="layout" svg:width="1.305cm" svg:height="1.813cm" svg:x="4.595cm" svg:y="9.084cm" svg:viewBox="0 0 1306 1814" svg:d="M1306 268l-502-268-804 437v1126c59 61 129 114 205 155 90 48 188 81 291 96l810-438zM222 613c2 1 5 2 7 3 83 45 173 76 267 94-94-17-184-49-266-93-3-2-5-3-8-4z">
            <text:p/>
          </draw:path>
        </draw:g>
        <draw:g>
          <draw:path draw:style-name="gr29" draw:text-style-name="P18" draw:layer="layout" svg:width="1.305cm" svg:height="0.709cm" svg:x="4.595cm" svg:y="9.084cm" svg:viewBox="0 0 1306 710" svg:d="M496 710l810-442-502-268-804 438c65 71 143 132 230 178 82 45 172 77 266 94z">
            <text:p/>
          </draw:path>
          <draw:path draw:style-name="gr30" draw:text-style-name="P3" draw:layer="layout" svg:width="1.305cm" svg:height="0.709cm" svg:x="4.595cm" svg:y="9.084cm" svg:viewBox="0 0 1306 710" svg:d="M496 710l810-442-502-268-804 438c65 71 143 132 230 178 82 45 172 77 266 94z">
            <text:p/>
          </draw:path>
        </draw:g>
        <draw:g>
          <draw:path draw:style-name="gr31" draw:text-style-name="P19" draw:layer="layout" svg:width="0.495cm" svg:height="1.376cm" svg:x="4.595cm" svg:y="9.52cm" svg:viewBox="0 0 496 1377" svg:d="M496 273c-93-17-183-48-266-93-87-47-165-108-230-180v1125c60 62 129 114 206 156 90 48 188 81 290 96l-1-1104z">
            <text:p/>
          </draw:path>
          <draw:path draw:style-name="gr32" draw:text-style-name="P3" draw:layer="layout" svg:width="0.495cm" svg:height="1.376cm" svg:x="4.595cm" svg:y="9.52cm" svg:viewBox="0 0 496 1377" svg:d="M496 273c-93-17-183-48-266-93-87-47-165-108-230-180v1125c60 62 129 114 206 156 90 48 188 81 290 96l-1-1104">
            <text:p/>
          </draw:path>
        </draw:g>
        <draw:g>
          <draw:polygon draw:style-name="gr33" draw:text-style-name="P20" draw:layer="layout" svg:width="0.81cm" svg:height="1.543cm" svg:x="5.09cm" svg:y="9.353cm" svg:viewBox="0 0 811 1544" draw:points="0,441 0,1544 811,1107 811,0">
            <text:p/>
          </draw:polygon>
          <draw:polygon draw:style-name="gr30" draw:text-style-name="P3" draw:layer="layout" svg:width="0.81cm" svg:height="1.543cm" svg:x="5.09cm" svg:y="9.353cm" svg:viewBox="0 0 811 1544" draw:points="0,441 0,1544 811,1107 811,0">
            <text:p/>
          </draw:polygon>
        </draw:g>
        <draw:path draw:style-name="gr18" draw:text-style-name="P3" draw:layer="layout" svg:width="1.305cm" svg:height="1.813cm" svg:x="4.595cm" svg:y="9.084cm" svg:viewBox="0 0 1306 1814" svg:d="M1306 268l-502-268-804 437v1126c59 61 129 114 205 155 90 48 188 81 291 96l810-438z">
          <text:p/>
        </draw:path>
        <draw:g>
          <draw:path draw:style-name="gr34" draw:text-style-name="P21" draw:layer="layout" svg:width="0.079cm" svg:height="0.099cm" svg:x="4.783cm" svg:y="10.202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4.783cm" svg:y="10.202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4.675cm" svg:y="10.431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4.662cm" svg:y="9.733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4.662cm" svg:y="9.733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4.768cm" svg:y="9.831cm" svg:viewBox="0 0 105 65" svg:d="M105 64c0-1 0-1-1-2-7-19-17-35-29-45-12-11-25-17-39-17-11 0-23 5-33 13-2 4-3 7-3 11 0 7 4 14 12 20 7 7 17 12 30 16 13 3 27 5 42 5 7 0 14 0 21-1z">
            <text:p/>
          </draw:path>
          <draw:path draw:style-name="gr39" draw:text-style-name="P3" draw:layer="layout" svg:width="0.104cm" svg:height="0.064cm" svg:x="4.768cm" svg:y="9.831cm" svg:viewBox="0 0 105 65" svg:d="M105 64c0-1 0-1-1-2-7-19-17-35-29-45-12-11-25-17-39-17-11 0-23 5-33 13-2 4-3 7-3 11 0 7 4 14 12 20 7 7 17 12 30 16 13 3 27 5 42 5 7 0 14 0 21-1z">
            <text:p/>
          </draw:path>
        </draw:g>
        <draw:path draw:style-name="gr42" draw:text-style-name="P25" draw:layer="layout" svg:width="0.335cm" svg:height="0.259cm" svg:x="4.675cm" svg:y="9.854cm" svg:viewBox="0 0 336 260" svg:d="M0 0v87c44 36 92 68 143 95 61 33 126 59 193 78v-88c-68-20-134-46-196-80-49-26-96-57-140-92z">
          <text:p/>
        </draw:path>
        <draw:path draw:style-name="gr37" draw:text-style-name="P22" draw:layer="layout" svg:width="0.335cm" svg:height="0.194cm" svg:x="4.675cm" svg:y="9.871cm" svg:viewBox="0 0 336 195" svg:d="M0 21c44 38 92 70 143 98 61 33 125 58 193 76v-22c-68-19-134-46-195-79-50-27-97-59-141-94z">
          <text:p/>
        </draw:path>
        <draw:path draw:style-name="gr30" draw:text-style-name="P3" draw:layer="layout" svg:width="0.335cm" svg:height="0.259cm" svg:x="4.675cm" svg:y="9.852cm" svg:viewBox="0 0 336 260" svg:d="M0 0v87c44 36 92 68 143 95 61 33 126 59 193 78">
          <text:p/>
        </draw:path>
        <draw:path draw:style-name="gr35" draw:text-style-name="P3" draw:layer="layout" svg:width="0.335cm" svg:height="0.259cm" svg:x="4.675cm" svg:y="9.856cm" svg:viewBox="0 0 336 260" svg:d="M336 260v-88c-68-20-134-46-196-80-49-26-96-57-140-92">
          <text:p/>
        </draw:path>
        <draw:g>
          <draw:g>
            <draw:path draw:style-name="gr1" draw:text-style-name="P1" draw:layer="layout" svg:width="2.503cm" svg:height="0.842cm" svg:x="14.5cm" svg:y="7.28cm" svg:viewBox="0 0 2504 843" svg:d="M97 387c-22 9-40 18-55 29-27 20-42 43-42 66s15 46 42 66c28 20 67 36 114 48 29 7 60 12 92 14 0 2 0 3 0 4 0 29 18 56 51 81 34 24 82 44 140 58s123 22 190 22 133-8 191-22c4-1 9-2 13-3 5 4 10 8 15 12 34 24 83 45 141 59 59 14 125 22 193 22 67 0 134-8 192-22s106-34 140-58c8 2 17 4 26 7 69 17 148 25 229 25 80 0 159-8 229-25 69-17 127-42 168-71 40-29 61-62 61-96 0-1 0-1 0-2 35-3 69-8 100-16 54-13 99-32 130-54 31-23 47-48 47-74s-16-52-47-75c-18-12-40-24-66-34 6-4 12-7 17-11 25-18 37-38 37-58 0-21-12-41-37-58-24-18-59-33-101-43-41-10-88-15-135-16-11-14-25-29-44-42-41-30-101-55-174-73-72-17-154-27-237-27-84 0-166 10-238 27-49 12-93 28-129 46-41-27-97-50-164-66-71-18-152-27-234-27s-162 9-233 27c-71 17-130 42-171 71-8 6-15 12-22 18-15 0-30-1-46-1-76 0-152 9-218 25-67 16-122 39-160 67-39 28-59 59-59 92 0 31 19 61 54 88z">
              <text:p/>
            </draw:path>
            <draw:path draw:style-name="gr44" draw:text-style-name="P3" draw:layer="layout" svg:width="2.503cm" svg:height="0.842cm" svg:x="14.5cm" svg:y="7.28cm" svg:viewBox="0 0 2504 843" svg:d="M97 387c-22 9-40 18-55 29-27 20-42 43-42 66s15 46 42 66c28 20 67 36 114 48 29 7 60 12 92 14 0 2 0 3 0 4 0 29 18 56 51 81 34 24 82 44 140 58s123 22 190 22 133-8 191-22c4-1 9-2 13-3 5 4 10 8 15 12 34 24 83 45 141 59 59 14 125 22 193 22 67 0 134-8 192-22s106-34 140-58c8 2 17 4 26 7 69 17 148 25 229 25 80 0 159-8 229-25 69-17 127-42 168-71 40-29 61-62 61-96 0-1 0-1 0-2 35-3 69-8 100-16 54-13 99-32 130-54 31-23 47-48 47-74s-16-52-47-75c-18-12-40-24-66-34 6-4 12-7 17-11 25-18 37-38 37-58 0-21-12-41-37-58-24-18-59-33-101-43-41-10-88-15-135-16-11-14-25-29-44-42-41-30-101-55-174-73-72-17-154-27-237-27-84 0-166 10-238 27-49 12-93 28-129 46-41-27-97-50-164-66-71-18-152-27-234-27s-162 9-233 27c-71 17-130 42-171 71-8 6-15 12-22 18-15 0-30-1-46-1-76 0-152 9-218 25-67 16-122 39-160 67-39 28-59 59-59 92 0 31 19 61 54 88z">
              <text:p/>
            </draw:path>
          </draw:g>
          <draw:frame draw:style-name="gr45" draw:text-style-name="P3" draw:layer="layout" svg:width="2.5cm" svg:height="0.84cm" svg:x="14.5cm" svg:y="7.28cm">
            <draw:text-box>
              <text:p text:style-name="P5"><text:span text:style-name="T1">Management</text:span></text:p>
            </draw:text-box>
          </draw:frame>
        </draw:g>
        <draw:g>
          <draw:g>
            <draw:path draw:style-name="gr1" draw:text-style-name="P1" draw:layer="layout" svg:width="2.503cm" svg:height="0.841cm" svg:x="14.5cm" svg:y="12.36cm" svg:viewBox="0 0 2504 842" svg:d="M97 386c-22 9-40 19-55 30-27 20-42 42-42 65s15 46 42 66c28 20 67 36 114 48 29 7 60 12 92 15 0 1 0 2 0 4 0 28 18 55 51 80 34 24 82 44 140 58s123 22 190 22 133-8 191-22c4-1 9-2 13-3 5 4 10 8 15 12 34 24 83 45 141 59 59 14 125 22 193 22 67 0 134-8 192-22s106-34 140-58c8 2 17 5 26 7 69 17 148 25 229 25 80 0 159-8 229-25 69-17 127-41 168-71 40-29 61-62 61-96v-1c35-4 69-9 100-17 54-13 99-31 130-54 31-22 47-48 47-74s-16-52-47-74c-18-13-40-25-66-35 6-3 12-7 17-11 25-17 37-37 37-58 0-20-12-40-37-58-24-17-59-32-101-42-41-10-88-16-135-16-11-15-25-29-44-42-41-30-101-56-174-73-72-17-154-27-237-27-84 0-166 10-238 27-49 12-93 28-129 46-41-27-97-50-164-66-71-18-152-27-234-27s-162 9-233 27c-71 17-130 42-171 71-8 6-15 12-22 18-15-1-30-1-46-1-76 0-152 9-218 25-67 16-122 39-160 67-39 28-59 59-59 91 0 31 19 61 54 88z">
              <text:p/>
            </draw:path>
            <draw:path draw:style-name="gr44" draw:text-style-name="P3" draw:layer="layout" svg:width="2.503cm" svg:height="0.841cm" svg:x="14.5cm" svg:y="12.36cm" svg:viewBox="0 0 2504 842" svg:d="M97 386c-22 9-40 19-55 30-27 20-42 42-42 65s15 46 42 66c28 20 67 36 114 48 29 7 60 12 92 15 0 1 0 2 0 4 0 28 18 55 51 80 34 24 82 44 140 58s123 22 190 22 133-8 191-22c4-1 9-2 13-3 5 4 10 8 15 12 34 24 83 45 141 59 59 14 125 22 193 22 67 0 134-8 192-22s106-34 140-58c8 2 17 5 26 7 69 17 148 25 229 25 80 0 159-8 229-25 69-17 127-41 168-71 40-29 61-62 61-96v-1c35-4 69-9 100-17 54-13 99-31 130-54 31-22 47-48 47-74s-16-52-47-74c-18-13-40-25-66-35 6-3 12-7 17-11 25-17 37-37 37-58 0-20-12-40-37-58-24-17-59-32-101-42-41-10-88-16-135-16-11-15-25-29-44-42-41-30-101-56-174-73-72-17-154-27-237-27-84 0-166 10-238 27-49 12-93 28-129 46-41-27-97-50-164-66-71-18-152-27-234-27s-162 9-233 27c-71 17-130 42-171 71-8 6-15 12-22 18-15-1-30-1-46-1-76 0-152 9-218 25-67 16-122 39-160 67-39 28-59 59-59 91 0 31 19 61 54 88z">
              <text:p/>
            </draw:path>
          </draw:g>
          <draw:frame draw:style-name="gr45" draw:text-style-name="P3" draw:layer="layout" svg:width="2.5cm" svg:height="0.84cm" svg:x="14.5cm" svg:y="12.36cm">
            <draw:text-box>
              <text:p text:style-name="P5"><text:span text:style-name="T1">Management</text:span></text:p>
            </draw:text-box>
          </draw:frame>
        </draw:g>
        <draw:g>
          <draw:g>
            <draw:path draw:style-name="gr1" draw:text-style-name="P1" draw:layer="layout" svg:width="2.504cm" svg:height="0.842cm" svg:x="9.5cm" svg:y="8.5cm" svg:viewBox="0 0 2505 843" svg:d="M97 387c-21 9-40 18-55 29-27 20-42 43-42 66s15 46 42 66c28 20 67 36 114 48 29 7 60 12 92 14 0 2 0 3 0 4 0 29 18 56 51 81 34 24 82 44 140 58s123 22 190 22 133-8 191-22c5-1 9-2 14-3 4 4 9 8 14 12 34 24 83 45 141 59 59 14 125 22 193 22s134-8 193-22c57-14 105-34 139-58 9 2 17 4 26 7 70 17 149 25 229 25 81 0 160-8 230-25 69-17 127-42 167-71 41-29 62-62 62-96 0-1 0-1 0-2 35-3 69-8 100-16 54-13 99-32 130-54 31-23 47-48 47-74s-16-52-47-75c-18-12-40-24-66-34 6-4 12-7 17-11 24-18 37-38 37-58 0-21-13-41-37-58-24-18-59-33-101-43-41-10-88-15-135-16-11-14-25-29-44-42-42-30-102-55-174-73-72-17-154-27-238-27-83 0-165 10-237 27-50 12-94 28-130 46-41-27-97-50-163-66-72-18-152-27-234-27s-163 9-234 27c-71 17-130 42-171 71-8 6-15 12-22 18-15 0-30-1-45-1-77 0-153 9-219 25-67 16-122 39-160 67-39 28-59 59-59 92 0 31 19 61 54 88z">
              <text:p/>
            </draw:path>
            <draw:path draw:style-name="gr44" draw:text-style-name="P3" draw:layer="layout" svg:width="2.504cm" svg:height="0.842cm" svg:x="9.5cm" svg:y="8.5cm" svg:viewBox="0 0 2505 843" svg:d="M97 387c-21 9-40 18-55 29-27 20-42 43-42 66s15 46 42 66c28 20 67 36 114 48 29 7 60 12 92 14 0 2 0 3 0 4 0 29 18 56 51 81 34 24 82 44 140 58s123 22 190 22 133-8 191-22c5-1 9-2 14-3 4 4 9 8 14 12 34 24 83 45 141 59 59 14 125 22 193 22s134-8 193-22c57-14 105-34 139-58 9 2 17 4 26 7 70 17 149 25 229 25 81 0 160-8 230-25 69-17 127-42 167-71 41-29 62-62 62-96 0-1 0-1 0-2 35-3 69-8 100-16 54-13 99-32 130-54 31-23 47-48 47-74s-16-52-47-75c-18-12-40-24-66-34 6-4 12-7 17-11 24-18 37-38 37-58 0-21-13-41-37-58-24-18-59-33-101-43-41-10-88-15-135-16-11-14-25-29-44-42-42-30-102-55-174-73-72-17-154-27-238-27-83 0-165 10-237 27-50 12-94 28-130 46-41-27-97-50-163-66-72-18-152-27-234-27s-163 9-234 27c-71 17-130 42-171 71-8 6-15 12-22 18-15 0-30-1-45-1-77 0-153 9-219 25-67 16-122 39-160 67-39 28-59 59-59 92 0 31 19 61 54 88z">
              <text:p/>
            </draw:path>
          </draw:g>
          <draw:frame draw:style-name="gr45" draw:text-style-name="P3" draw:layer="layout" svg:width="2.5cm" svg:height="0.84cm" svg:x="9.5cm" svg:y="8.5cm">
            <draw:text-box>
              <text:p text:style-name="P5"><text:span text:style-name="T1">Management</text:span></text:p>
            </draw:text-box>
          </draw:frame>
        </draw:g>
        <draw:g>
          <draw:g>
            <draw:path draw:style-name="gr47" draw:text-style-name="P28" draw:layer="layout" svg:width="3.403cm" svg:height="1.64cm" svg:x="6.8cm" svg:y="2.56cm" svg:viewBox="0 0 3404 1641" svg:d="M130 753c-29 17-54 36-74 57-37 39-56 83-56 128s19 89 56 128c38 39 91 72 156 94 38 13 80 23 123 29 0 2 0 5 0 8 0 55 24 109 69 156 46 47 111 87 190 114 79 28 168 42 259 42s181-14 259-42c7-2 14-5 21-7 6 8 13 16 20 23 46 48 112 88 192 116 79 28 170 42 262 42s182-14 262-42c78-27 142-66 188-112 12 5 24 9 36 13 95 33 202 51 311 51 110 0 217-18 312-51s174-80 228-137c55-58 84-123 84-189 0 0 0-1 0-2 47-7 93-17 135-32 73-26 134-62 176-106 43-44 65-95 65-145 0-51-22-101-65-146-23-24-53-47-88-67 7-5 13-11 19-18 33-34 51-74 51-114s-18-79-51-114c-33-34-81-63-138-83-55-19-116-30-179-31-15-29-34-56-59-82-57-60-139-109-237-143-98-35-210-53-323-53-114 0-225 18-323 53-68 23-128 54-177 90-55-54-131-98-222-130-97-33-206-51-318-51-111 0-221 18-318 51-96 34-176 82-232 140-11 12-21 23-30 35-20-1-40-2-60-2-105 0-207 17-298 48-90 32-165 77-217 132-52 54-80 116-80 179 0 60 25 118 71 170z">
              <text:p/>
            </draw:path>
            <draw:path draw:style-name="gr44" draw:text-style-name="P3" draw:layer="layout" svg:width="3.403cm" svg:height="1.64cm" svg:x="6.8cm" svg:y="2.56cm" svg:viewBox="0 0 3404 1641" svg:d="M130 753c-29 17-54 36-74 57-37 39-56 83-56 128s19 89 56 128c38 39 91 72 156 94 38 13 80 23 123 29 0 2 0 5 0 8 0 55 24 109 69 156 46 47 111 87 190 114 79 28 168 42 259 42s181-14 259-42c7-2 14-5 21-7 6 8 13 16 20 23 46 48 112 88 192 116 79 28 170 42 262 42s182-14 262-42c78-27 142-66 188-112 12 5 24 9 36 13 95 33 202 51 311 51 110 0 217-18 312-51s174-80 228-137c55-58 84-123 84-189 0 0 0-1 0-2 47-7 93-17 135-32 73-26 134-62 176-106 43-44 65-95 65-145 0-51-22-101-65-146-23-24-53-47-88-67 7-5 13-11 19-18 33-34 51-74 51-114s-18-79-51-114c-33-34-81-63-138-83-55-19-116-30-179-31-15-29-34-56-59-82-57-60-139-109-237-143-98-35-210-53-323-53-114 0-225 18-323 53-68 23-128 54-177 90-55-54-131-98-222-130-97-33-206-51-318-51-111 0-221 18-318 51-96 34-176 82-232 140-11 12-21 23-30 35-20-1-40-2-60-2-105 0-207 17-298 48-90 32-165 77-217 132-52 54-80 116-80 179 0 60 25 118 71 170z">
              <text:p/>
            </draw:path>
          </draw:g>
          <draw:frame draw:style-name="gr48" draw:text-style-name="P3" draw:layer="layout" svg:width="3.4cm" svg:height="1.64cm" svg:x="6.8cm" svg:y="2.56cm">
            <draw:text-box>
              <text:p text:style-name="P5"><text:span text:style-name="T1">Internet via</text:span></text:p>
              <text:p text:style-name="P5"><text:span text:style-name="T1">VirtualBox NAT</text:span></text:p>
            </draw:text-box>
          </draw:frame>
        </draw:g>
        <draw:g>
          <draw:line draw:style-name="gr11" draw:text-style-name="P3" draw:layer="layout" svg:x1="15.899cm" svg:y1="4.594cm" svg:x2="14.118cm" svg:y2="4.594cm">
            <text:p/>
          </draw:line>
          <draw:frame draw:style-name="gr6" draw:text-style-name="P3" draw:layer="layout" svg:width="1.94cm" svg:height="0.749cm" svg:x="13.805cm" svg:y="4.026cm">
            <draw:text-box>
              <text:p text:style-name="P5"><text:span text:style-name="T2">.1</text:span></text:p>
            </draw:text-box>
          </draw:frame>
        </draw:g>
        <draw:g>
          <draw:g>
            <draw:path draw:style-name="gr1" draw:text-style-name="P1" draw:layer="layout" svg:width="2.553cm" svg:height="0.841cm" svg:x="11.65cm" svg:y="4.271cm" svg:viewBox="0 0 2554 842" svg:d="M99 387c-22 9-41 18-56 29-28 20-43 43-43 66s15 46 43 66 68 36 117 48c29 7 60 12 93 14 0 2 0 3 0 5 0 28 18 56 52 80s83 45 142 59 126 21 194 21 135-7 194-21c5-2 10-3 15-4 5 4 10 7 15 11 34 25 84 45 144 60 60 14 127 21 196 21s137-7 197-21c58-14 107-34 142-58 8 2 17 4 26 7 71 17 152 25 234 25s162-8 233-25 130-42 171-71 63-62 63-96c0-1 0-1 0-2 36-3 71-8 103-16 55-13 100-32 132-54 32-23 48-48 48-74s-16-52-48-75c-18-12-41-24-67-34 6-4 12-7 18-11 24-18 38-38 38-58 0-21-14-41-38-58-25-18-61-33-104-43-42-10-90-15-138-16-11-14-26-29-45-42-42-30-103-56-177-73-73-18-157-27-242-27s-168 9-242 27c-51 12-95 28-132 46-42-27-99-50-167-66-73-18-155-27-238-27-84 0-166 9-238 27-73 17-133 42-175 71-8 6-15 12-22 18-15 0-31-1-47-1-78 0-155 9-223 25s-124 39-163 67-60 59-60 92c0 31 19 61 55 88z">
              <text:p/>
            </draw:path>
            <draw:path draw:style-name="gr44" draw:text-style-name="P3" draw:layer="layout" svg:width="2.553cm" svg:height="0.841cm" svg:x="11.65cm" svg:y="4.271cm" svg:viewBox="0 0 2554 842" svg:d="M99 387c-22 9-41 18-56 29-28 20-43 43-43 66s15 46 43 66 68 36 117 48c29 7 60 12 93 14 0 2 0 3 0 5 0 28 18 56 52 80s83 45 142 59 126 21 194 21 135-7 194-21c5-2 10-3 15-4 5 4 10 7 15 11 34 25 84 45 144 60 60 14 127 21 196 21s137-7 197-21c58-14 107-34 142-58 8 2 17 4 26 7 71 17 152 25 234 25s162-8 233-25 130-42 171-71 63-62 63-96c0-1 0-1 0-2 36-3 71-8 103-16 55-13 100-32 132-54 32-23 48-48 48-74s-16-52-48-75c-18-12-41-24-67-34 6-4 12-7 18-11 24-18 38-38 38-58 0-21-14-41-38-58-25-18-61-33-104-43-42-10-90-15-138-16-11-14-26-29-45-42-42-30-103-56-177-73-73-18-157-27-242-27s-168 9-242 27c-51 12-95 28-132 46-42-27-99-50-167-66-73-18-155-27-238-27-84 0-166 9-238 27-73 17-133 42-175 71-8 6-15 12-22 18-15 0-31-1-47-1-78 0-155 9-223 25s-124 39-163 67-60 59-60 92c0 31 19 61 55 88z">
              <text:p/>
            </draw:path>
          </draw:g>
          <draw:frame draw:style-name="gr45" draw:text-style-name="P3" draw:layer="layout" svg:width="2.55cm" svg:height="0.84cm" svg:x="11.65cm" svg:y="4.271cm">
            <draw:text-box>
              <text:p text:style-name="P5"><text:span text:style-name="T1">Management</text:span></text:p>
            </draw:text-box>
          </draw:frame>
        </draw:g>
        <draw:g>
          <draw:path draw:style-name="gr20" draw:text-style-name="P12" draw:layer="layout" svg:width="1.305cm" svg:height="1.813cm" svg:x="15.248cm" svg:y="3.688cm" svg:viewBox="0 0 1306 1814" svg:d="M1306 268l-502-268-804 437v1126c59 61 128 114 205 155 90 48 188 81 290 96l811-438zM222 613c2 1 4 2 6 3 83 45 174 76 267 94-93-17-183-49-265-93-3-2-5-3-8-4z">
            <text:p/>
          </draw:path>
          <draw:path draw:style-name="gr13" draw:text-style-name="P3" draw:layer="layout" svg:width="1.305cm" svg:height="1.813cm" svg:x="15.248cm" svg:y="3.688cm" svg:viewBox="0 0 1306 1814" svg:d="M1306 268l-502-268-804 437v1126c59 61 128 114 205 155 90 48 188 81 290 96l811-438zM222 613c2 1 4 2 6 3 83 45 174 76 267 94-93-17-183-49-265-93-3-2-5-3-8-4z">
            <text:p/>
          </draw:path>
        </draw:g>
        <draw:g>
          <draw:path draw:style-name="gr29" draw:text-style-name="P18" draw:layer="layout" svg:width="1.305cm" svg:height="0.709cm" svg:x="15.248cm" svg:y="3.688cm" svg:viewBox="0 0 1306 710" svg:d="M495 710l811-442-502-268-804 438c65 71 142 132 229 178 83 45 173 77 266 94z">
            <text:p/>
          </draw:path>
          <draw:path draw:style-name="gr30" draw:text-style-name="P3" draw:layer="layout" svg:width="1.305cm" svg:height="0.709cm" svg:x="15.248cm" svg:y="3.688cm" svg:viewBox="0 0 1306 710" svg:d="M495 710l811-442-502-268-804 438c65 71 142 132 229 178 83 45 173 77 266 94z">
            <text:p/>
          </draw:path>
        </draw:g>
        <draw:g>
          <draw:path draw:style-name="gr31" draw:text-style-name="P19" draw:layer="layout" svg:width="0.495cm" svg:height="1.376cm" svg:x="15.248cm" svg:y="4.124cm" svg:viewBox="0 0 496 1377" svg:d="M496 273c-93-17-183-48-266-93-87-47-165-108-230-180v1125c60 62 129 114 206 156 90 48 188 81 290 96l-1-1104z">
            <text:p/>
          </draw:path>
          <draw:path draw:style-name="gr32" draw:text-style-name="P3" draw:layer="layout" svg:width="0.495cm" svg:height="1.376cm" svg:x="15.248cm" svg:y="4.124cm" svg:viewBox="0 0 496 1377" svg:d="M496 273c-93-17-183-48-266-93-87-47-165-108-230-180v1125c60 62 129 114 206 156 90 48 188 81 290 96l-1-1104">
            <text:p/>
          </draw:path>
        </draw:g>
        <draw:g>
          <draw:polygon draw:style-name="gr33" draw:text-style-name="P20" draw:layer="layout" svg:width="0.81cm" svg:height="1.543cm" svg:x="15.743cm" svg:y="3.956cm" svg:viewBox="0 0 811 1544" draw:points="0,441 0,1544 811,1107 811,0">
            <text:p/>
          </draw:polygon>
          <draw:polygon draw:style-name="gr30" draw:text-style-name="P3" draw:layer="layout" svg:width="0.81cm" svg:height="1.543cm" svg:x="15.743cm" svg:y="3.956cm" svg:viewBox="0 0 811 1544" draw:points="0,441 0,1544 811,1107 811,0">
            <text:p/>
          </draw:polygon>
        </draw:g>
        <draw:path draw:style-name="gr18" draw:text-style-name="P3" draw:layer="layout" svg:width="1.305cm" svg:height="1.813cm" svg:x="15.248cm" svg:y="3.688cm" svg:viewBox="0 0 1306 1814" svg:d="M1306 268l-502-268-804 437v1126c59 61 128 114 205 155 90 48 188 81 290 96l811-438z">
          <text:p/>
        </draw:path>
        <draw:g>
          <draw:path draw:style-name="gr34" draw:text-style-name="P21" draw:layer="layout" svg:width="0.079cm" svg:height="0.099cm" svg:x="15.436cm" svg:y="4.806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15.436cm" svg:y="4.806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15.328cm" svg:y="5.034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15.314cm" svg:y="4.337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15.314cm" svg:y="4.337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15.421cm" svg:y="4.434cm" svg:viewBox="0 0 105 65" svg:d="M105 64c0-1 0-1-1-2-7-19-17-35-29-45-12-11-25-17-39-17-11 0-23 5-33 13-2 4-3 7-3 11 0 7 4 14 12 20 7 7 17 12 30 16 13 3 27 5 42 5 7 0 14 0 21-1z">
            <text:p/>
          </draw:path>
          <draw:path draw:style-name="gr39" draw:text-style-name="P3" draw:layer="layout" svg:width="0.104cm" svg:height="0.064cm" svg:x="15.421cm" svg:y="4.434cm" svg:viewBox="0 0 105 65" svg:d="M105 64c0-1 0-1-1-2-7-19-17-35-29-45-12-11-25-17-39-17-11 0-23 5-33 13-2 4-3 7-3 11 0 7 4 14 12 20 7 7 17 12 30 16 13 3 27 5 42 5 7 0 14 0 21-1z">
            <text:p/>
          </draw:path>
        </draw:g>
        <draw:path draw:style-name="gr42" draw:text-style-name="P25" draw:layer="layout" svg:width="0.335cm" svg:height="0.259cm" svg:x="15.328cm" svg:y="4.458cm" svg:viewBox="0 0 336 260" svg:d="M0 0v87c44 36 92 68 143 95 61 33 126 59 193 78v-88c-68-20-134-46-196-80-49-26-96-57-140-92z">
          <text:p/>
        </draw:path>
        <draw:path draw:style-name="gr37" draw:text-style-name="P22" draw:layer="layout" svg:width="0.335cm" svg:height="0.194cm" svg:x="15.328cm" svg:y="4.475cm" svg:viewBox="0 0 336 195" svg:d="M0 21c44 38 92 70 143 98 61 33 125 58 193 76v-22c-68-19-134-46-195-79-50-27-97-59-141-94z">
          <text:p/>
        </draw:path>
        <draw:path draw:style-name="gr30" draw:text-style-name="P3" draw:layer="layout" svg:width="0.335cm" svg:height="0.259cm" svg:x="15.328cm" svg:y="4.456cm" svg:viewBox="0 0 336 260" svg:d="M0 0v87c44 36 92 68 143 95 61 33 126 59 193 78">
          <text:p/>
        </draw:path>
        <draw:path draw:style-name="gr35" draw:text-style-name="P3" draw:layer="layout" svg:width="0.335cm" svg:height="0.259cm" svg:x="15.328cm" svg:y="4.459cm" svg:viewBox="0 0 336 260" svg:d="M336 260v-88c-68-20-134-46-196-80-49-26-96-57-140-92">
          <text:p/>
        </draw:path>
        <draw:frame draw:style-name="gr41" draw:text-style-name="P3" draw:layer="layout" svg:width="3.144cm" svg:height="1.215cm" svg:x="14.288cm" svg:y="5.591cm">
          <draw:text-box>
            <text:p text:style-name="P5"><text:span text:style-name="T1">Host System</text:span></text:p>
            <text:p text:style-name="P5"><text:span text:style-name="T1"/></text:p>
          </draw:text-box>
        </draw:frame>
        <draw:g>
          <draw:g>
            <draw:path draw:style-name="gr1" draw:text-style-name="P1" draw:layer="layout" svg:width="2.503cm" svg:height="0.841cm" svg:x="14.5cm" svg:y="17.186cm" svg:viewBox="0 0 2504 842" svg:d="M97 386c-22 9-40 19-55 30-27 20-42 42-42 65s15 46 42 66c28 20 67 36 114 48 29 7 60 12 92 15 0 1 0 2 0 4 0 28 18 55 51 80 34 24 82 44 140 58s123 22 190 22 133-8 191-22c4-1 9-2 13-3 5 4 10 8 15 12 34 24 83 45 141 59 59 14 125 22 193 22 67 0 134-8 192-22s106-34 140-58c8 2 17 5 26 7 69 17 148 25 229 25 80 0 159-8 229-25 69-17 127-41 168-71 40-29 61-62 61-96v-1c35-4 69-9 100-17 54-13 99-31 130-54 31-22 47-48 47-74s-16-52-47-74c-18-13-40-25-66-35 6-3 12-7 17-11 25-17 37-37 37-58 0-20-12-40-37-58-24-17-59-32-101-42-41-10-88-16-135-16-11-15-25-29-44-42-41-30-101-56-174-73-72-17-154-27-237-27-84 0-166 10-238 27-49 12-93 28-129 46-41-27-97-50-164-66-71-18-152-27-234-27s-162 9-233 27c-71 17-130 42-171 71-8 6-15 12-22 18-15-1-30-1-46-1-76 0-152 9-218 25-67 16-122 39-160 67-39 28-59 59-59 91 0 31 19 61 54 88z">
              <text:p/>
            </draw:path>
            <draw:path draw:style-name="gr44" draw:text-style-name="P3" draw:layer="layout" svg:width="2.503cm" svg:height="0.841cm" svg:x="14.5cm" svg:y="17.186cm" svg:viewBox="0 0 2504 842" svg:d="M97 386c-22 9-40 19-55 30-27 20-42 42-42 65s15 46 42 66c28 20 67 36 114 48 29 7 60 12 92 15 0 1 0 2 0 4 0 28 18 55 51 80 34 24 82 44 140 58s123 22 190 22 133-8 191-22c4-1 9-2 13-3 5 4 10 8 15 12 34 24 83 45 141 59 59 14 125 22 193 22 67 0 134-8 192-22s106-34 140-58c8 2 17 5 26 7 69 17 148 25 229 25 80 0 159-8 229-25 69-17 127-41 168-71 40-29 61-62 61-96v-1c35-4 69-9 100-17 54-13 99-31 130-54 31-22 47-48 47-74s-16-52-47-74c-18-13-40-25-66-35 6-3 12-7 17-11 25-17 37-37 37-58 0-20-12-40-37-58-24-17-59-32-101-42-41-10-88-16-135-16-11-15-25-29-44-42-41-30-101-56-174-73-72-17-154-27-237-27-84 0-166 10-238 27-49 12-93 28-129 46-41-27-97-50-164-66-71-18-152-27-234-27s-162 9-233 27c-71 17-130 42-171 71-8 6-15 12-22 18-15-1-30-1-46-1-76 0-152 9-218 25-67 16-122 39-160 67-39 28-59 59-59 91 0 31 19 61 54 88z">
              <text:p/>
            </draw:path>
          </draw:g>
          <draw:frame draw:style-name="gr45" draw:text-style-name="P3" draw:layer="layout" svg:width="2.5cm" svg:height="0.84cm" svg:x="14.5cm" svg:y="17.186cm">
            <draw:text-box>
              <text:p text:style-name="P5"><text:span text:style-name="T1">Management</text:span></text:p>
            </draw:text-box>
          </draw:frame>
        </draw:g>
        <draw:g>
          <draw:line draw:style-name="gr11" draw:text-style-name="P3" draw:layer="layout" svg:x1="14.562cm" svg:y1="17.537cm" svg:x2="10.794cm" svg:y2="17.537cm">
            <text:p/>
          </draw:line>
          <draw:frame draw:style-name="gr6" draw:text-style-name="P3" draw:layer="layout" svg:width="1.94cm" svg:height="0.749cm" svg:x="11.03cm" svg:y="17.426cm">
            <draw:text-box>
              <text:p text:style-name="P5"><text:span text:style-name="T2">.12</text:span></text:p>
            </draw:text-box>
          </draw:frame>
        </draw:g>
        <draw:g>
          <draw:line draw:style-name="gr5" draw:text-style-name="P3" draw:layer="layout" svg:x1="10.794cm" svg:y1="14.794cm" svg:x2="10.794cm" svg:y2="17.537cm">
            <text:p/>
          </draw:line>
          <draw:frame draw:style-name="gr6" draw:text-style-name="P3" draw:layer="layout" svg:width="1.94cm" svg:height="0.749cm" svg:x="10.43cm" svg:y="15.926cm">
            <draw:text-box>
              <text:p text:style-name="P5"><text:span text:style-name="T2">.0.3</text:span></text:p>
            </draw:text-box>
          </draw:frame>
        </draw:g>
        <draw:g>
          <draw:path draw:style-name="gr20" draw:text-style-name="P12" draw:layer="layout" svg:width="1.305cm" svg:height="1.813cm" svg:x="10.141cm" svg:y="16.631cm" svg:viewBox="0 0 1306 1814" svg:d="M1306 268l-502-268-804 437v1126c59 61 128 114 205 155 90 48 188 81 290 96l811-438zM222 613c2 1 4 2 6 3 83 45 174 76 267 94-93-17-183-49-265-93-3-2-5-3-8-4z">
            <text:p/>
          </draw:path>
          <draw:path draw:style-name="gr13" draw:text-style-name="P3" draw:layer="layout" svg:width="1.305cm" svg:height="1.813cm" svg:x="10.141cm" svg:y="16.631cm" svg:viewBox="0 0 1306 1814" svg:d="M1306 268l-502-268-804 437v1126c59 61 128 114 205 155 90 48 188 81 290 96l811-438zM222 613c2 1 4 2 6 3 83 45 174 76 267 94-93-17-183-49-265-93-3-2-5-3-8-4z">
            <text:p/>
          </draw:path>
        </draw:g>
        <draw:g>
          <draw:path draw:style-name="gr29" draw:text-style-name="P18" draw:layer="layout" svg:width="1.305cm" svg:height="0.709cm" svg:x="10.141cm" svg:y="16.631cm" svg:viewBox="0 0 1306 710" svg:d="M495 710l811-442-502-268-804 438c65 71 142 132 229 178 83 45 173 77 266 94z">
            <text:p/>
          </draw:path>
          <draw:path draw:style-name="gr30" draw:text-style-name="P3" draw:layer="layout" svg:width="1.305cm" svg:height="0.709cm" svg:x="10.141cm" svg:y="16.631cm" svg:viewBox="0 0 1306 710" svg:d="M495 710l811-442-502-268-804 438c65 71 142 132 229 178 83 45 173 77 266 94z">
            <text:p/>
          </draw:path>
        </draw:g>
        <draw:g>
          <draw:path draw:style-name="gr31" draw:text-style-name="P19" draw:layer="layout" svg:width="0.495cm" svg:height="1.376cm" svg:x="10.141cm" svg:y="17.068cm" svg:viewBox="0 0 496 1377" svg:d="M496 273c-93-17-183-48-266-93-87-47-165-108-230-180v1125c60 62 129 114 206 156 90 48 188 81 290 96l-1-1104z">
            <text:p/>
          </draw:path>
          <draw:path draw:style-name="gr32" draw:text-style-name="P3" draw:layer="layout" svg:width="0.495cm" svg:height="1.376cm" svg:x="10.141cm" svg:y="17.068cm" svg:viewBox="0 0 496 1377" svg:d="M496 273c-93-17-183-48-266-93-87-47-165-108-230-180v1125c60 62 129 114 206 156 90 48 188 81 290 96l-1-1104">
            <text:p/>
          </draw:path>
        </draw:g>
        <draw:g>
          <draw:polygon draw:style-name="gr33" draw:text-style-name="P20" draw:layer="layout" svg:width="0.81cm" svg:height="1.543cm" svg:x="10.637cm" svg:y="16.9cm" svg:viewBox="0 0 811 1544" draw:points="0,441 0,1544 811,1107 811,0">
            <text:p/>
          </draw:polygon>
          <draw:polygon draw:style-name="gr30" draw:text-style-name="P3" draw:layer="layout" svg:width="0.81cm" svg:height="1.543cm" svg:x="10.637cm" svg:y="16.9cm" svg:viewBox="0 0 811 1544" draw:points="0,441 0,1544 811,1107 811,0">
            <text:p/>
          </draw:polygon>
        </draw:g>
        <draw:path draw:style-name="gr18" draw:text-style-name="P3" draw:layer="layout" svg:width="1.305cm" svg:height="1.813cm" svg:x="10.141cm" svg:y="16.631cm" svg:viewBox="0 0 1306 1814" svg:d="M1306 268l-502-268-804 437v1126c59 61 128 114 205 155 90 48 188 81 290 96l811-438z">
          <text:p/>
        </draw:path>
        <draw:g>
          <draw:path draw:style-name="gr34" draw:text-style-name="P21" draw:layer="layout" svg:width="0.079cm" svg:height="0.099cm" svg:x="10.329cm" svg:y="17.75cm" svg:viewBox="0 0 80 100" svg:d="M76 38c3 8 4 17 4 25s-2 16-6 22-9 11-15 13c-7 3-14 3-21 1-7-3-13-7-19-13s-11-14-15-22c-3-9-4-18-4-26 0-9 2-16 6-23 4-6 9-10 15-13h1c6-3 13-3 19 0 7 2 14 6 20 13 6 6 11 13 14 22 1 0 1 1 1 1z">
            <text:p/>
          </draw:path>
          <draw:path draw:style-name="gr35" draw:text-style-name="P3" draw:layer="layout" svg:width="0.079cm" svg:height="0.099cm" svg:x="10.329cm" svg:y="17.75cm" svg:viewBox="0 0 80 100" svg:d="M76 38c3 8 4 17 4 25s-2 16-6 22-9 11-15 13c-7 3-14 3-21 1-7-3-13-7-19-13s-11-14-15-22c-3-9-4-18-4-26 0-9 2-16 6-23 4-6 9-10 15-13h1c6-3 13-3 19 0 7 2 14 6 20 13 6 6 11 13 14 22 1 0 1 1 1 1z">
            <text:p/>
          </draw:path>
        </draw:g>
        <draw:path draw:style-name="gr36" draw:text-style-name="P3" draw:layer="layout" svg:width="0.335cm" svg:height="0.306cm" svg:x="10.221cm" svg:y="17.978cm" svg:viewBox="0 0 336 307" svg:d="M0 0c57 47 119 86 185 117 49 23 99 41 151 55M0 67c58 48 121 87 187 119 48 22 98 40 149 54M0 134c58 48 121 88 187 119 48 23 98 41 149 54">
          <text:p/>
        </draw:path>
        <draw:g>
          <draw:path draw:style-name="gr37" draw:text-style-name="P22" draw:layer="layout" svg:width="0.36cm" svg:height="0.201cm" svg:x="10.208cm" svg:y="17.281cm" svg:viewBox="0 0 361 202" svg:d="M11 28c44 37 91 69 142 97 61 33 127 59 195 77 1 0 3-1 4-2 3-1 5-3 6-6 2-2 3-5 3-8 0-2-1-5-3-8-1-2-3-4-6-6-1 0-3-1-4-1-67-18-132-43-193-76-49-26-95-58-137-93 0 0-1-1-2-1-1-1-3-1-5-1s-4 0-6 1c-1 1-3 2-4 4-1 1-1 3-1 5v1c0 3 1 7 3 10s5 5 8 7z">
            <text:p/>
          </draw:path>
          <draw:path draw:style-name="gr35" draw:text-style-name="P3" draw:layer="layout" svg:width="0.36cm" svg:height="0.201cm" svg:x="10.208cm" svg:y="17.281cm" svg:viewBox="0 0 361 202" svg:d="M11 28c44 37 91 69 142 97 61 33 127 59 195 77 1 0 3-1 4-2 3-1 5-3 6-6 2-2 3-5 3-8 0-2-1-5-3-8-1-2-3-4-6-6-1 0-3-1-4-1-67-18-132-43-193-76-49-26-95-58-137-93 0 0-1-1-2-1-1-1-3-1-5-1s-4 0-6 1c-1 1-3 2-4 4-1 1-1 3-1 5v1c0 3 1 7 3 10s5 5 8 7z">
            <text:p/>
          </draw:path>
        </draw:g>
        <draw:g>
          <draw:path draw:style-name="gr38" draw:text-style-name="P23" draw:layer="layout" svg:width="0.104cm" svg:height="0.064cm" svg:x="10.315cm" svg:y="17.378cm" svg:viewBox="0 0 105 65" svg:d="M105 64c0-1 0-1-1-2-7-19-17-35-29-45-12-11-25-17-39-17-11 0-23 5-33 13-2 4-3 7-3 11 0 7 4 14 12 20 7 7 17 12 30 16 13 3 27 5 42 5 7 0 14 0 21-1z">
            <text:p/>
          </draw:path>
          <draw:path draw:style-name="gr39" draw:text-style-name="P3" draw:layer="layout" svg:width="0.104cm" svg:height="0.064cm" svg:x="10.315cm" svg:y="17.378cm" svg:viewBox="0 0 105 65" svg:d="M105 64c0-1 0-1-1-2-7-19-17-35-29-45-12-11-25-17-39-17-11 0-23 5-33 13-2 4-3 7-3 11 0 7 4 14 12 20 7 7 17 12 30 16 13 3 27 5 42 5 7 0 14 0 21-1z">
            <text:p/>
          </draw:path>
        </draw:g>
        <draw:path draw:style-name="gr42" draw:text-style-name="P25" draw:layer="layout" svg:width="0.335cm" svg:height="0.259cm" svg:x="10.221cm" svg:y="17.402cm" svg:viewBox="0 0 336 260" svg:d="M0 0v87c44 36 92 68 143 95 61 33 126 59 193 78v-88c-68-20-134-46-196-80-49-26-96-57-140-92z">
          <text:p/>
        </draw:path>
        <draw:path draw:style-name="gr37" draw:text-style-name="P22" draw:layer="layout" svg:width="0.335cm" svg:height="0.194cm" svg:x="10.221cm" svg:y="17.419cm" svg:viewBox="0 0 336 195" svg:d="M0 21c44 38 92 70 143 98 61 33 125 58 193 76v-22c-68-19-134-46-195-79-50-27-97-59-141-94z">
          <text:p/>
        </draw:path>
        <draw:path draw:style-name="gr30" draw:text-style-name="P3" draw:layer="layout" svg:width="0.335cm" svg:height="0.259cm" svg:x="10.221cm" svg:y="17.4cm" svg:viewBox="0 0 336 260" svg:d="M0 0v87c44 36 92 68 143 95 61 33 126 59 193 78">
          <text:p/>
        </draw:path>
        <draw:path draw:style-name="gr35" draw:text-style-name="P3" draw:layer="layout" svg:width="0.335cm" svg:height="0.259cm" svg:x="10.221cm" svg:y="17.403cm" svg:viewBox="0 0 336 260" svg:d="M336 260v-88c-68-20-134-46-196-80-49-26-96-57-140-92">
          <text:p/>
        </draw:path>
        <draw:frame draw:style-name="gr41" draw:text-style-name="P3" draw:layer="layout" svg:width="3.144cm" svg:height="1.215cm" svg:x="9.222cm" svg:y="18.444cm">
          <draw:text-box>
            <text:p text:style-name="P5"><text:span text:style-name="T1">Log Server</text:span></text:p>
            <text:p text:style-name="P5"><text:span text:style-name="T3">Ubuntu Server 64</text:span></text:p>
          </draw:text-box>
        </draw:frame>
        <draw:g>
          <draw:polygon draw:style-name="gr20" draw:text-style-name="P12" draw:layer="layout" svg:width="1.45cm" svg:height="1.087cm" svg:x="10.069cm" svg:y="14.25cm" svg:viewBox="0 0 1451 1088" draw:points="1176,1088 1430,943 1430,914 1451,900 1451,678 275,0 0,159 0,378 21,391 21,420">
            <text:p/>
          </draw:polygon>
          <draw:polygon draw:style-name="gr13" draw:text-style-name="P3" draw:layer="layout" svg:width="1.45cm" svg:height="1.087cm" svg:x="10.069cm" svg:y="14.25cm" svg:viewBox="0 0 1451 1088" draw:points="1176,1088 1430,943 1430,914 1451,900 1451,678 275,0 0,159 0,378 21,391 21,420">
            <text:p/>
          </draw:polygon>
        </draw:g>
        <draw:g>
          <draw:polygon draw:style-name="gr21" draw:text-style-name="P13" draw:layer="layout" svg:width="0.276cm" svg:height="0.41cm" svg:x="11.243cm" svg:y="14.928cm" svg:viewBox="0 0 277 411" draw:points="0,411 255,265 255,236 277,222 277,0 0,160">
            <text:p/>
          </draw:polygon>
          <draw:polygon draw:style-name="gr22" draw:text-style-name="P3" draw:layer="layout" svg:width="0.276cm" svg:height="0.41cm" svg:x="11.243cm" svg:y="14.928cm" svg:viewBox="0 0 277 411" draw:points="0,411 255,265 255,236 277,222 277,0 0,160">
            <text:p/>
          </draw:polygon>
        </draw:g>
        <draw:g>
          <draw:polygon draw:style-name="gr23" draw:text-style-name="P14" draw:layer="layout" svg:width="1.45cm" svg:height="0.837cm" svg:x="10.069cm" svg:y="14.25cm" svg:viewBox="0 0 1451 838" draw:points="0,159 1176,838 1451,678 275,0">
            <text:p/>
          </draw:polygon>
          <draw:polygon draw:style-name="gr22" draw:text-style-name="P3" draw:layer="layout" svg:width="1.45cm" svg:height="0.837cm" svg:x="10.069cm" svg:y="14.25cm" svg:viewBox="0 0 1451 838" draw:points="0,159 1176,838 1451,678 275,0">
            <text:p/>
          </draw:polygon>
        </draw:g>
        <draw:g>
          <draw:polygon draw:style-name="gr24" draw:text-style-name="P15" draw:layer="layout" svg:width="1.174cm" svg:height="0.928cm" svg:x="10.069cm" svg:y="14.409cm" svg:viewBox="0 0 1175 929" draw:points="21,261 1175,929 1175,678 0,0 0,218 21,231">
            <text:p/>
          </draw:polygon>
          <draw:polygon draw:style-name="gr25" draw:text-style-name="P3" draw:layer="layout" svg:width="1.174cm" svg:height="0.928cm" svg:x="10.069cm" svg:y="14.409cm" svg:viewBox="0 0 1175 929" draw:points="21,261 1175,929 1175,678 0,0 0,218 21,231">
            <text:p/>
          </draw:polygon>
        </draw:g>
        <draw:polygon draw:style-name="gr18" draw:text-style-name="P3" draw:layer="layout" svg:width="1.45cm" svg:height="1.087cm" svg:x="10.069cm" svg:y="14.25cm" svg:viewBox="0 0 1451 1088" draw:points="0,159 0,378 21,391 21,420 1176,1088 1430,943 1430,914 1451,900 1451,678 275,0">
          <text:p/>
        </draw:polygon>
        <draw:g>
          <draw:path draw:style-name="gr26" draw:text-style-name="P16" draw:layer="layout" svg:width="0.019cm" svg:height="0.024cm" svg:x="10.567cm" svg:y="14.781cm" svg:viewBox="0 0 20 25" svg:d="M18 9c1 2 1 4 2 6 0 2 0 4 0 6-1 1-2 2-3 3s-3 1-4 1c-2-1-4-1-6-3-1-1-3-3-4-5s-2-4-3-6c0-3 0-5 0-6 1-2 2-3 3-4 1-1 3-1 5-1 1 1 3 2 5 3 2 2 3 3 4 5 0 1 1 1 1 1z">
            <text:p/>
          </draw:path>
          <draw:path draw:style-name="gr27" draw:text-style-name="P3" draw:layer="layout" svg:width="0.019cm" svg:height="0.024cm" svg:x="10.567cm" svg:y="14.781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48cm" svg:y="14.731cm" svg:viewBox="0 0 20 25" svg:d="M18 9c1 2 1 4 2 6 0 2 0 4 0 6-1 1-2 2-3 3s-3 1-4 1c-2-1-4-1-6-3-1-1-3-3-4-5s-2-4-3-6c0-3 0-5 0-6 1-2 2-3 3-4 1-1 3-1 5-1 1 1 3 2 5 3 2 2 3 3 4 5 0 1 1 1 1 1z">
            <text:p/>
          </draw:path>
          <draw:path draw:style-name="gr27" draw:text-style-name="P3" draw:layer="layout" svg:width="0.019cm" svg:height="0.024cm" svg:x="10.48cm" svg:y="14.731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392cm" svg:y="14.68cm" svg:viewBox="0 0 20 25" svg:d="M18 9c1 2 1 4 2 6 0 2 0 4 0 6-1 1-2 2-3 3s-3 1-4 1c-2-1-4-1-6-3-1-1-3-3-4-5s-2-4-3-6c0-3 0-5 0-6 1-2 2-3 3-4 1-1 3-1 5-1 1 1 3 2 5 3 2 2 3 3 4 5 0 1 1 1 1 1z">
            <text:p/>
          </draw:path>
          <draw:path draw:style-name="gr27" draw:text-style-name="P3" draw:layer="layout" svg:width="0.019cm" svg:height="0.024cm" svg:x="10.392cm" svg:y="14.68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305cm" svg:y="14.63cm" svg:viewBox="0 0 20 25" svg:d="M18 9c1 2 1 4 2 6 0 2 0 4 0 6-1 1-2 2-3 3s-3 1-4 1c-2-1-4-1-6-3-1-1-3-3-4-5s-2-4-3-6c0-3 0-5 0-6 1-2 2-3 3-4 1-1 3-1 5-1 1 1 3 2 5 3 2 2 3 3 4 5 0 1 1 1 1 1z">
            <text:p/>
          </draw:path>
          <draw:path draw:style-name="gr27" draw:text-style-name="P3" draw:layer="layout" svg:width="0.019cm" svg:height="0.024cm" svg:x="10.305cm" svg:y="14.63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218cm" svg:y="14.58cm" svg:viewBox="0 0 20 25" svg:d="M18 9c1 2 1 4 2 6 0 2 0 4 0 6-1 1-2 2-3 3s-3 1-4 1c-2-1-4-1-6-3-1-1-3-3-4-5s-2-4-3-6c0-3 0-5 0-6 1-2 2-3 3-4 1-1 3-1 5-1 1 1 3 2 5 3 2 2 3 3 4 5 0 1 1 1 1 1z">
            <text:p/>
          </draw:path>
          <draw:path draw:style-name="gr27" draw:text-style-name="P3" draw:layer="layout" svg:width="0.019cm" svg:height="0.024cm" svg:x="10.218cm" svg:y="14.58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131cm" svg:y="14.529cm" svg:viewBox="0 0 20 25" svg:d="M18 9c1 2 1 4 2 6 0 2 0 4 0 6-1 1-2 2-3 3s-3 1-4 1c-2-1-4-1-6-3-1-1-3-3-4-5s-2-4-3-6c0-3 0-5 0-6 1-2 2-3 3-4 1-1 3-1 5-1 1 1 3 2 5 3 2 2 3 3 4 5 0 1 1 1 1 1z">
            <text:p/>
          </draw:path>
          <draw:path draw:style-name="gr27" draw:text-style-name="P3" draw:layer="layout" svg:width="0.019cm" svg:height="0.024cm" svg:x="10.131cm" svg:y="14.529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567cm" svg:y="14.743cm" svg:viewBox="0 0 20 25" svg:d="M18 9c1 2 1 4 2 6 0 2 0 4 0 6-1 1-2 2-3 3s-3 1-4 1c-2-1-4-1-6-3-1-1-3-3-4-5s-2-4-3-6c0-3 0-5 0-6 1-2 2-3 3-4 1-1 3-1 5-1 1 1 3 2 5 3 2 2 3 3 4 5 0 1 1 1 1 1z">
            <text:p/>
          </draw:path>
          <draw:path draw:style-name="gr27" draw:text-style-name="P3" draw:layer="layout" svg:width="0.019cm" svg:height="0.024cm" svg:x="10.567cm" svg:y="14.743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48cm" svg:y="14.693cm" svg:viewBox="0 0 20 25" svg:d="M18 9c1 2 1 4 2 6 0 2 0 4 0 6-1 1-2 2-3 3s-3 1-4 1c-2-1-4-1-6-3-1-1-3-3-4-5s-2-4-3-6c0-3 0-5 0-6 1-2 2-3 3-4 1-1 3-1 5-1 1 1 3 2 5 3 2 2 3 3 4 5 0 1 1 1 1 1z">
            <text:p/>
          </draw:path>
          <draw:path draw:style-name="gr27" draw:text-style-name="P3" draw:layer="layout" svg:width="0.019cm" svg:height="0.024cm" svg:x="10.48cm" svg:y="14.693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392cm" svg:y="14.642cm" svg:viewBox="0 0 20 25" svg:d="M18 9c1 2 1 4 2 6 0 2 0 4 0 6-1 1-2 2-3 3s-3 1-4 1c-2-1-4-1-6-3-1-1-3-3-4-5s-2-4-3-6c0-3 0-5 0-6 1-2 2-3 3-4 1-1 3-1 5-1 1 1 3 2 5 3 2 2 3 3 4 5 0 1 1 1 1 1z">
            <text:p/>
          </draw:path>
          <draw:path draw:style-name="gr27" draw:text-style-name="P3" draw:layer="layout" svg:width="0.019cm" svg:height="0.024cm" svg:x="10.392cm" svg:y="14.642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305cm" svg:y="14.592cm" svg:viewBox="0 0 20 25" svg:d="M18 9c1 2 1 4 2 6 0 2 0 4 0 6-1 1-2 2-3 3s-3 1-4 1c-2-1-4-1-6-3-1-1-3-3-4-5s-2-4-3-6c0-3 0-5 0-6 1-2 2-3 3-4 1-1 3-1 5-1 1 1 3 2 5 3 2 2 3 3 4 5 0 1 1 1 1 1z">
            <text:p/>
          </draw:path>
          <draw:path draw:style-name="gr27" draw:text-style-name="P3" draw:layer="layout" svg:width="0.019cm" svg:height="0.024cm" svg:x="10.305cm" svg:y="14.592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218cm" svg:y="14.542cm" svg:viewBox="0 0 20 25" svg:d="M18 9c1 2 1 4 2 6 0 2 0 4 0 6-1 1-2 2-3 3s-3 1-4 1c-2-1-4-1-6-3-1-1-3-3-4-5s-2-4-3-6c0-3 0-5 0-6 1-2 2-3 3-4 1-1 3-1 5-1 1 1 3 2 5 3 2 2 3 3 4 5 0 1 1 1 1 1z">
            <text:p/>
          </draw:path>
          <draw:path draw:style-name="gr27" draw:text-style-name="P3" draw:layer="layout" svg:width="0.019cm" svg:height="0.024cm" svg:x="10.218cm" svg:y="14.542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131cm" svg:y="14.491cm" svg:viewBox="0 0 20 25" svg:d="M18 9c1 2 1 4 2 6 0 2 0 4 0 6-1 1-2 2-3 3s-3 1-4 1c-2-1-4-1-6-3-1-1-3-3-4-5s-2-4-3-6c0-3 0-5 0-6 1-2 2-3 3-4 1-1 3-1 5-1 1 1 3 2 5 3 2 2 3 3 4 5 0 1 1 1 1 1z">
            <text:p/>
          </draw:path>
          <draw:path draw:style-name="gr27" draw:text-style-name="P3" draw:layer="layout" svg:width="0.019cm" svg:height="0.024cm" svg:x="10.131cm" svg:y="14.491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567cm" svg:y="14.818cm" svg:viewBox="0 0 20 25" svg:d="M18 9c1 2 1 4 2 6 0 2 0 4 0 6-1 1-2 2-3 3s-3 1-4 1c-2-1-4-1-6-3-1-1-3-3-4-5s-2-4-3-6c0-3 0-5 0-6 1-2 2-3 3-4 1-1 3-1 5-1 1 1 3 2 5 3 2 2 3 3 4 5 0 1 1 1 1 1z">
            <text:p/>
          </draw:path>
          <draw:path draw:style-name="gr27" draw:text-style-name="P3" draw:layer="layout" svg:width="0.019cm" svg:height="0.024cm" svg:x="10.567cm" svg:y="14.818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48cm" svg:y="14.768cm" svg:viewBox="0 0 20 25" svg:d="M18 9c1 2 1 4 2 6 0 2 0 4 0 6-1 1-2 2-3 3s-3 1-4 1c-2-1-4-1-6-3-1-1-3-3-4-5s-2-4-3-6c0-3 0-5 0-6 1-2 2-3 3-4 1-1 3-1 5-1 1 1 3 2 5 3 2 2 3 3 4 5 0 1 1 1 1 1z">
            <text:p/>
          </draw:path>
          <draw:path draw:style-name="gr27" draw:text-style-name="P3" draw:layer="layout" svg:width="0.019cm" svg:height="0.024cm" svg:x="10.48cm" svg:y="14.768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392cm" svg:y="14.717cm" svg:viewBox="0 0 20 25" svg:d="M18 9c1 2 1 4 2 6 0 2 0 4 0 6-1 1-2 2-3 3s-3 1-4 1c-2-1-4-1-6-3-1-1-3-3-4-5s-2-4-3-6c0-3 0-5 0-6 1-2 2-3 3-4 1-1 3-1 5-1 1 1 3 2 5 3 2 2 3 3 4 5 0 1 1 1 1 1z">
            <text:p/>
          </draw:path>
          <draw:path draw:style-name="gr27" draw:text-style-name="P3" draw:layer="layout" svg:width="0.019cm" svg:height="0.024cm" svg:x="10.392cm" svg:y="14.717cm" svg:viewBox="0 0 20 25" svg:d="M18 9c1 2 1 4 2 6 0 2 0 4 0 6-1 1-2 2-3 3s-3 1-4 1c-2-1-4-1-6-3-1-1-3-3-4-5s-2-4-3-6c0-3 0-5 0-6 1-2 2-3 3-4 1-1 3-1 5-1 1 1 3 2 5 3 2 2 3 3 4 5 0 1 1 1 1 1z">
            <text:p/>
          </draw:path>
        </draw:g>
        <draw:g>
          <draw:path draw:style-name="gr26" draw:text-style-name="P16" draw:layer="layout" svg:width="0.019cm" svg:height="0.024cm" svg:x="10.305cm" svg:y="14.667cm" svg:viewBox="0 0 20 25" svg:d="M18 9c1 2 1 4 2 6 0 2 0 4 0 6-1 1-2 2-3 3s-3 1-4 1c-2-1-4-1-6-3-1-1-3-3-4-5s-2-4-3-6c0-3 0-5 0-6 1-2 2-3 3-4 1-1 3-1 5-1 1 1 3 2 5 3 2 2 3 3 4 5 0 1 1 1 1 1z">
            <text:p/>
          </draw:path>
          <draw:path draw:style-name="gr27" draw:text-style-name="P3" draw:layer="layout" svg:width="0.019cm" svg:height="0.024cm" svg:x="10.305cm" svg:y="14.667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218cm" svg:y="14.617cm" svg:viewBox="0 0 20 25" svg:d="M18 9c1 2 1 4 2 6 0 2 0 4 0 6-1 1-2 2-3 3s-3 1-4 1c-2-1-4-1-6-3-1-1-3-3-4-5s-2-4-3-6c0-3 0-5 0-6 1-2 2-3 3-4 1-1 3-1 5-1 1 1 3 2 5 3 2 2 3 3 4 5 0 1 1 1 1 1z">
            <text:p/>
          </draw:path>
          <draw:path draw:style-name="gr27" draw:text-style-name="P3" draw:layer="layout" svg:width="0.019cm" svg:height="0.024cm" svg:x="10.218cm" svg:y="14.617cm" svg:viewBox="0 0 20 25" svg:d="M18 9c1 2 1 4 2 6 0 2 0 4 0 6-1 1-2 2-3 3s-3 1-4 1c-2-1-4-1-6-3-1-1-3-3-4-5s-2-4-3-6c0-3 0-5 0-6 1-2 2-3 3-4 1-1 3-1 5-1 1 1 3 2 5 3 2 2 3 3 4 5 0 1 1 1 1 1z">
            <text:p/>
          </draw:path>
        </draw:g>
        <draw:g>
          <draw:path draw:style-name="gr28" draw:text-style-name="P17" draw:layer="layout" svg:width="0.019cm" svg:height="0.024cm" svg:x="10.131cm" svg:y="14.566cm" svg:viewBox="0 0 20 25" svg:d="M18 9c1 2 1 4 2 6 0 2 0 4 0 6-1 1-2 2-3 3s-3 1-4 1c-2-1-4-1-6-3-1-1-3-3-4-5s-2-4-3-6c0-3 0-5 0-6 1-2 2-3 3-4 1-1 3-1 5-1 1 1 3 2 5 3 2 2 3 3 4 5 0 1 1 1 1 1z">
            <text:p/>
          </draw:path>
          <draw:path draw:style-name="gr27" draw:text-style-name="P3" draw:layer="layout" svg:width="0.019cm" svg:height="0.024cm" svg:x="10.131cm" svg:y="14.566cm" svg:viewBox="0 0 20 25" svg:d="M18 9c1 2 1 4 2 6 0 2 0 4 0 6-1 1-2 2-3 3s-3 1-4 1c-2-1-4-1-6-3-1-1-3-3-4-5s-2-4-3-6c0-3 0-5 0-6 1-2 2-3 3-4 1-1 3-1 5-1 1 1 3 2 5 3 2 2 3 3 4 5 0 1 1 1 1 1z">
            <text:p/>
          </draw:path>
        </draw:g>
        <draw:frame draw:style-name="gr41" draw:text-style-name="P3" draw:layer="layout" svg:width="2.815cm" svg:height="1.215cm" svg:x="11.092cm" svg:y="13.693cm">
          <draw:text-box>
            <text:p text:style-name="P2"><text:span text:style-name="T1">Internal Net-</text:span></text:p>
            <text:p text:style-name="P2"><text:span text:style-name="T1">work “Internal”</text:span></text:p>
          </draw:text-box>
        </draw:frame>
        <draw:g>
          <draw:line draw:style-name="gr11" draw:text-style-name="P3" draw:layer="layout" svg:x1="4.269cm" svg:y1="14.794cm" svg:x2="4.269cm" svg:y2="17.201cm">
            <text:p/>
          </draw:line>
          <draw:frame draw:style-name="gr6" draw:text-style-name="P3" draw:layer="layout" svg:width="1.94cm" svg:height="0.749cm" svg:x="2.73cm" svg:y="15.626cm">
            <draw:text-box>
              <text:p text:style-name="P5"><text:span text:style-name="T2">.101</text:span></text:p>
            </draw:text-box>
          </draw:frame>
        </draw:g>
        <draw:g>
          <draw:line draw:style-name="gr11" draw:text-style-name="P3" draw:layer="layout" svg:x1="5.907cm" svg:y1="14.794cm" svg:x2="4.893cm" svg:y2="17.26cm">
            <text:p/>
          </draw:line>
          <draw:frame draw:style-name="gr6" draw:text-style-name="P3" draw:layer="layout" svg:width="1.94cm" svg:height="0.749cm" svg:x="3.93cm" svg:y="15.626cm">
            <draw:text-box>
              <text:p text:style-name="P5"><text:span text:style-name="T2">.102</text:span></text:p>
            </draw:text-box>
          </draw:frame>
        </draw:g>
        <draw:g>
          <draw:line draw:style-name="gr11" draw:text-style-name="P3" draw:layer="layout" svg:x1="7.907cm" svg:y1="14.794cm" svg:x2="5.5cm" svg:y2="17.501cm">
            <text:p/>
          </draw:line>
          <draw:frame draw:style-name="gr6" draw:text-style-name="P3" draw:layer="layout" svg:width="1.94cm" svg:height="0.749cm" svg:x="5.23cm" svg:y="15.626cm">
            <draw:text-box>
              <text:p text:style-name="P5"><text:span text:style-name="T2">.100+n</text:span></text:p>
            </draw:text-box>
          </draw:frame>
        </draw:g>
        <draw:g>
          <draw:g>
            <draw:path draw:style-name="gr1" draw:text-style-name="P1" draw:layer="layout" svg:width="2.503cm" svg:height="0.842cm" svg:x="3.5cm" svg:y="17.186cm" svg:viewBox="0 0 2504 843" svg:d="M97 387c-22 9-40 18-55 29-27 20-42 43-42 66s15 46 42 66c28 20 67 36 114 48 29 7 60 12 92 14 0 2 0 3 0 4 0 29 18 56 51 81 34 24 82 44 140 58s123 22 190 22 133-8 191-22c4-1 9-2 13-3 5 4 10 8 15 12 34 24 83 45 141 59 59 14 125 22 193 22 67 0 134-8 192-22s106-34 140-58c8 2 17 4 26 7 69 17 148 25 229 25 80 0 159-8 229-25 69-17 127-42 168-71 40-29 61-62 61-96 0-1 0-1 0-2 35-3 69-8 100-16 54-13 99-32 130-54 31-23 47-48 47-74s-16-52-47-75c-18-12-40-24-66-34 6-4 12-7 17-11 25-18 37-38 37-58 0-21-12-41-37-58-24-18-59-33-101-43-41-10-88-15-135-16-11-14-25-29-44-42-41-30-101-55-174-73-72-17-154-27-237-27-84 0-166 10-238 27-49 12-93 28-129 46-41-27-97-50-164-66-71-18-152-27-234-27s-162 9-233 27c-71 17-130 42-171 71-8 6-15 12-22 18-15 0-30-1-46-1-76 0-152 9-218 25-67 16-122 39-160 67-39 28-59 59-59 92 0 31 19 61 54 88z">
              <text:p/>
            </draw:path>
            <draw:path draw:style-name="gr44" draw:text-style-name="P3" draw:layer="layout" svg:width="2.503cm" svg:height="0.842cm" svg:x="3.5cm" svg:y="17.186cm" svg:viewBox="0 0 2504 843" svg:d="M97 387c-22 9-40 18-55 29-27 20-42 43-42 66s15 46 42 66c28 20 67 36 114 48 29 7 60 12 92 14 0 2 0 3 0 4 0 29 18 56 51 81 34 24 82 44 140 58s123 22 190 22 133-8 191-22c4-1 9-2 13-3 5 4 10 8 15 12 34 24 83 45 141 59 59 14 125 22 193 22 67 0 134-8 192-22s106-34 140-58c8 2 17 4 26 7 69 17 148 25 229 25 80 0 159-8 229-25 69-17 127-42 168-71 40-29 61-62 61-96 0-1 0-1 0-2 35-3 69-8 100-16 54-13 99-32 130-54 31-23 47-48 47-74s-16-52-47-75c-18-12-40-24-66-34 6-4 12-7 17-11 25-18 37-38 37-58 0-21-12-41-37-58-24-18-59-33-101-43-41-10-88-15-135-16-11-14-25-29-44-42-41-30-101-55-174-73-72-17-154-27-237-27-84 0-166 10-238 27-49 12-93 28-129 46-41-27-97-50-164-66-71-18-152-27-234-27s-162 9-233 27c-71 17-130 42-171 71-8 6-15 12-22 18-15 0-30-1-46-1-76 0-152 9-218 25-67 16-122 39-160 67-39 28-59 59-59 92 0 31 19 61 54 88z">
              <text:p/>
            </draw:path>
          </draw:g>
          <draw:frame draw:style-name="gr45" draw:text-style-name="P3" draw:layer="layout" svg:width="2.5cm" svg:height="0.84cm" svg:x="3.5cm" svg:y="17.186cm">
            <draw:text-box>
              <text:p text:style-name="P5"><text:span text:style-name="T1">Management</text:span></text:p>
            </draw:text-box>
          </draw:frame>
        </draw:g>
        <draw:g>
          <draw:path draw:style-name="gr20" draw:text-style-name="P12" draw:layer="layout" svg:width="1.813cm" svg:height="1.813cm" svg:x="7cm" svg:y="13.887cm" svg:viewBox="0 0 1814 1814" svg:d="M1603 674v-391l-447-260-205 59-141-82-164 64v618l-156 92v283c94 93 200 174 315 241 116 67 240 120 369 156l640-373v-283zM0 1329v84l693 401 322-189v-106l-705-409z">
            <text:p/>
          </draw:path>
          <draw:path draw:style-name="gr13" draw:text-style-name="P3" draw:layer="layout" svg:width="1.813cm" svg:height="1.813cm" svg:x="7cm" svg:y="13.887cm" svg:viewBox="0 0 1814 1814" svg:d="M1603 674v-391l-447-260-205 59-141-82-164 64v618l-156 92v283c94 93 200 174 315 241 116 67 240 120 369 156l640-373v-283zM0 1329v84l693 401 322-189v-106l-705-409z">
            <text:p/>
          </draw:path>
        </draw:g>
        <draw:g>
          <draw:polygon draw:style-name="gr49" draw:text-style-name="P29" draw:layer="layout" svg:width="0.323cm" svg:height="0.295cm" svg:x="7.692cm" svg:y="15.405cm" svg:viewBox="0 0 324 296" draw:points="0,296 0,214 324,0 324,106">
            <text:p/>
          </draw:polygon>
          <draw:polygon draw:style-name="gr22" draw:text-style-name="P3" draw:layer="layout" svg:width="0.323cm" svg:height="0.295cm" svg:x="7.692cm" svg:y="15.405cm" svg:viewBox="0 0 324 296" draw:points="0,296 0,214 324,0 324,106">
            <text:p/>
          </draw:polygon>
        </draw:g>
        <draw:g>
          <draw:polygon draw:style-name="gr50" draw:text-style-name="P30" draw:layer="layout" svg:width="1.015cm" svg:height="0.621cm" svg:x="7cm" svg:y="14.997cm" svg:viewBox="0 0 1016 622" draw:points="0,219 311,0 1016,408 693,622">
            <text:p/>
          </draw:polygon>
          <draw:polygon draw:style-name="gr22" draw:text-style-name="P3" draw:layer="layout" svg:width="1.015cm" svg:height="0.621cm" svg:x="7cm" svg:y="14.997cm" svg:viewBox="0 0 1016 622" draw:points="0,219 311,0 1016,408 693,622">
            <text:p/>
          </draw:polygon>
        </draw:g>
        <draw:g>
          <draw:path draw:style-name="gr50" draw:text-style-name="P30" draw:layer="layout" svg:width="1.323cm" svg:height="0.773cm" svg:x="7.49cm" svg:y="14.283cm" svg:viewBox="0 0 1324 774" svg:d="M684 774l640-372-687-402-637 377c95 93 201 174 316 241 116 67 239 119 368 156z">
            <text:p/>
          </draw:path>
          <draw:path draw:style-name="gr22" draw:text-style-name="P3" draw:layer="layout" svg:width="1.323cm" svg:height="0.773cm" svg:x="7.49cm" svg:y="14.283cm" svg:viewBox="0 0 1324 774" svg:d="M684 774l640-372-687-402-637 377c95 93 201 174 316 241 116 67 239 119 368 156z">
            <text:p/>
          </draw:path>
        </draw:g>
        <draw:g>
          <draw:polygon draw:style-name="gr49" draw:text-style-name="P29" draw:layer="layout" svg:width="0.134cm" svg:height="0.74cm" svg:x="8.22cm" svg:y="14.204cm" svg:viewBox="0 0 135 741" draw:points="0,741 0,78 135,0 130,629">
            <text:p/>
          </draw:polygon>
          <draw:polygon draw:style-name="gr22" draw:text-style-name="P3" draw:layer="layout" svg:width="0.134cm" svg:height="0.74cm" svg:x="8.22cm" svg:y="14.204cm" svg:viewBox="0 0 135 741" draw:points="0,741 0,78 135,0 130,629">
            <text:p/>
          </draw:polygon>
        </draw:g>
        <draw:g>
          <draw:polygon draw:style-name="gr49" draw:text-style-name="P29" draw:layer="layout" svg:width="0.252cm" svg:height="0.596cm" svg:x="8.349cm" svg:y="14.171cm" svg:viewBox="0 0 253 597" draw:points="4,95 253,0 253,390 0,597">
            <text:p/>
          </draw:polygon>
          <draw:polygon draw:style-name="gr22" draw:text-style-name="P3" draw:layer="layout" svg:width="0.252cm" svg:height="0.596cm" svg:x="8.349cm" svg:y="14.171cm" svg:viewBox="0 0 253 597" draw:points="4,95 253,0 253,390 0,597">
            <text:p/>
          </draw:polygon>
        </draw:g>
        <draw:g>
          <draw:polygon draw:style-name="gr50" draw:text-style-name="P30" draw:layer="layout" svg:width="0.651cm" svg:height="0.355cm" svg:x="7.95cm" svg:y="13.911cm" svg:viewBox="0 0 652 356" draw:points="404,356 405,294 0,59 205,0 652,260">
            <text:p/>
          </draw:polygon>
          <draw:polygon draw:style-name="gr22" draw:text-style-name="P3" draw:layer="layout" svg:width="0.651cm" svg:height="0.355cm" svg:x="7.95cm" svg:y="13.911cm" svg:viewBox="0 0 652 356" draw:points="404,356 405,294 0,59 205,0 652,260">
            <text:p/>
          </draw:polygon>
        </draw:g>
        <draw:g>
          <draw:polygon draw:style-name="gr49" draw:text-style-name="P29" draw:layer="layout" svg:width="0.639cm" svg:height="0.655cm" svg:x="8.173cm" svg:y="14.685cm" svg:viewBox="0 0 640 656" draw:points="0,372 640,0 640,283 0,656">
            <text:p/>
          </draw:polygon>
          <draw:polygon draw:style-name="gr22" draw:text-style-name="P3" draw:layer="layout" svg:width="0.639cm" svg:height="0.655cm" svg:x="8.173cm" svg:y="14.685cm" svg:viewBox="0 0 640 656" draw:points="0,372 640,0 640,283 0,656">
            <text:p/>
          </draw:polygon>
        </draw:g>
        <draw:g>
          <draw:path draw:style-name="gr50" draw:text-style-name="P30" draw:layer="layout" svg:width="0.709cm" svg:height="0.395cm" svg:x="7.645cm" svg:y="13.887cm" svg:viewBox="0 0 710 396" svg:d="M0 64l164-64 141 82 405 236-135 78c-108-35-212-82-310-139-94-55-183-120-265-193z">
            <text:p/>
          </draw:path>
          <draw:path draw:style-name="gr22" draw:text-style-name="P3" draw:layer="layout" svg:width="0.709cm" svg:height="0.395cm" svg:x="7.645cm" svg:y="13.887cm" svg:viewBox="0 0 710 396" svg:d="M0 64l164-64 141 82 405 236-135 78c-108-35-212-82-310-139-94-55-183-120-265-193z">
            <text:p/>
          </draw:path>
        </draw:g>
        <draw:g>
          <draw:polygon draw:style-name="gr24" draw:text-style-name="P15" draw:layer="layout" svg:width="0.692cm" svg:height="0.484cm" svg:x="7cm" svg:y="15.216cm" svg:viewBox="0 0 693 485" draw:points="0,0 693,403 693,485 0,82">
            <text:p/>
          </draw:polygon>
          <draw:polygon draw:style-name="gr25" draw:text-style-name="P3" draw:layer="layout" svg:width="0.692cm" svg:height="0.484cm" svg:x="7cm" svg:y="15.216cm" svg:viewBox="0 0 693 485" draw:points="0,0 693,403 693,485 0,82">
            <text:p/>
          </draw:polygon>
        </draw:g>
        <draw:path draw:style-name="gr51" draw:text-style-name="P31" draw:layer="layout" svg:width="0.847cm" svg:height="0.526cm" svg:x="7.075cm" svg:y="15.038cm" svg:viewBox="0 0 848 527" svg:d="M0 155l50 30 43-27-51-32zM62 112l51 31 42-29-50-30zM125 70l51 30 42-28-51-30zM188 27l51 30 42-27-51-30zM282 84l51 30 42-27-50-31zM377 142l51 30 43-28-52-31zM472 199l51 30 42-28-51-30zM660 312l51 30 42-27-50-31zM755 369l50 31 43-29-51-30zM692 412l50 31 43-28-51-31zM597 355l51 30 42-28-50-30zM566 255l51 31 42-28-51-30zM503 298l51 30 42-28-51-30zM408 241l52 30 42-28-51-30zM314 184l50 30 43-27-51-31zM219 126l51 32 42-29-50-30zM157 170l50 30 43-28-51-30zM251 226l51 31 42-28-51-30zM345 283l51 30 43-27-52-31zM440 340l51 30 42-28-50-30zM535 398l50 30 43-28-51-31zM629 455l51 30 42-28-51-30zM566 497l51 30 42-28-51-30zM472 440l50 30 43-27-51-31zM188 269l240 145 43-29-241-144zM94 212l50 30 43-28-51-30z">
          <text:p/>
        </draw:path>
        <draw:path draw:style-name="gr52" draw:text-style-name="P32" draw:layer="layout" svg:width="0.847cm" svg:height="0.51cm" svg:x="7.075cm" svg:y="15.066cm" svg:viewBox="0 0 848 511" svg:d="M188 12l51 30v-12l-51-30zM282 68l51 31v-12l-51-31zM377 125l51 31v-12l-51-31zM472 183l51 30v-12l-51-30zM566 240l51 30v-12l-51-30zM660 297l51 30v-12l-51-31zM239 30v12l42-28v-12zM333 86v13l42-28v-12zM428 144v12l43-27v-13zM522 201v12l43-28v-12zM617 258v12l42-28v-12zM711 315v12l42-28v-12zM754 353l51 32v-14l-51-30zM805 371v14l43-29v-12zM125 54l51 30v-12l-51-30zM219 111l51 31v-12l-51-31zM314 168l50 31v-12l-50-31zM408 225l52 30v-12l-52-30zM503 282l51 30v-12l-51-30zM597 339l51 30v-12l-51-30zM176 72v12l42-28v-12zM270 130v12l42-29v-12zM364 187v12l43-28v-12zM460 243v12l42-27v-12zM554 300v12l42-28v-12zM648 357v12l42-28v-12zM692 397l50 30v-12l-50-30zM742 415v12l43-28v-12zM62 96l51 30v-12l-51-30zM157 154l50 30v-12l-50-30zM251 211l51 30v-12l-51-30zM345 268l51 30v-12l-51-31zM440 324l51 31v-13l-51-30zM535 381l50 31v-12l-50-31zM113 114v12l42-27v-12zM207 172v12l43-28v-12zM302 229v12l42-28v-12zM396 286v12l43-28v-12zM491 342v13l42-28v-12zM585 400v12l43-27v-14zM629 439l51 30v-12l-51-30zM680 457v12l42-28v-12zM0 139l50 31v-12l-50-32zM94 196l50 31v-13l-50-30zM188 253l240 145v-12l-240-145zM472 424l50 31v-12l-50-31zM50 158v12l43-28v-12zM144 214v12l43-27v-12zM428 386v12l43-29v-12zM522 443v12l43-28v-12zM566 481l51 30v-12l-51-30zM617 499v12l42-27v-12z">
          <text:p/>
        </draw:path>
        <draw:g>
          <draw:path draw:style-name="gr53" draw:text-style-name="P33" draw:layer="layout" svg:width="0.08cm" svg:height="0.198cm" svg:x="8.663cm" svg:y="14.774cm" svg:viewBox="0 0 81 199" svg:d="M44 23l37-23v152l-37 23zM0 46l20-12v153l-20 12z">
            <text:p/>
          </draw:path>
          <draw:path draw:style-name="gr54" draw:text-style-name="P3" draw:layer="layout" svg:width="0.08cm" svg:height="0.198cm" svg:x="8.663cm" svg:y="14.774cm" svg:viewBox="0 0 81 199" svg:d="M44 23l37-23v152l-37 23zM0 46l20-12v153l-20 12z">
            <text:p/>
          </draw:path>
        </draw:g>
        <draw:g>
          <draw:path draw:style-name="gr24" draw:text-style-name="P15" draw:layer="layout" svg:width="0.73cm" svg:height="1.387cm" svg:x="7.49cm" svg:y="13.952cm" svg:viewBox="0 0 731 1388" svg:d="M731 992c-113-30-222-75-324-134-91-53-176-117-252-191v-667c81 73 169 137 263 191 99 58 204 104 313 139zM0 992c95 93 201 174 316 241s239 119 368 155v-284c-129-36-253-89-370-156-114-66-219-147-314-239z">
            <text:p/>
          </draw:path>
          <draw:path draw:style-name="gr25" draw:text-style-name="P3" draw:layer="layout" svg:width="0.977cm" svg:height="1.387cm" svg:x="7.49cm" svg:y="13.952cm" svg:viewBox="0 0 978 1388" svg:d="M731 992c-113-30-222-75-324-134-91-53-176-117-252-191v-667c81 73 169 137 263 191 99 58 204 104 313 139zM49 827c47 46 98 88 153 124M49 868c47 46 98 88 153 124M49 910c47 46 98 88 153 124M49 951c47 46 98 88 153 124M602 67l271 157M637 57l271 157M672 47l271 157M707 38l271 156M0 992c95 93 201 174 316 241 116 67 240 119 368 155v-284c-129-36-253-89-369-156-115-66-220-147-315-239z">
            <text:p/>
          </draw:path>
        </draw:g>
        <draw:path draw:style-name="gr22" draw:text-style-name="P3" draw:layer="layout" svg:width="0.417cm" svg:height="0.725cm" svg:x="7.716cm" svg:y="14.1cm" svg:viewBox="0 0 418 726" svg:d="M0 0v479c71 61 147 115 229 160 61 34 124 63 189 87">
          <text:p/>
        </draw:path>
        <draw:path draw:style-name="gr18" draw:text-style-name="P3" draw:layer="layout" svg:width="1.813cm" svg:height="1.813cm" svg:x="7cm" svg:y="13.887cm" svg:viewBox="0 0 1814 1814" svg:d="M1174 1454l640-373v-283l-211-124v-391l-447-260-205 59-141-82-164 64v621l-156 89v283c95 93 201 174 315 240 116 68 240 120 369 157zM0 1329l310-219 705 409v106l-322 189-693-401z">
          <text:p/>
        </draw:path>
        <draw:g>
          <draw:path draw:style-name="gr37" draw:text-style-name="P22" draw:layer="layout" svg:width="0.232cm" svg:height="0.124cm" svg:x="7.907cm" svg:y="15.116cm" svg:viewBox="0 0 233 125" svg:d="M18 0l201 80c1 1 2 1 2 2 4 2 7 5 9 8 2 4 3 8 3 12s-1 8-3 12c-2 3-5 6-9 8-2 2-5 3-8 3l-195-77c-2-1-5-2-7-3-3-2-6-5-8-9s-3-8-3-12 1-9 3-12c2-4 5-7 8-9 2-2 5-2 7-3z">
            <text:p/>
          </draw:path>
          <draw:path draw:style-name="gr27" draw:text-style-name="P3" draw:layer="layout" svg:width="0.232cm" svg:height="0.124cm" svg:x="7.907cm" svg:y="15.116cm" svg:viewBox="0 0 233 125" svg:d="M18 0l201 80c1 1 2 1 2 2 4 2 7 5 9 8 2 4 3 8 3 12s-1 8-3 12c-2 3-5 6-9 8-2 2-5 3-8 3l-195-77c-2-1-5-2-7-3-3-2-6-5-8-9s-3-8-3-12 1-9 3-12c2-4 5-7 8-9 2-2 5-2 7-3z">
            <text:p/>
          </draw:path>
        </draw:g>
        <draw:g>
          <draw:polygon draw:style-name="gr55" draw:text-style-name="P34" draw:layer="layout" svg:width="0.288cm" svg:height="0.177cm" svg:x="7.851cm" svg:y="14.98cm" svg:viewBox="0 0 289 178" draw:points="0,0 289,119 289,178 0,64">
            <text:p/>
          </draw:polygon>
          <draw:polygon draw:style-name="gr56" draw:text-style-name="P3" draw:layer="layout" svg:width="0.288cm" svg:height="0.177cm" svg:x="7.851cm" svg:y="14.98cm" svg:viewBox="0 0 289 178" draw:points="0,0 289,119 289,178 0,64">
            <text:p/>
          </draw:polygon>
        </draw:g>
        <draw:polyline draw:style-name="gr35" draw:text-style-name="P3" draw:layer="layout" svg:width="0.288cm" svg:height="0.177cm" svg:x="7.851cm" svg:y="14.98cm" svg:viewBox="0 0 289 178" draw:points="0,0 289,119 289,178">
          <text:p/>
        </draw:polyline>
        <draw:line draw:style-name="gr35" draw:text-style-name="P3" draw:layer="layout" svg:x1="7.851cm" svg:y1="15.003cm" svg:x2="8.14cm" svg:y2="15.122cm">
          <text:p/>
        </draw:line>
        <draw:polyline draw:style-name="gr30" draw:text-style-name="P3" draw:layer="layout" svg:width="0.288cm" svg:height="0.177cm" svg:x="7.851cm" svg:y="14.98cm" svg:viewBox="0 0 289 178" draw:points="0,0 0,64 289,178">
          <text:p/>
        </draw:polyline>
        <draw:g>
          <draw:path draw:style-name="gr57" draw:text-style-name="P35" draw:layer="layout" svg:width="0.042cm" svg:height="0.05cm" svg:x="8.053cm" svg:y="14.83cm" svg:viewBox="0 0 43 51" svg:d="M38 15c2 4 4 8 5 13 0 4 0 8-1 12-2 4-4 6-7 8s-6 3-10 2c-4 0-8-2-11-5-4-2-7-6-9-10-3-4-4-8-5-13-1-4 0-8 1-12 1-3 3-6 6-8h1c3-2 6-3 10-2 4 0 7 2 11 5 3 2 6 6 9 10z">
            <text:p/>
          </draw:path>
          <draw:path draw:style-name="gr27" draw:text-style-name="P3" draw:layer="layout" svg:width="0.042cm" svg:height="0.05cm" svg:x="8.053cm" svg:y="14.83cm" svg:viewBox="0 0 43 51" svg:d="M38 15c2 4 4 8 5 13 0 4 0 8-1 12-2 4-4 6-7 8s-6 3-10 2c-4 0-8-2-11-5-4-2-7-6-9-10-3-4-4-8-5-13-1-4 0-8 1-12 1-3 3-6 6-8h1c3-2 6-3 10-2 4 0 7 2 11 5 3 2 6 6 9 10z">
            <text:p/>
          </draw:path>
        </draw:g>
        <draw:g>
          <draw:path draw:style-name="gr58" draw:text-style-name="P36" draw:layer="layout" svg:width="0.417cm" svg:height="0.725cm" svg:x="7.716cm" svg:y="14.1cm" svg:viewBox="0 0 418 726" svg:d="M17 468v-451l-17-17c65 64 138 118 218 163 63 35 130 63 200 84v479-22c-77-28-151-64-222-106-63-38-123-82-179-130z">
            <text:p/>
          </draw:path>
          <draw:path draw:style-name="gr25" draw:text-style-name="P3" draw:layer="layout" svg:width="0.417cm" svg:height="0.725cm" svg:x="7.716cm" svg:y="14.1cm" svg:viewBox="0 0 418 726" svg:d="M17 468v-451l-17-17c65 64 138 118 218 163 63 35 130 63 200 84v479-22c-77-28-151-64-222-106-63-38-123-82-179-130z">
            <text:p/>
          </draw:path>
        </draw:g>
        <draw:g>
          <draw:path draw:style-name="gr20" draw:text-style-name="P12" draw:layer="layout" svg:width="1.813cm" svg:height="1.813cm" svg:x="3.362cm" svg:y="13.887cm" svg:viewBox="0 0 1814 1814" svg:d="M1603 674v-391l-447-260-205 59-141-82-164 64v618l-156 92v283c94 93 200 174 315 241 116 67 240 120 369 156l640-373v-283zM0 1329v84l693 401 322-189v-106l-705-409z">
            <text:p/>
          </draw:path>
          <draw:path draw:style-name="gr13" draw:text-style-name="P3" draw:layer="layout" svg:width="1.813cm" svg:height="1.813cm" svg:x="3.362cm" svg:y="13.887cm" svg:viewBox="0 0 1814 1814" svg:d="M1603 674v-391l-447-260-205 59-141-82-164 64v618l-156 92v283c94 93 200 174 315 241 116 67 240 120 369 156l640-373v-283zM0 1329v84l693 401 322-189v-106l-705-409z">
            <text:p/>
          </draw:path>
        </draw:g>
        <draw:g>
          <draw:polygon draw:style-name="gr49" draw:text-style-name="P29" draw:layer="layout" svg:width="0.323cm" svg:height="0.295cm" svg:x="4.055cm" svg:y="15.405cm" svg:viewBox="0 0 324 296" draw:points="0,296 0,214 324,0 324,106">
            <text:p/>
          </draw:polygon>
          <draw:polygon draw:style-name="gr22" draw:text-style-name="P3" draw:layer="layout" svg:width="0.323cm" svg:height="0.295cm" svg:x="4.055cm" svg:y="15.405cm" svg:viewBox="0 0 324 296" draw:points="0,296 0,214 324,0 324,106">
            <text:p/>
          </draw:polygon>
        </draw:g>
        <draw:g>
          <draw:polygon draw:style-name="gr50" draw:text-style-name="P30" draw:layer="layout" svg:width="1.015cm" svg:height="0.621cm" svg:x="3.362cm" svg:y="14.997cm" svg:viewBox="0 0 1016 622" draw:points="0,219 311,0 1016,408 693,622">
            <text:p/>
          </draw:polygon>
          <draw:polygon draw:style-name="gr22" draw:text-style-name="P3" draw:layer="layout" svg:width="1.015cm" svg:height="0.621cm" svg:x="3.362cm" svg:y="14.997cm" svg:viewBox="0 0 1016 622" draw:points="0,219 311,0 1016,408 693,622">
            <text:p/>
          </draw:polygon>
        </draw:g>
        <draw:g>
          <draw:path draw:style-name="gr50" draw:text-style-name="P30" draw:layer="layout" svg:width="1.323cm" svg:height="0.773cm" svg:x="3.852cm" svg:y="14.283cm" svg:viewBox="0 0 1324 774" svg:d="M684 774l640-372-687-402-637 377c95 93 201 174 316 241 116 67 239 119 368 156z">
            <text:p/>
          </draw:path>
          <draw:path draw:style-name="gr22" draw:text-style-name="P3" draw:layer="layout" svg:width="1.323cm" svg:height="0.773cm" svg:x="3.852cm" svg:y="14.283cm" svg:viewBox="0 0 1324 774" svg:d="M684 774l640-372-687-402-637 377c95 93 201 174 316 241 116 67 239 119 368 156z">
            <text:p/>
          </draw:path>
        </draw:g>
        <draw:g>
          <draw:polygon draw:style-name="gr49" draw:text-style-name="P29" draw:layer="layout" svg:width="0.134cm" svg:height="0.74cm" svg:x="4.583cm" svg:y="14.204cm" svg:viewBox="0 0 135 741" draw:points="0,741 0,78 135,0 130,629">
            <text:p/>
          </draw:polygon>
          <draw:polygon draw:style-name="gr22" draw:text-style-name="P3" draw:layer="layout" svg:width="0.134cm" svg:height="0.74cm" svg:x="4.583cm" svg:y="14.204cm" svg:viewBox="0 0 135 741" draw:points="0,741 0,78 135,0 130,629">
            <text:p/>
          </draw:polygon>
        </draw:g>
        <draw:g>
          <draw:polygon draw:style-name="gr49" draw:text-style-name="P29" draw:layer="layout" svg:width="0.252cm" svg:height="0.596cm" svg:x="4.712cm" svg:y="14.171cm" svg:viewBox="0 0 253 597" draw:points="4,95 253,0 253,390 0,597">
            <text:p/>
          </draw:polygon>
          <draw:polygon draw:style-name="gr22" draw:text-style-name="P3" draw:layer="layout" svg:width="0.252cm" svg:height="0.596cm" svg:x="4.712cm" svg:y="14.171cm" svg:viewBox="0 0 253 597" draw:points="4,95 253,0 253,390 0,597">
            <text:p/>
          </draw:polygon>
        </draw:g>
        <draw:g>
          <draw:polygon draw:style-name="gr50" draw:text-style-name="P30" draw:layer="layout" svg:width="0.651cm" svg:height="0.355cm" svg:x="4.313cm" svg:y="13.911cm" svg:viewBox="0 0 652 356" draw:points="404,356 405,294 0,59 205,0 652,260">
            <text:p/>
          </draw:polygon>
          <draw:polygon draw:style-name="gr22" draw:text-style-name="P3" draw:layer="layout" svg:width="0.651cm" svg:height="0.355cm" svg:x="4.313cm" svg:y="13.911cm" svg:viewBox="0 0 652 356" draw:points="404,356 405,294 0,59 205,0 652,260">
            <text:p/>
          </draw:polygon>
        </draw:g>
        <draw:g>
          <draw:polygon draw:style-name="gr49" draw:text-style-name="P29" draw:layer="layout" svg:width="0.639cm" svg:height="0.655cm" svg:x="4.536cm" svg:y="14.685cm" svg:viewBox="0 0 640 656" draw:points="0,372 640,0 640,283 0,656">
            <text:p/>
          </draw:polygon>
          <draw:polygon draw:style-name="gr22" draw:text-style-name="P3" draw:layer="layout" svg:width="0.639cm" svg:height="0.655cm" svg:x="4.536cm" svg:y="14.685cm" svg:viewBox="0 0 640 656" draw:points="0,372 640,0 640,283 0,656">
            <text:p/>
          </draw:polygon>
        </draw:g>
        <draw:g>
          <draw:path draw:style-name="gr50" draw:text-style-name="P30" draw:layer="layout" svg:width="0.709cm" svg:height="0.395cm" svg:x="4.008cm" svg:y="13.887cm" svg:viewBox="0 0 710 396" svg:d="M0 64l164-64 141 82 405 236-135 78c-108-35-212-82-310-139-94-55-183-120-265-193z">
            <text:p/>
          </draw:path>
          <draw:path draw:style-name="gr22" draw:text-style-name="P3" draw:layer="layout" svg:width="0.709cm" svg:height="0.395cm" svg:x="4.008cm" svg:y="13.887cm" svg:viewBox="0 0 710 396" svg:d="M0 64l164-64 141 82 405 236-135 78c-108-35-212-82-310-139-94-55-183-120-265-193z">
            <text:p/>
          </draw:path>
        </draw:g>
        <draw:g>
          <draw:polygon draw:style-name="gr24" draw:text-style-name="P15" draw:layer="layout" svg:width="0.692cm" svg:height="0.484cm" svg:x="3.362cm" svg:y="15.216cm" svg:viewBox="0 0 693 485" draw:points="0,0 693,403 693,485 0,82">
            <text:p/>
          </draw:polygon>
          <draw:polygon draw:style-name="gr25" draw:text-style-name="P3" draw:layer="layout" svg:width="0.692cm" svg:height="0.484cm" svg:x="3.362cm" svg:y="15.216cm" svg:viewBox="0 0 693 485" draw:points="0,0 693,403 693,485 0,82">
            <text:p/>
          </draw:polygon>
        </draw:g>
        <draw:path draw:style-name="gr51" draw:text-style-name="P31" draw:layer="layout" svg:width="0.847cm" svg:height="0.526cm" svg:x="3.438cm" svg:y="15.038cm" svg:viewBox="0 0 848 527" svg:d="M0 155l50 30 43-27-51-32zM62 112l51 31 42-29-50-30zM125 70l51 30 42-28-51-30zM188 27l51 30 42-27-51-30zM282 84l51 30 42-27-50-31zM377 142l51 30 43-28-52-31zM472 199l51 30 42-28-51-30zM660 312l51 30 42-27-50-31zM755 369l50 31 43-29-51-30zM692 412l50 31 43-28-51-31zM597 355l51 30 42-28-50-30zM566 255l51 31 42-28-51-30zM503 298l51 30 42-28-51-30zM408 241l52 30 42-28-51-30zM314 184l50 30 43-27-51-31zM219 126l51 32 42-29-50-30zM157 170l50 30 43-28-51-30zM251 226l51 31 42-28-51-30zM345 283l51 30 43-27-52-31zM440 340l51 30 42-28-50-30zM535 398l50 30 43-28-51-31zM629 455l51 30 42-28-51-30zM566 497l51 30 42-28-51-30zM472 440l50 30 43-27-51-31zM188 269l240 145 43-29-241-144zM94 212l50 30 43-28-51-30z">
          <text:p/>
        </draw:path>
        <draw:path draw:style-name="gr52" draw:text-style-name="P32" draw:layer="layout" svg:width="0.847cm" svg:height="0.51cm" svg:x="3.438cm" svg:y="15.066cm" svg:viewBox="0 0 848 511" svg:d="M188 12l51 30v-12l-51-30zM282 68l51 31v-12l-51-31zM377 125l51 31v-12l-51-31zM472 183l51 30v-12l-51-30zM566 240l51 30v-12l-51-30zM660 297l51 30v-12l-51-31zM239 30v12l42-28v-12zM333 86v13l42-28v-12zM428 144v12l43-27v-13zM522 201v12l43-28v-12zM617 258v12l42-28v-12zM711 315v12l42-28v-12zM754 353l51 32v-14l-51-30zM805 371v14l43-29v-12zM125 54l51 30v-12l-51-30zM219 111l51 31v-12l-51-31zM314 168l50 31v-12l-50-31zM408 225l52 30v-12l-52-30zM503 282l51 30v-12l-51-30zM597 339l51 30v-12l-51-30zM176 72v12l42-28v-12zM270 130v12l42-29v-12zM364 187v12l43-28v-12zM460 243v12l42-27v-12zM554 300v12l42-28v-12zM648 357v12l42-28v-12zM692 397l50 30v-12l-50-30zM742 415v12l43-28v-12zM62 96l51 30v-12l-51-30zM157 154l50 30v-12l-50-30zM251 211l51 30v-12l-51-30zM345 268l51 30v-12l-51-31zM440 324l51 31v-13l-51-30zM535 381l50 31v-12l-50-31zM113 114v12l42-27v-12zM207 172v12l43-28v-12zM302 229v12l42-28v-12zM396 286v12l43-28v-12zM491 342v13l42-28v-12zM585 400v12l43-27v-14zM629 439l51 30v-12l-51-30zM680 457v12l42-28v-12zM0 139l50 31v-12l-50-32zM94 196l50 31v-13l-50-30zM188 253l240 145v-12l-240-145zM472 424l50 31v-12l-50-31zM50 158v12l43-28v-12zM144 214v12l43-27v-12zM428 386v12l43-29v-12zM522 443v12l43-28v-12zM566 481l51 30v-12l-51-30zM617 499v12l42-27v-12z">
          <text:p/>
        </draw:path>
        <draw:g>
          <draw:path draw:style-name="gr53" draw:text-style-name="P33" draw:layer="layout" svg:width="0.08cm" svg:height="0.198cm" svg:x="5.026cm" svg:y="14.774cm" svg:viewBox="0 0 81 199" svg:d="M44 23l37-23v152l-37 23zM0 46l20-12v153l-20 12z">
            <text:p/>
          </draw:path>
          <draw:path draw:style-name="gr54" draw:text-style-name="P3" draw:layer="layout" svg:width="0.08cm" svg:height="0.198cm" svg:x="5.026cm" svg:y="14.774cm" svg:viewBox="0 0 81 199" svg:d="M44 23l37-23v152l-37 23zM0 46l20-12v153l-20 12z">
            <text:p/>
          </draw:path>
        </draw:g>
        <draw:g>
          <draw:path draw:style-name="gr24" draw:text-style-name="P15" draw:layer="layout" svg:width="0.73cm" svg:height="1.387cm" svg:x="3.852cm" svg:y="13.952cm" svg:viewBox="0 0 731 1388" svg:d="M731 992c-113-30-222-75-324-134-91-53-176-117-252-191v-667c81 73 169 137 263 191 99 58 204 104 313 139zM0 992c95 93 201 174 316 241s239 119 368 155v-284c-129-36-253-89-370-156-114-66-219-147-314-239z">
            <text:p/>
          </draw:path>
          <draw:path draw:style-name="gr25" draw:text-style-name="P3" draw:layer="layout" svg:width="0.977cm" svg:height="1.387cm" svg:x="3.852cm" svg:y="13.952cm" svg:viewBox="0 0 978 1388" svg:d="M731 992c-113-30-222-75-324-134-91-53-176-117-252-191v-667c81 73 169 137 263 191 99 58 204 104 313 139zM49 827c47 46 98 88 153 124M49 868c47 46 98 88 153 124M49 910c47 46 98 88 153 124M49 951c47 46 98 88 153 124M602 67l271 157M637 57l271 157M672 47l271 157M707 38l271 156M0 992c95 93 201 174 316 241 116 67 240 119 368 155v-284c-129-36-253-89-369-156-115-66-220-147-315-239z">
            <text:p/>
          </draw:path>
        </draw:g>
        <draw:path draw:style-name="gr22" draw:text-style-name="P3" draw:layer="layout" svg:width="0.417cm" svg:height="0.725cm" svg:x="4.078cm" svg:y="14.1cm" svg:viewBox="0 0 418 726" svg:d="M0 0v479c71 61 147 115 229 160 61 34 124 63 189 87">
          <text:p/>
        </draw:path>
        <draw:path draw:style-name="gr18" draw:text-style-name="P3" draw:layer="layout" svg:width="1.813cm" svg:height="1.813cm" svg:x="3.362cm" svg:y="13.887cm" svg:viewBox="0 0 1814 1814" svg:d="M1174 1454l640-373v-283l-211-124v-391l-447-260-205 59-141-82-164 64v621l-156 89v283c95 93 201 174 315 240 116 68 240 120 369 157zM0 1329l310-219 705 409v106l-322 189-693-401z">
          <text:p/>
        </draw:path>
        <draw:g>
          <draw:path draw:style-name="gr37" draw:text-style-name="P22" draw:layer="layout" svg:width="0.232cm" svg:height="0.124cm" svg:x="4.27cm" svg:y="15.116cm" svg:viewBox="0 0 233 125" svg:d="M18 0l201 80c1 1 2 1 2 2 4 2 7 5 9 8 2 4 3 8 3 12s-1 8-3 12c-2 3-5 6-9 8-2 2-5 3-8 3l-195-77c-2-1-5-2-7-3-3-2-6-5-8-9s-3-8-3-12 1-9 3-12c2-4 5-7 8-9 2-2 5-2 7-3z">
            <text:p/>
          </draw:path>
          <draw:path draw:style-name="gr27" draw:text-style-name="P3" draw:layer="layout" svg:width="0.232cm" svg:height="0.124cm" svg:x="4.27cm" svg:y="15.116cm" svg:viewBox="0 0 233 125" svg:d="M18 0l201 80c1 1 2 1 2 2 4 2 7 5 9 8 2 4 3 8 3 12s-1 8-3 12c-2 3-5 6-9 8-2 2-5 3-8 3l-195-77c-2-1-5-2-7-3-3-2-6-5-8-9s-3-8-3-12 1-9 3-12c2-4 5-7 8-9 2-2 5-2 7-3z">
            <text:p/>
          </draw:path>
        </draw:g>
        <draw:g>
          <draw:polygon draw:style-name="gr55" draw:text-style-name="P34" draw:layer="layout" svg:width="0.288cm" svg:height="0.177cm" svg:x="4.213cm" svg:y="14.98cm" svg:viewBox="0 0 289 178" draw:points="0,0 289,119 289,178 0,64">
            <text:p/>
          </draw:polygon>
          <draw:polygon draw:style-name="gr56" draw:text-style-name="P3" draw:layer="layout" svg:width="0.288cm" svg:height="0.177cm" svg:x="4.213cm" svg:y="14.98cm" svg:viewBox="0 0 289 178" draw:points="0,0 289,119 289,178 0,64">
            <text:p/>
          </draw:polygon>
        </draw:g>
        <draw:polyline draw:style-name="gr35" draw:text-style-name="P3" draw:layer="layout" svg:width="0.288cm" svg:height="0.177cm" svg:x="4.213cm" svg:y="14.98cm" svg:viewBox="0 0 289 178" draw:points="0,0 289,119 289,178">
          <text:p/>
        </draw:polyline>
        <draw:line draw:style-name="gr35" draw:text-style-name="P3" draw:layer="layout" svg:x1="4.213cm" svg:y1="15.003cm" svg:x2="4.502cm" svg:y2="15.122cm">
          <text:p/>
        </draw:line>
        <draw:polyline draw:style-name="gr30" draw:text-style-name="P3" draw:layer="layout" svg:width="0.288cm" svg:height="0.177cm" svg:x="4.213cm" svg:y="14.98cm" svg:viewBox="0 0 289 178" draw:points="0,0 0,64 289,178">
          <text:p/>
        </draw:polyline>
        <draw:g>
          <draw:path draw:style-name="gr57" draw:text-style-name="P35" draw:layer="layout" svg:width="0.042cm" svg:height="0.05cm" svg:x="4.416cm" svg:y="14.83cm" svg:viewBox="0 0 43 51" svg:d="M38 15c2 4 4 8 5 13 0 4 0 8-1 12-2 4-4 6-7 8s-6 3-10 2c-4 0-8-2-11-5-4-2-7-6-9-10-3-4-4-8-5-13-1-4 0-8 1-12 1-3 3-6 6-8h1c3-2 6-3 10-2 4 0 7 2 11 5 3 2 6 6 9 10z">
            <text:p/>
          </draw:path>
          <draw:path draw:style-name="gr27" draw:text-style-name="P3" draw:layer="layout" svg:width="0.042cm" svg:height="0.05cm" svg:x="4.416cm" svg:y="14.83cm" svg:viewBox="0 0 43 51" svg:d="M38 15c2 4 4 8 5 13 0 4 0 8-1 12-2 4-4 6-7 8s-6 3-10 2c-4 0-8-2-11-5-4-2-7-6-9-10-3-4-4-8-5-13-1-4 0-8 1-12 1-3 3-6 6-8h1c3-2 6-3 10-2 4 0 7 2 11 5 3 2 6 6 9 10z">
            <text:p/>
          </draw:path>
        </draw:g>
        <draw:g>
          <draw:path draw:style-name="gr58" draw:text-style-name="P36" draw:layer="layout" svg:width="0.417cm" svg:height="0.725cm" svg:x="4.078cm" svg:y="14.1cm" svg:viewBox="0 0 418 726" svg:d="M17 468v-451l-17-17c65 64 138 118 218 163 63 35 130 63 200 84v479-22c-77-28-151-64-222-106-63-38-123-82-179-130z">
            <text:p/>
          </draw:path>
          <draw:path draw:style-name="gr25" draw:text-style-name="P3" draw:layer="layout" svg:width="0.417cm" svg:height="0.725cm" svg:x="4.078cm" svg:y="14.1cm" svg:viewBox="0 0 418 726" svg:d="M17 468v-451l-17-17c65 64 138 118 218 163 63 35 130 63 200 84v479-22c-77-28-151-64-222-106-63-38-123-82-179-130z">
            <text:p/>
          </draw:path>
        </draw:g>
        <draw:g>
          <draw:path draw:style-name="gr20" draw:text-style-name="P12" draw:layer="layout" svg:width="1.813cm" svg:height="1.813cm" svg:x="5cm" svg:y="13.887cm" svg:viewBox="0 0 1814 1814" svg:d="M1603 674v-391l-447-260-205 59-141-82-164 64v618l-156 92v283c94 93 200 174 315 241 116 67 240 120 369 156l640-373v-283zM0 1329v84l693 401 322-189v-106l-705-409z">
            <text:p/>
          </draw:path>
          <draw:path draw:style-name="gr13" draw:text-style-name="P3" draw:layer="layout" svg:width="1.813cm" svg:height="1.813cm" svg:x="5cm" svg:y="13.887cm" svg:viewBox="0 0 1814 1814" svg:d="M1603 674v-391l-447-260-205 59-141-82-164 64v618l-156 92v283c94 93 200 174 315 241 116 67 240 120 369 156l640-373v-283zM0 1329v84l693 401 322-189v-106l-705-409z">
            <text:p/>
          </draw:path>
        </draw:g>
        <draw:g>
          <draw:polygon draw:style-name="gr49" draw:text-style-name="P29" draw:layer="layout" svg:width="0.323cm" svg:height="0.295cm" svg:x="5.692cm" svg:y="15.405cm" svg:viewBox="0 0 324 296" draw:points="0,296 0,214 324,0 324,106">
            <text:p/>
          </draw:polygon>
          <draw:polygon draw:style-name="gr22" draw:text-style-name="P3" draw:layer="layout" svg:width="0.323cm" svg:height="0.295cm" svg:x="5.692cm" svg:y="15.405cm" svg:viewBox="0 0 324 296" draw:points="0,296 0,214 324,0 324,106">
            <text:p/>
          </draw:polygon>
        </draw:g>
        <draw:g>
          <draw:polygon draw:style-name="gr50" draw:text-style-name="P30" draw:layer="layout" svg:width="1.015cm" svg:height="0.621cm" svg:x="5cm" svg:y="14.997cm" svg:viewBox="0 0 1016 622" draw:points="0,219 311,0 1016,408 693,622">
            <text:p/>
          </draw:polygon>
          <draw:polygon draw:style-name="gr22" draw:text-style-name="P3" draw:layer="layout" svg:width="1.015cm" svg:height="0.621cm" svg:x="5cm" svg:y="14.997cm" svg:viewBox="0 0 1016 622" draw:points="0,219 311,0 1016,408 693,622">
            <text:p/>
          </draw:polygon>
        </draw:g>
        <draw:g>
          <draw:path draw:style-name="gr50" draw:text-style-name="P30" draw:layer="layout" svg:width="1.323cm" svg:height="0.773cm" svg:x="5.49cm" svg:y="14.283cm" svg:viewBox="0 0 1324 774" svg:d="M684 774l640-372-687-402-637 377c95 93 201 174 316 241 116 67 239 119 368 156z">
            <text:p/>
          </draw:path>
          <draw:path draw:style-name="gr22" draw:text-style-name="P3" draw:layer="layout" svg:width="1.323cm" svg:height="0.773cm" svg:x="5.49cm" svg:y="14.283cm" svg:viewBox="0 0 1324 774" svg:d="M684 774l640-372-687-402-637 377c95 93 201 174 316 241 116 67 239 119 368 156z">
            <text:p/>
          </draw:path>
        </draw:g>
        <draw:g>
          <draw:polygon draw:style-name="gr49" draw:text-style-name="P29" draw:layer="layout" svg:width="0.134cm" svg:height="0.74cm" svg:x="6.22cm" svg:y="14.204cm" svg:viewBox="0 0 135 741" draw:points="0,741 0,78 135,0 130,629">
            <text:p/>
          </draw:polygon>
          <draw:polygon draw:style-name="gr22" draw:text-style-name="P3" draw:layer="layout" svg:width="0.134cm" svg:height="0.74cm" svg:x="6.22cm" svg:y="14.204cm" svg:viewBox="0 0 135 741" draw:points="0,741 0,78 135,0 130,629">
            <text:p/>
          </draw:polygon>
        </draw:g>
        <draw:g>
          <draw:polygon draw:style-name="gr49" draw:text-style-name="P29" draw:layer="layout" svg:width="0.252cm" svg:height="0.596cm" svg:x="6.349cm" svg:y="14.171cm" svg:viewBox="0 0 253 597" draw:points="4,95 253,0 253,390 0,597">
            <text:p/>
          </draw:polygon>
          <draw:polygon draw:style-name="gr22" draw:text-style-name="P3" draw:layer="layout" svg:width="0.252cm" svg:height="0.596cm" svg:x="6.349cm" svg:y="14.171cm" svg:viewBox="0 0 253 597" draw:points="4,95 253,0 253,390 0,597">
            <text:p/>
          </draw:polygon>
        </draw:g>
        <draw:g>
          <draw:polygon draw:style-name="gr50" draw:text-style-name="P30" draw:layer="layout" svg:width="0.651cm" svg:height="0.355cm" svg:x="5.95cm" svg:y="13.911cm" svg:viewBox="0 0 652 356" draw:points="404,356 405,294 0,59 205,0 652,260">
            <text:p/>
          </draw:polygon>
          <draw:polygon draw:style-name="gr22" draw:text-style-name="P3" draw:layer="layout" svg:width="0.651cm" svg:height="0.355cm" svg:x="5.95cm" svg:y="13.911cm" svg:viewBox="0 0 652 356" draw:points="404,356 405,294 0,59 205,0 652,260">
            <text:p/>
          </draw:polygon>
        </draw:g>
        <draw:g>
          <draw:polygon draw:style-name="gr49" draw:text-style-name="P29" draw:layer="layout" svg:width="0.639cm" svg:height="0.655cm" svg:x="6.173cm" svg:y="14.685cm" svg:viewBox="0 0 640 656" draw:points="0,372 640,0 640,283 0,656">
            <text:p/>
          </draw:polygon>
          <draw:polygon draw:style-name="gr22" draw:text-style-name="P3" draw:layer="layout" svg:width="0.639cm" svg:height="0.655cm" svg:x="6.173cm" svg:y="14.685cm" svg:viewBox="0 0 640 656" draw:points="0,372 640,0 640,283 0,656">
            <text:p/>
          </draw:polygon>
        </draw:g>
        <draw:g>
          <draw:path draw:style-name="gr50" draw:text-style-name="P30" draw:layer="layout" svg:width="0.709cm" svg:height="0.395cm" svg:x="5.645cm" svg:y="13.887cm" svg:viewBox="0 0 710 396" svg:d="M0 64l164-64 141 82 405 236-135 78c-108-35-212-82-310-139-94-55-183-120-265-193z">
            <text:p/>
          </draw:path>
          <draw:path draw:style-name="gr22" draw:text-style-name="P3" draw:layer="layout" svg:width="0.709cm" svg:height="0.395cm" svg:x="5.645cm" svg:y="13.887cm" svg:viewBox="0 0 710 396" svg:d="M0 64l164-64 141 82 405 236-135 78c-108-35-212-82-310-139-94-55-183-120-265-193z">
            <text:p/>
          </draw:path>
        </draw:g>
        <draw:g>
          <draw:polygon draw:style-name="gr24" draw:text-style-name="P15" draw:layer="layout" svg:width="0.692cm" svg:height="0.484cm" svg:x="5cm" svg:y="15.216cm" svg:viewBox="0 0 693 485" draw:points="0,0 693,403 693,485 0,82">
            <text:p/>
          </draw:polygon>
          <draw:polygon draw:style-name="gr25" draw:text-style-name="P3" draw:layer="layout" svg:width="0.692cm" svg:height="0.484cm" svg:x="5cm" svg:y="15.216cm" svg:viewBox="0 0 693 485" draw:points="0,0 693,403 693,485 0,82">
            <text:p/>
          </draw:polygon>
        </draw:g>
        <draw:path draw:style-name="gr51" draw:text-style-name="P31" draw:layer="layout" svg:width="0.847cm" svg:height="0.526cm" svg:x="5.075cm" svg:y="15.038cm" svg:viewBox="0 0 848 527" svg:d="M0 155l50 30 43-27-51-32zM62 112l51 31 42-29-50-30zM125 70l51 30 42-28-51-30zM188 27l51 30 42-27-51-30zM282 84l51 30 42-27-50-31zM377 142l51 30 43-28-52-31zM472 199l51 30 42-28-51-30zM660 312l51 30 42-27-50-31zM755 369l50 31 43-29-51-30zM692 412l50 31 43-28-51-31zM597 355l51 30 42-28-50-30zM566 255l51 31 42-28-51-30zM503 298l51 30 42-28-51-30zM408 241l52 30 42-28-51-30zM314 184l50 30 43-27-51-31zM219 126l51 32 42-29-50-30zM157 170l50 30 43-28-51-30zM251 226l51 31 42-28-51-30zM345 283l51 30 43-27-52-31zM440 340l51 30 42-28-50-30zM535 398l50 30 43-28-51-31zM629 455l51 30 42-28-51-30zM566 497l51 30 42-28-51-30zM472 440l50 30 43-27-51-31zM188 269l240 145 43-29-241-144zM94 212l50 30 43-28-51-30z">
          <text:p/>
        </draw:path>
        <draw:path draw:style-name="gr52" draw:text-style-name="P32" draw:layer="layout" svg:width="0.847cm" svg:height="0.51cm" svg:x="5.075cm" svg:y="15.066cm" svg:viewBox="0 0 848 511" svg:d="M188 12l51 30v-12l-51-30zM282 68l51 31v-12l-51-31zM377 125l51 31v-12l-51-31zM472 183l51 30v-12l-51-30zM566 240l51 30v-12l-51-30zM660 297l51 30v-12l-51-31zM239 30v12l42-28v-12zM333 86v13l42-28v-12zM428 144v12l43-27v-13zM522 201v12l43-28v-12zM617 258v12l42-28v-12zM711 315v12l42-28v-12zM754 353l51 32v-14l-51-30zM805 371v14l43-29v-12zM125 54l51 30v-12l-51-30zM219 111l51 31v-12l-51-31zM314 168l50 31v-12l-50-31zM408 225l52 30v-12l-52-30zM503 282l51 30v-12l-51-30zM597 339l51 30v-12l-51-30zM176 72v12l42-28v-12zM270 130v12l42-29v-12zM364 187v12l43-28v-12zM460 243v12l42-27v-12zM554 300v12l42-28v-12zM648 357v12l42-28v-12zM692 397l50 30v-12l-50-30zM742 415v12l43-28v-12zM62 96l51 30v-12l-51-30zM157 154l50 30v-12l-50-30zM251 211l51 30v-12l-51-30zM345 268l51 30v-12l-51-31zM440 324l51 31v-13l-51-30zM535 381l50 31v-12l-50-31zM113 114v12l42-27v-12zM207 172v12l43-28v-12zM302 229v12l42-28v-12zM396 286v12l43-28v-12zM491 342v13l42-28v-12zM585 400v12l43-27v-14zM629 439l51 30v-12l-51-30zM680 457v12l42-28v-12zM0 139l50 31v-12l-50-32zM94 196l50 31v-13l-50-30zM188 253l240 145v-12l-240-145zM472 424l50 31v-12l-50-31zM50 158v12l43-28v-12zM144 214v12l43-27v-12zM428 386v12l43-29v-12zM522 443v12l43-28v-12zM566 481l51 30v-12l-51-30zM617 499v12l42-27v-12z">
          <text:p/>
        </draw:path>
        <draw:g>
          <draw:path draw:style-name="gr53" draw:text-style-name="P33" draw:layer="layout" svg:width="0.08cm" svg:height="0.198cm" svg:x="6.663cm" svg:y="14.774cm" svg:viewBox="0 0 81 199" svg:d="M44 23l37-23v152l-37 23zM0 46l20-12v153l-20 12z">
            <text:p/>
          </draw:path>
          <draw:path draw:style-name="gr54" draw:text-style-name="P3" draw:layer="layout" svg:width="0.08cm" svg:height="0.198cm" svg:x="6.663cm" svg:y="14.774cm" svg:viewBox="0 0 81 199" svg:d="M44 23l37-23v152l-37 23zM0 46l20-12v153l-20 12z">
            <text:p/>
          </draw:path>
        </draw:g>
        <draw:g>
          <draw:path draw:style-name="gr24" draw:text-style-name="P15" draw:layer="layout" svg:width="0.73cm" svg:height="1.387cm" svg:x="5.49cm" svg:y="13.952cm" svg:viewBox="0 0 731 1388" svg:d="M731 992c-113-30-222-75-324-134-91-53-176-117-252-191v-667c81 73 169 137 263 191 99 58 204 104 313 139zM0 992c95 93 201 174 316 241s239 119 368 155v-284c-129-36-253-89-370-156-114-66-219-147-314-239z">
            <text:p/>
          </draw:path>
          <draw:path draw:style-name="gr25" draw:text-style-name="P3" draw:layer="layout" svg:width="0.977cm" svg:height="1.387cm" svg:x="5.49cm" svg:y="13.952cm" svg:viewBox="0 0 978 1388" svg:d="M731 992c-113-30-222-75-324-134-91-53-176-117-252-191v-667c81 73 169 137 263 191 99 58 204 104 313 139zM49 827c47 46 98 88 153 124M49 868c47 46 98 88 153 124M49 910c47 46 98 88 153 124M49 951c47 46 98 88 153 124M602 67l271 157M637 57l271 157M672 47l271 157M707 38l271 156M0 992c95 93 201 174 316 241 116 67 240 119 368 155v-284c-129-36-253-89-369-156-115-66-220-147-315-239z">
            <text:p/>
          </draw:path>
        </draw:g>
        <draw:path draw:style-name="gr22" draw:text-style-name="P3" draw:layer="layout" svg:width="0.417cm" svg:height="0.725cm" svg:x="5.716cm" svg:y="14.1cm" svg:viewBox="0 0 418 726" svg:d="M0 0v479c71 61 147 115 229 160 61 34 124 63 189 87">
          <text:p/>
        </draw:path>
        <draw:path draw:style-name="gr18" draw:text-style-name="P3" draw:layer="layout" svg:width="1.813cm" svg:height="1.813cm" svg:x="5cm" svg:y="13.887cm" svg:viewBox="0 0 1814 1814" svg:d="M1174 1454l640-373v-283l-211-124v-391l-447-260-205 59-141-82-164 64v621l-156 89v283c95 93 201 174 315 240 116 68 240 120 369 157zM0 1329l310-219 705 409v106l-322 189-693-401z">
          <text:p/>
        </draw:path>
        <draw:g>
          <draw:path draw:style-name="gr37" draw:text-style-name="P22" draw:layer="layout" svg:width="0.232cm" svg:height="0.124cm" svg:x="5.907cm" svg:y="15.116cm" svg:viewBox="0 0 233 125" svg:d="M18 0l201 80c1 1 2 1 2 2 4 2 7 5 9 8 2 4 3 8 3 12s-1 8-3 12c-2 3-5 6-9 8-2 2-5 3-8 3l-195-77c-2-1-5-2-7-3-3-2-6-5-8-9s-3-8-3-12 1-9 3-12c2-4 5-7 8-9 2-2 5-2 7-3z">
            <text:p/>
          </draw:path>
          <draw:path draw:style-name="gr27" draw:text-style-name="P3" draw:layer="layout" svg:width="0.232cm" svg:height="0.124cm" svg:x="5.907cm" svg:y="15.116cm" svg:viewBox="0 0 233 125" svg:d="M18 0l201 80c1 1 2 1 2 2 4 2 7 5 9 8 2 4 3 8 3 12s-1 8-3 12c-2 3-5 6-9 8-2 2-5 3-8 3l-195-77c-2-1-5-2-7-3-3-2-6-5-8-9s-3-8-3-12 1-9 3-12c2-4 5-7 8-9 2-2 5-2 7-3z">
            <text:p/>
          </draw:path>
        </draw:g>
        <draw:g>
          <draw:polygon draw:style-name="gr55" draw:text-style-name="P34" draw:layer="layout" svg:width="0.288cm" svg:height="0.177cm" svg:x="5.851cm" svg:y="14.98cm" svg:viewBox="0 0 289 178" draw:points="0,0 289,119 289,178 0,64">
            <text:p/>
          </draw:polygon>
          <draw:polygon draw:style-name="gr56" draw:text-style-name="P3" draw:layer="layout" svg:width="0.288cm" svg:height="0.177cm" svg:x="5.851cm" svg:y="14.98cm" svg:viewBox="0 0 289 178" draw:points="0,0 289,119 289,178 0,64">
            <text:p/>
          </draw:polygon>
        </draw:g>
        <draw:polyline draw:style-name="gr35" draw:text-style-name="P3" draw:layer="layout" svg:width="0.288cm" svg:height="0.177cm" svg:x="5.851cm" svg:y="14.98cm" svg:viewBox="0 0 289 178" draw:points="0,0 289,119 289,178">
          <text:p/>
        </draw:polyline>
        <draw:line draw:style-name="gr35" draw:text-style-name="P3" draw:layer="layout" svg:x1="5.851cm" svg:y1="15.003cm" svg:x2="6.14cm" svg:y2="15.122cm">
          <text:p/>
        </draw:line>
        <draw:polyline draw:style-name="gr30" draw:text-style-name="P3" draw:layer="layout" svg:width="0.288cm" svg:height="0.177cm" svg:x="5.851cm" svg:y="14.98cm" svg:viewBox="0 0 289 178" draw:points="0,0 0,64 289,178">
          <text:p/>
        </draw:polyline>
        <draw:g>
          <draw:path draw:style-name="gr57" draw:text-style-name="P35" draw:layer="layout" svg:width="0.042cm" svg:height="0.05cm" svg:x="6.053cm" svg:y="14.83cm" svg:viewBox="0 0 43 51" svg:d="M38 15c2 4 4 8 5 13 0 4 0 8-1 12-2 4-4 6-7 8s-6 3-10 2c-4 0-8-2-11-5-4-2-7-6-9-10-3-4-4-8-5-13-1-4 0-8 1-12 1-3 3-6 6-8h1c3-2 6-3 10-2 4 0 7 2 11 5 3 2 6 6 9 10z">
            <text:p/>
          </draw:path>
          <draw:path draw:style-name="gr27" draw:text-style-name="P3" draw:layer="layout" svg:width="0.042cm" svg:height="0.05cm" svg:x="6.053cm" svg:y="14.83cm" svg:viewBox="0 0 43 51" svg:d="M38 15c2 4 4 8 5 13 0 4 0 8-1 12-2 4-4 6-7 8s-6 3-10 2c-4 0-8-2-11-5-4-2-7-6-9-10-3-4-4-8-5-13-1-4 0-8 1-12 1-3 3-6 6-8h1c3-2 6-3 10-2 4 0 7 2 11 5 3 2 6 6 9 10z">
            <text:p/>
          </draw:path>
        </draw:g>
        <draw:g>
          <draw:path draw:style-name="gr58" draw:text-style-name="P36" draw:layer="layout" svg:width="0.417cm" svg:height="0.725cm" svg:x="5.716cm" svg:y="14.1cm" svg:viewBox="0 0 418 726" svg:d="M17 468v-451l-17-17c65 64 138 118 218 163 63 35 130 63 200 84v479-22c-77-28-151-64-222-106-63-38-123-82-179-130z">
            <text:p/>
          </draw:path>
          <draw:path draw:style-name="gr25" draw:text-style-name="P3" draw:layer="layout" svg:width="0.417cm" svg:height="0.725cm" svg:x="5.716cm" svg:y="14.1cm" svg:viewBox="0 0 418 726" svg:d="M17 468v-451l-17-17c65 64 138 118 218 163 63 35 130 63 200 84v479-22c-77-28-151-64-222-106-63-38-123-82-179-130z">
            <text:p/>
          </draw:path>
        </draw:g>
        <draw:frame draw:style-name="gr59" draw:text-style-name="P37" draw:layer="layout" svg:width="2.856cm" svg:height="1.681cm" svg:x="5.894cm" svg:y="12.36cm">
          <draw:text-box>
            <text:p text:style-name="P5"><text:span text:style-name="T1">Client(s)</text:span></text:p>
            <text:p text:style-name="P5"><text:span text:style-name="T3">Windows 10 64</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1" svg:font-family="Calibri"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5f_0" draw:display-name="Gradient_0" draw:style="linear" draw:start-color="#ff00ff" draw:end-color="#ff00ff" draw:start-intensity="100%" draw:end-intensity="100%" draw:angle="135deg" draw:border="0%"/>
    <draw:gradient draw:name="Gradient_5f_1" draw:display-name="Gradient_1" draw:style="linear" draw:start-color="#ff6600" draw:end-color="#e7e4cd" draw:start-intensity="100%" draw:end-intensity="100%" draw:angle="225deg" draw:border="0%"/>
    <draw:gradient draw:name="Gradient_5f_10" draw:display-name="Gradient_10" draw:style="linear" draw:start-color="#c9ba96" draw:end-color="#ffffff" draw:start-intensity="100%" draw:end-intensity="100%" draw:angle="135deg" draw:border="0%"/>
    <draw:gradient draw:name="Gradient_5f_11" draw:display-name="Gradient_11" draw:style="linear" draw:start-color="#b6a06d" draw:end-color="#ffffff" draw:start-intensity="100%" draw:end-intensity="100%" draw:angle="225deg" draw:border="0%"/>
    <draw:gradient draw:name="Gradient_5f_12" draw:display-name="Gradient_12" draw:style="linear" draw:start-color="#339966" draw:end-color="#ffffff" draw:start-intensity="100%" draw:end-intensity="100%" draw:angle="225deg" draw:border="0%"/>
    <draw:gradient draw:name="Gradient_5f_13" draw:display-name="Gradient_13" draw:style="linear" draw:start-color="#e7e4cd" draw:end-color="#ffffff" draw:start-intensity="100%" draw:end-intensity="100%" draw:angle="45deg" draw:border="0%"/>
    <draw:gradient draw:name="Gradient_5f_14" draw:display-name="Gradient_14" draw:style="rectangular" draw:cx="50%" draw:cy="50%" draw:start-color="#e7e4cd" draw:end-color="#000000" draw:start-intensity="100%" draw:end-intensity="100%" draw:angle="0deg" draw:border="0%"/>
    <draw:gradient draw:name="Gradient_5f_15" draw:display-name="Gradient_15" draw:style="linear" draw:start-color="#a7a7a7" draw:end-color="#ffffff" draw:start-intensity="100%" draw:end-intensity="100%" draw:angle="225deg" draw:border="0%"/>
    <draw:gradient draw:name="Gradient_5f_16" draw:display-name="Gradient_16" draw:style="linear" draw:start-color="#dfdfdf" draw:end-color="#ffffff" draw:start-intensity="100%" draw:end-intensity="100%" draw:angle="0deg" draw:border="0%"/>
    <draw:gradient draw:name="Gradient_5f_17" draw:display-name="Gradient_17" draw:style="radial" draw:cx="50%" draw:cy="50%" draw:start-color="#008000" draw:end-color="#ffffff" draw:start-intensity="100%" draw:end-intensity="100%" draw:border="0%"/>
    <draw:gradient draw:name="Gradient_5f_18" draw:display-name="Gradient_18" draw:style="rectangular" draw:cx="50%" draw:cy="50%" draw:start-color="#c6d1e3" draw:end-color="#ffffff" draw:start-intensity="100%" draw:end-intensity="100%" draw:angle="0deg" draw:border="0%"/>
    <draw:gradient draw:name="Gradient_5f_2" draw:display-name="Gradient_2" draw:style="linear" draw:start-color="#ff6600" draw:end-color="#e7e4cd" draw:start-intensity="100%" draw:end-intensity="100%" draw:angle="0deg" draw:border="0%"/>
    <draw:gradient draw:name="Gradient_5f_3" draw:display-name="Gradient_3" draw:style="linear" draw:start-color="#ff6600" draw:end-color="#e7e4cd" draw:start-intensity="100%" draw:end-intensity="100%" draw:angle="135deg" draw:border="0%"/>
    <draw:gradient draw:name="Gradient_5f_4" draw:display-name="Gradient_4" draw:style="linear" draw:start-color="#969696" draw:end-color="#ffffff" draw:start-intensity="100%" draw:end-intensity="100%" draw:angle="225deg" draw:border="0%"/>
    <draw:gradient draw:name="Gradient_5f_5" draw:display-name="Gradient_5" draw:style="linear" draw:start-color="#dddddd" draw:end-color="#ffffff" draw:start-intensity="100%" draw:end-intensity="100%" draw:angle="0deg" draw:border="0%"/>
    <draw:gradient draw:name="Gradient_5f_6" draw:display-name="Gradient_6" draw:style="linear" draw:start-color="#c0c0c0" draw:end-color="#ffffff" draw:start-intensity="100%" draw:end-intensity="100%" draw:angle="135deg" draw:border="0%"/>
    <draw:gradient draw:name="Gradient_5f_7" draw:display-name="Gradient_7" draw:style="radial" draw:cx="0%" draw:cy="0%" draw:start-color="#00ff00" draw:end-color="#ffffff" draw:start-intensity="100%" draw:end-intensity="100%" draw:border="0%"/>
    <draw:gradient draw:name="Gradient_5f_8" draw:display-name="Gradient_8" draw:style="radial" draw:cx="0%" draw:cy="0%" draw:start-color="#ff0000" draw:end-color="#ffffff" draw:start-intensity="100%" draw:end-intensity="100%" draw:border="0%"/>
    <draw:gradient draw:name="Gradient_5f_9" draw:display-name="Gradient_9" draw:style="linear" draw:start-color="#e1d8c1" draw:end-color="#ffffff" draw:start-intensity="100%" draw:end-intensity="100%" draw:angle="0deg" draw:border="0%"/>
    <draw:opacity draw:name="Transparency_5f_0" draw:display-name="Transparency_0" draw:style="linear" draw:start="100%" draw:end="100%" draw:angle="135deg" draw:border="0%"/>
    <draw:opacity draw:name="Transparency_5f_1" draw:display-name="Transparency_1" draw:style="linear" draw:start="100%" draw:end="100%" draw:angle="0deg" draw:border="0%"/>
    <draw:marker draw:name="Arrow" svg:viewBox="0 0 20 30" svg:d="M10 0l-10 30h20z"/>
    <draw:stroke-dash draw:name="Dash_5f_0" draw:display-name="Dash_0" draw:style="round" draw:dots1="1" draw:dots1-length="600%" draw:dots2="1" draw:dots2-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1-20T10:01:40.418000000</dc:date>
    <meta:creation-date>2017-08-16T21:31:48Z</meta:creation-date>
    <meta:generator>LibreOffice/7.2.5.2$Windows_X86_64 LibreOffice_project/499f9727c189e6ef3471021d6132d4c694f357e5</meta:generator>
    <meta:editing-duration>PT49S</meta:editing-duration>
    <meta:editing-cycles>1</meta:editing-cycles>
    <meta:document-statistic meta:object-count="700"/>
  </office:meta>
</office:document-meta>
</file>